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automatic-styles>
    <style:style style:name="Table1" style:family="table">
      <style:table-properties style:width="5.756cm" fo:margin-left="15.24cm" table:align="left"/>
    </style:style>
    <style:style style:name="Table1.A" style:family="table-column">
      <style:table-column-properties style:column-width="1.741cm"/>
    </style:style>
    <style:style style:name="Table1.B" style:family="table-column">
      <style:table-column-properties style:column-width="1.386cm"/>
    </style:style>
    <style:style style:name="Table1.C" style:family="table-column">
      <style:table-column-properties style:column-width="1.034cm"/>
    </style:style>
    <style:style style:name="Table1.D" style:family="table-column">
      <style:table-column-properties style:column-width="1.595cm"/>
    </style:style>
    <style:style style:name="Table1.A1" style:family="table-cell">
      <style:table-cell-properties style:vertical-align="middle" fo:padding-left="0cm" fo:padding-right="0cm" fo:padding-top="0cm" fo:padding-bottom="0.212cm" fo:border-left="none" fo:border-right="none" fo:border-top="none" fo:border-bottom="0.75pt solid #000000"/>
    </style:style>
    <style:style style:name="Table1.A2" style:family="table-cell">
      <style:table-cell-properties style:vertical-align="middle" fo:padding-left="0cm" fo:padding-right="0cm" fo:padding-top="0cm" fo:padding-bottom="0.265cm" fo:border-left="none" fo:border-right="none" fo:border-top="none" fo:border-bottom="0.75pt solid #0d0d0d"/>
    </style:style>
    <style:style style:name="Table1.A5" style:family="table-cell">
      <style:table-cell-properties style:vertical-align="middle" fo:padding-left="0.049cm" fo:padding-right="0.635cm" fo:padding-top="0.049cm" fo:padding-bottom="0.265cm" fo:border="0.05pt solid #0d0d0d"/>
    </style:style>
    <style:style style:name="Table1.B5" style:family="table-cell">
      <style:table-cell-properties style:vertical-align="middle" fo:padding-left="0.635cm" fo:padding-right="0.635cm" fo:padding-top="0.049cm" fo:padding-bottom="0.265cm" fo:border="0.05pt solid #0d0d0d"/>
    </style:style>
    <style:style style:name="Table1.D5" style:family="table-cell">
      <style:table-cell-properties style:vertical-align="middle" fo:padding-left="0.049cm" fo:padding-right="0.049cm" fo:padding-top="0.049cm" fo:padding-bottom="0.265cm" fo:border="0.05pt solid #0d0d0d"/>
    </style:style>
    <style:style style:name="Table2" style:family="table">
      <style:table-properties style:width="6.532cm" fo:margin-left="15.24cm" table:align="left"/>
    </style:style>
    <style:style style:name="Table2.A" style:family="table-column">
      <style:table-column-properties style:column-width="1.834cm"/>
    </style:style>
    <style:style style:name="Table2.B" style:family="table-column">
      <style:table-column-properties style:column-width="2.231cm"/>
    </style:style>
    <style:style style:name="Table2.C" style:family="table-column">
      <style:table-column-properties style:column-width="2.466cm"/>
    </style:style>
    <style:style style:name="Table2.A1" style:family="table-cell">
      <style:table-cell-properties style:vertical-align="middle" fo:padding-left="0cm" fo:padding-right="0cm" fo:padding-top="0cm" fo:padding-bottom="0.212cm" fo:border-left="none" fo:border-right="none" fo:border-top="none" fo:border-bottom="0.75pt solid #000000"/>
    </style:style>
    <style:style style:name="Table2.A2" style:family="table-cell">
      <style:table-cell-properties style:vertical-align="middle" fo:padding-left="0cm" fo:padding-right="0cm" fo:padding-top="0cm" fo:padding-bottom="0.265cm" fo:border-left="none" fo:border-right="none" fo:border-top="none" fo:border-bottom="0.75pt solid #0d0d0d"/>
    </style:style>
    <style:style style:name="Table2.A5" style:family="table-cell">
      <style:table-cell-properties style:vertical-align="middle" fo:padding-left="0.049cm" fo:padding-right="0.635cm" fo:padding-top="0.049cm" fo:padding-bottom="0.265cm" fo:border="0.05pt solid #0d0d0d"/>
    </style:style>
    <style:style style:name="Table2.B5" style:family="table-cell">
      <style:table-cell-properties style:vertical-align="middle" fo:padding-left="0.635cm" fo:padding-right="0.635cm" fo:padding-top="0.049cm" fo:padding-bottom="0.265cm" fo:border="0.05pt solid #0d0d0d"/>
    </style:style>
    <style:style style:name="Table2.C5" style:family="table-cell">
      <style:table-cell-properties style:vertical-align="middle" fo:padding-left="0.049cm" fo:padding-right="0.049cm" fo:padding-top="0.049cm" fo:padding-bottom="0.265cm" fo:border="0.05pt solid #0d0d0d"/>
    </style:style>
    <style:style style:name="Table3" style:family="table">
      <style:table-properties style:width="12.945cm" fo:margin-left="15.24cm" table:align="left"/>
    </style:style>
    <style:style style:name="Table3.A" style:family="table-column">
      <style:table-column-properties style:column-width="2.235cm"/>
    </style:style>
    <style:style style:name="Table3.B" style:family="table-column">
      <style:table-column-properties style:column-width="1.48cm"/>
    </style:style>
    <style:style style:name="Table3.C" style:family="table-column">
      <style:table-column-properties style:column-width="9.23cm"/>
    </style:style>
    <style:style style:name="Table3.A1" style:family="table-cell">
      <style:table-cell-properties style:vertical-align="middle" fo:padding-left="0cm" fo:padding-right="0cm" fo:padding-top="0cm" fo:padding-bottom="0.212cm" fo:border-left="none" fo:border-right="none" fo:border-top="none" fo:border-bottom="0.75pt solid #000000"/>
    </style:style>
    <style:style style:name="Table3.A2" style:family="table-cell">
      <style:table-cell-properties style:vertical-align="middle" fo:padding-left="0cm" fo:padding-right="0cm" fo:padding-top="0cm" fo:padding-bottom="0.265cm" fo:border-left="none" fo:border-right="none" fo:border-top="none" fo:border-bottom="0.75pt solid #0d0d0d"/>
    </style:style>
    <style:style style:name="Table3.A6" style:family="table-cell">
      <style:table-cell-properties style:vertical-align="middle" fo:padding-left="0.049cm" fo:padding-right="0.635cm" fo:padding-top="0.049cm" fo:padding-bottom="0.265cm" fo:border="0.05pt solid #0d0d0d"/>
    </style:style>
    <style:style style:name="Table3.B6" style:family="table-cell">
      <style:table-cell-properties style:vertical-align="middle" fo:padding-left="0.635cm" fo:padding-right="0.635cm" fo:padding-top="0.049cm" fo:padding-bottom="0.265cm" fo:border="0.05pt solid #0d0d0d"/>
    </style:style>
    <style:style style:name="Table3.C6" style:family="table-cell">
      <style:table-cell-properties style:vertical-align="middle" fo:padding-left="0.049cm" fo:padding-right="0.049cm" fo:padding-top="0.049cm" fo:padding-bottom="0.265cm" fo:border="0.05pt solid #0d0d0d"/>
    </style:style>
    <style:style style:name="Table4" style:family="table">
      <style:table-properties style:width="10.68cm" fo:margin-left="15.24cm" table:align="left"/>
    </style:style>
    <style:style style:name="Table4.A" style:family="table-column">
      <style:table-column-properties style:column-width="2.117cm"/>
    </style:style>
    <style:style style:name="Table4.B" style:family="table-column">
      <style:table-column-properties style:column-width="1.48cm"/>
    </style:style>
    <style:style style:name="Table4.C" style:family="table-column">
      <style:table-column-properties style:column-width="7.084cm"/>
    </style:style>
    <style:style style:name="Table4.A1" style:family="table-cell">
      <style:table-cell-properties style:vertical-align="middle" fo:padding-left="0cm" fo:padding-right="0cm" fo:padding-top="0cm" fo:padding-bottom="0.212cm" fo:border-left="none" fo:border-right="none" fo:border-top="none" fo:border-bottom="0.75pt solid #000000"/>
    </style:style>
    <style:style style:name="Table4.A2" style:family="table-cell">
      <style:table-cell-properties style:vertical-align="middle" fo:padding-left="0cm" fo:padding-right="0cm" fo:padding-top="0cm" fo:padding-bottom="0.265cm" fo:border-left="none" fo:border-right="none" fo:border-top="none" fo:border-bottom="0.75pt solid #0d0d0d"/>
    </style:style>
    <style:style style:name="Table4.A5" style:family="table-cell">
      <style:table-cell-properties style:vertical-align="middle" fo:padding-left="0.049cm" fo:padding-right="0.635cm" fo:padding-top="0.049cm" fo:padding-bottom="0.265cm" fo:border="0.05pt solid #0d0d0d"/>
    </style:style>
    <style:style style:name="Table4.B5" style:family="table-cell">
      <style:table-cell-properties style:vertical-align="middle" fo:padding-left="0.635cm" fo:padding-right="0.635cm" fo:padding-top="0.049cm" fo:padding-bottom="0.265cm" fo:border="0.05pt solid #0d0d0d"/>
    </style:style>
    <style:style style:name="Table4.C5" style:family="table-cell">
      <style:table-cell-properties style:vertical-align="middle" fo:padding-left="0.049cm" fo:padding-right="0.049cm" fo:padding-top="0.049cm" fo:padding-bottom="0.265cm" fo:border="0.05pt solid #0d0d0d"/>
    </style:style>
    <style:style style:name="Table5" style:family="table">
      <style:table-properties style:width="2.854cm" fo:margin-left="15.24cm" table:align="left"/>
    </style:style>
    <style:style style:name="Table5.A" style:family="table-column">
      <style:table-column-properties style:column-width="1.529cm"/>
    </style:style>
    <style:style style:name="Table5.B" style:family="table-column">
      <style:table-column-properties style:column-width="1.325cm"/>
    </style:style>
    <style:style style:name="Table5.A1" style:family="table-cell">
      <style:table-cell-properties style:vertical-align="middle" fo:padding-left="0cm" fo:padding-right="0cm" fo:padding-top="0cm" fo:padding-bottom="0.212cm" fo:border-left="none" fo:border-right="none" fo:border-top="none" fo:border-bottom="0.75pt solid #000000"/>
    </style:style>
    <style:style style:name="Table5.A2" style:family="table-cell">
      <style:table-cell-properties style:vertical-align="middle" fo:padding-left="0cm" fo:padding-right="0cm" fo:padding-top="0cm" fo:padding-bottom="0.265cm" fo:border-left="none" fo:border-right="none" fo:border-top="none" fo:border-bottom="0.75pt solid #0d0d0d"/>
    </style:style>
    <style:style style:name="Table5.A4" style:family="table-cell">
      <style:table-cell-properties style:vertical-align="middle" fo:padding-left="0.049cm" fo:padding-right="0.635cm" fo:padding-top="0.049cm" fo:padding-bottom="0.265cm" fo:border="0.05pt solid #0d0d0d"/>
    </style:style>
    <style:style style:name="Table5.B4" style:family="table-cell">
      <style:table-cell-properties style:vertical-align="middle" fo:padding-left="0.049cm" fo:padding-right="0.049cm" fo:padding-top="0.049cm" fo:padding-bottom="0.265cm" fo:border="0.05pt solid #0d0d0d"/>
    </style:style>
    <style:style style:name="Table6" style:family="table">
      <style:table-properties style:width="3.607cm" fo:margin-left="15.24cm" table:align="left"/>
    </style:style>
    <style:style style:name="Table6.A" style:family="table-column">
      <style:table-column-properties style:column-width="2.071cm"/>
    </style:style>
    <style:style style:name="Table6.B" style:family="table-column">
      <style:table-column-properties style:column-width="1.536cm"/>
    </style:style>
    <style:style style:name="Table6.A1" style:family="table-cell">
      <style:table-cell-properties style:vertical-align="middle" fo:padding-left="0cm" fo:padding-right="0cm" fo:padding-top="0cm" fo:padding-bottom="0.212cm" fo:border-left="none" fo:border-right="none" fo:border-top="none" fo:border-bottom="0.75pt solid #000000"/>
    </style:style>
    <style:style style:name="Table6.A2" style:family="table-cell">
      <style:table-cell-properties style:vertical-align="middle" fo:padding-left="0cm" fo:padding-right="0cm" fo:padding-top="0cm" fo:padding-bottom="0.265cm" fo:border-left="none" fo:border-right="none" fo:border-top="none" fo:border-bottom="0.75pt solid #0d0d0d"/>
    </style:style>
    <style:style style:name="Table6.A4" style:family="table-cell">
      <style:table-cell-properties style:vertical-align="middle" fo:padding-left="0.049cm" fo:padding-right="0.635cm" fo:padding-top="0.049cm" fo:padding-bottom="0.265cm" fo:border="0.05pt solid #0d0d0d"/>
    </style:style>
    <style:style style:name="Table6.B4" style:family="table-cell">
      <style:table-cell-properties style:vertical-align="middle" fo:padding-left="0.049cm" fo:padding-right="0.049cm" fo:padding-top="0.049cm" fo:padding-bottom="0.265cm" fo:border="0.05pt solid #0d0d0d"/>
    </style:style>
    <style:style style:name="Table7" style:family="table">
      <style:table-properties style:width="3.089cm" fo:margin-left="15.24cm" table:align="left"/>
    </style:style>
    <style:style style:name="Table7.A" style:family="table-column">
      <style:table-column-properties style:column-width="1.764cm"/>
    </style:style>
    <style:style style:name="Table7.B" style:family="table-column">
      <style:table-column-properties style:column-width="1.325cm"/>
    </style:style>
    <style:style style:name="Table7.A1" style:family="table-cell">
      <style:table-cell-properties style:vertical-align="middle" fo:padding-left="0cm" fo:padding-right="0cm" fo:padding-top="0cm" fo:padding-bottom="0.212cm" fo:border-left="none" fo:border-right="none" fo:border-top="none" fo:border-bottom="0.75pt solid #000000"/>
    </style:style>
    <style:style style:name="Table7.A2" style:family="table-cell">
      <style:table-cell-properties style:vertical-align="middle" fo:padding-left="0cm" fo:padding-right="0cm" fo:padding-top="0cm" fo:padding-bottom="0.265cm" fo:border-left="none" fo:border-right="none" fo:border-top="none" fo:border-bottom="0.75pt solid #0d0d0d"/>
    </style:style>
    <style:style style:name="Table7.A5" style:family="table-cell">
      <style:table-cell-properties style:vertical-align="middle" fo:padding-left="0.049cm" fo:padding-right="0.635cm" fo:padding-top="0.049cm" fo:padding-bottom="0.265cm" fo:border="0.05pt solid #0d0d0d"/>
    </style:style>
    <style:style style:name="Table7.B5" style:family="table-cell">
      <style:table-cell-properties style:vertical-align="middle" fo:padding-left="0.049cm" fo:padding-right="0.049cm" fo:padding-top="0.049cm" fo:padding-bottom="0.265cm" fo:border="0.05pt solid #0d0d0d"/>
    </style:style>
    <style:style style:name="Table8" style:family="table">
      <style:table-properties style:width="11.478cm" fo:margin-left="15.24cm" table:align="left"/>
    </style:style>
    <style:style style:name="Table8.A" style:family="table-column">
      <style:table-column-properties style:column-width="4.092cm"/>
    </style:style>
    <style:style style:name="Table8.B" style:family="table-column">
      <style:table-column-properties style:column-width="1.15cm"/>
    </style:style>
    <style:style style:name="Table8.C" style:family="table-column">
      <style:table-column-properties style:column-width="2.42cm"/>
    </style:style>
    <style:style style:name="Table8.D" style:family="table-column">
      <style:table-column-properties style:column-width="2.233cm"/>
    </style:style>
    <style:style style:name="Table8.E" style:family="table-column">
      <style:table-column-properties style:column-width="1.582cm"/>
    </style:style>
    <style:style style:name="Table8.A1" style:family="table-cell">
      <style:table-cell-properties style:vertical-align="middle" fo:padding-left="0cm" fo:padding-right="0cm" fo:padding-top="0cm" fo:padding-bottom="0.212cm" fo:border-left="none" fo:border-right="none" fo:border-top="none" fo:border-bottom="0.75pt solid #000000"/>
    </style:style>
    <style:style style:name="Table8.A2" style:family="table-cell">
      <style:table-cell-properties style:vertical-align="middle" fo:padding-left="0cm" fo:padding-right="0cm" fo:padding-top="0cm" fo:padding-bottom="0.265cm" fo:border-left="none" fo:border-right="none" fo:border-top="none" fo:border-bottom="0.75pt solid #0d0d0d"/>
    </style:style>
    <style:style style:name="Table8.A5" style:family="table-cell">
      <style:table-cell-properties style:vertical-align="middle" fo:padding-left="0.049cm" fo:padding-right="0.635cm" fo:padding-top="0.049cm" fo:padding-bottom="0.265cm" fo:border="0.05pt solid #0d0d0d"/>
    </style:style>
    <style:style style:name="Table8.B5" style:family="table-cell">
      <style:table-cell-properties style:vertical-align="middle" fo:padding-left="0.635cm" fo:padding-right="0.635cm" fo:padding-top="0.049cm" fo:padding-bottom="0.265cm" fo:border="0.05pt solid #0d0d0d"/>
    </style:style>
    <style:style style:name="Table8.E5" style:family="table-cell">
      <style:table-cell-properties style:vertical-align="middle" fo:padding-left="0.049cm" fo:padding-right="0.049cm" fo:padding-top="0.049cm" fo:padding-bottom="0.265cm" fo:border="0.05pt solid #0d0d0d"/>
    </style:style>
    <style:style style:name="P1" style:family="paragraph" style:parent-style-name="Standard">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line-height="142%"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 style:family="paragraph" style:parent-style-name="Heading_20_6">
      <style:paragraph-properties fo:margin-left="0cm" fo:margin-right="0cm" fo:text-indent="0cm" style:auto-text-indent="false"/>
    </style:style>
    <style:style style:name="P6" style:family="paragraph" style:parent-style-name="Text_20_body">
      <style:paragraph-properties fo:margin-left="0cm" fo:margin-right="0cm" fo:margin-top="0cm" fo:margin-bottom="0cm" style:contextual-spacing="false" fo:line-height="150%" fo:text-indent="0cm" style:auto-text-indent="false" fo:padding="0.049cm" fo:border="0.06pt solid #0d0d0d"/>
    </style:style>
    <style:style style:name="P7" style:family="paragraph" style:parent-style-name="Heading_20_3">
      <style:paragraph-properties fo:margin-left="0cm" fo:margin-right="0cm" fo:margin-top="0.423cm" fo:margin-bottom="0.106cm" style:contextual-spacing="false" fo:line-height="155%" fo:text-indent="0cm" style:auto-text-indent="false" fo:padding="0.049cm" fo:border="0.06pt solid #0d0d0d"/>
      <style:text-properties fo:font-variant="normal" fo:text-transform="none" fo:color="#0d0d0d" loext:opacity="100%" style:font-name="ui-sans-serif" fo:font-size="13.5pt" fo:letter-spacing="normal" fo:font-style="normal" fo:font-weight="bold" loext:padding="0.049cm" loext:border="0.06pt solid #0d0d0d"/>
    </style:style>
    <style:style style:name="P8" style:family="paragraph" style:parent-style-name="Text_20_body" style:list-style-name="L1">
      <style:paragraph-properties fo:margin-left="0cm" fo:margin-right="0cm" fo:margin-top="0cm" fo:margin-bottom="0cm" style:contextual-spacing="false" fo:line-height="150%" fo:text-indent="0cm" style:auto-text-indent="false" fo:padding="0.049cm" fo:border="0.06pt solid #0d0d0d"/>
    </style:style>
    <style:style style:name="P9" style:family="paragraph" style:parent-style-name="Text_20_body" style:list-style-name="L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 style:family="paragraph" style:parent-style-name="Text_20_body" style:list-style-name="L2">
      <style:paragraph-properties fo:margin-left="0cm" fo:margin-right="0cm" fo:margin-top="0cm" fo:margin-bottom="0cm" style:contextual-spacing="false" fo:line-height="150%" fo:text-indent="0cm" style:auto-text-indent="false" fo:padding="0.049cm" fo:border="0.06pt solid #0d0d0d"/>
    </style:style>
    <style:style style:name="P11" style:family="paragraph" style:parent-style-name="Horizontal_20_Line">
      <style:paragraph-properties fo:margin-left="0cm" fo:margin-right="0cm" fo:margin-top="0cm" fo:margin-bottom="0cm" style:contextual-spacing="false" fo:line-height="150%"/>
    </style:style>
    <style:style style:name="P12" style:family="paragraph" style:parent-style-name="Heading_20_3">
      <style:paragraph-properties fo:margin-left="0cm" fo:margin-right="0cm" fo:margin-top="0cm" fo:margin-bottom="0.106cm" style:contextual-spacing="false" fo:line-height="155%" fo:text-indent="0cm" style:auto-text-indent="false" fo:padding="0.049cm" fo:border="0.06pt solid #0d0d0d"/>
      <style:text-properties fo:font-variant="normal" fo:text-transform="none" fo:color="#0d0d0d" loext:opacity="100%" style:font-name="ui-sans-serif" fo:font-size="13.5pt" fo:letter-spacing="normal" fo:font-style="normal" fo:font-weight="bold" loext:padding="0.049cm" loext:border="0.06pt solid #0d0d0d"/>
    </style:style>
    <style:style style:name="P13" style:family="paragraph" style:parent-style-name="Text_20_body" style:list-style-name="L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fo:letter-spacing="normal" loext:padding="0.049cm" loext:border="0.06pt solid #0d0d0d"/>
    </style:style>
    <style:style style:name="P14" style:family="paragraph" style:parent-style-name="Text_20_body" style:list-style-name="L3">
      <style:paragraph-properties fo:margin-left="0cm" fo:margin-right="0cm" fo:margin-top="0cm" fo:margin-bottom="0cm" style:contextual-spacing="false" fo:line-height="150%" fo:text-indent="0cm" style:auto-text-indent="false" fo:padding="0.049cm" fo:border="0.06pt solid #0d0d0d"/>
    </style:style>
    <style:style style:name="P15" style:family="paragraph" style:parent-style-name="Text_20_body">
      <style:paragraph-properties fo:margin-left="0.106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6" style:family="paragraph" style:parent-style-name="Text_20_body">
      <style:paragraph-properties fo:margin-left="0cm" fo:margin-right="0cm" fo:margin-top="0cm" fo:margin-bottom="0cm" style:contextual-spacing="false" fo:line-height="150%" fo:text-indent="0cm" style:auto-text-indent="false"/>
      <style:text-properties fo:font-variant="normal" fo:text-transform="none" fo:color="#0d0d0d" loext:opacity="100%" style:font-name="ui-sans-serif" fo:font-size="12pt" fo:letter-spacing="normal" fo:font-style="normal" fo:font-weight="normal" fo:background-color="#e9e9e9" loext:padding="0.049cm" loext:border="0.06pt solid #0d0d0d"/>
    </style:style>
    <style:style style:name="P17" style:family="paragraph" style:parent-style-name="Text_20_body">
      <style:paragraph-properties fo:margin-left="0cm" fo:margin-right="0cm" fo:margin-top="0cm" fo:margin-bottom="0.423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8" style:family="paragraph" style:parent-style-name="Heading_20_2">
      <style:paragraph-properties fo:margin-left="0cm" fo:margin-right="0cm" fo:margin-top="0cm" fo:margin-bottom="0.106cm" style:contextual-spacing="false" fo:line-height="140%" fo:text-indent="0cm" style:auto-text-indent="false" fo:padding="0.049cm" fo:border="0.06pt solid #0d0d0d"/>
      <style:text-properties fo:font-variant="normal" fo:text-transform="none" fo:color="#0d0d0d" loext:opacity="100%" style:font-name="ui-sans-serif" fo:font-size="15pt" fo:letter-spacing="normal" fo:font-style="normal" fo:font-weight="bold" loext:padding="0.049cm" loext:border="0.06pt solid #0d0d0d"/>
    </style:style>
    <style:style style:name="P19" style:family="paragraph" style:parent-style-name="Preformatted_20_Text">
      <loext:graphic-properties draw:fill="none" draw:fill-color="#000000"/>
      <style:paragraph-properties fo:margin-left="0cm" fo:margin-right="0cm" fo:margin-top="0cm" fo:margin-bottom="0cm" style:contextual-spacing="false" fo:line-height="150%" fo:text-align="start" style:justify-single-word="false" fo:text-indent="0cm" style:auto-text-indent="false" fo:background-color="transparent" fo:padding-left="0.049cm" fo:padding-right="0cm" fo:padding-top="0.049cm" fo:padding-bottom="0.049cm" fo:border-left="0.06pt solid #0d0d0d" fo:border-right="none" fo:border-top="0.06pt solid #0d0d0d" fo:border-bottom="0.06pt solid #0d0d0d" style:writing-mode="lr-tb"/>
    </style:style>
    <style:style style:name="P20" style:family="paragraph" style:parent-style-name="Text_20_body" style:list-style-name="L4">
      <style:paragraph-properties fo:margin-left="0cm" fo:margin-right="0cm" fo:margin-top="0cm" fo:margin-bottom="0cm" style:contextual-spacing="false" fo:line-height="150%" fo:text-indent="0cm" style:auto-text-indent="false" fo:padding="0.049cm" fo:border="0.06pt solid #0d0d0d"/>
    </style:style>
    <style:style style:name="P21" style:family="paragraph" style:parent-style-name="Text_20_body" style:list-style-name="L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22" style:family="paragraph" style:parent-style-name="Text_20_body" style:list-style-name="L5">
      <style:paragraph-properties fo:margin-left="0cm" fo:margin-right="0cm" fo:margin-top="0cm" fo:margin-bottom="0cm" style:contextual-spacing="false" fo:line-height="150%" fo:text-indent="0cm" style:auto-text-indent="false" fo:padding="0.049cm" fo:border="0.06pt solid #0d0d0d"/>
    </style:style>
    <style:style style:name="P23" style:family="paragraph" style:parent-style-name="Preformatted_20_Text">
      <loext:graphic-properties draw:fill="none" draw:fill-color="#000000"/>
      <style:paragraph-properties fo:margin-left="0cm" fo:margin-right="0cm" fo:margin-top="0cm" fo:margin-bottom="0cm" style:contextual-spacing="false" fo:line-height="171%" fo:text-indent="0cm" style:auto-text-indent="false" fo:background-color="transparent" fo:padding-left="0.049cm" fo:padding-right="0cm" fo:padding-top="0.049cm" fo:padding-bottom="0.049cm" fo:border-left="0.06pt solid #0d0d0d" fo:border-right="none" fo:border-top="0.06pt solid #0d0d0d" fo:border-bottom="0.06pt solid #0d0d0d" style:writing-mode="lr-tb"/>
    </style:style>
    <style:style style:name="P24" style:family="paragraph" style:parent-style-name="Preformatted_20_Text">
      <loext:graphic-properties draw:fill="none" draw:fill-color="#000000"/>
      <style:paragraph-properties fo:margin-left="0cm" fo:margin-right="0cm" fo:margin-top="0cm" fo:margin-bottom="0cm" style:contextual-spacing="false" fo:line-height="171%" fo:background-color="transparent" fo:padding-left="0.049cm" fo:padding-right="0cm" fo:padding-top="0.049cm" fo:padding-bottom="0.049cm" fo:border-left="0.06pt solid #0d0d0d" fo:border-right="none" fo:border-top="0.06pt solid #0d0d0d" fo:border-bottom="0.06pt solid #0d0d0d" style:writing-mode="lr-tb"/>
    </style:style>
    <style:style style:name="P25" style:family="paragraph" style:parent-style-name="Text_20_body" style:list-style-name="L6">
      <style:paragraph-properties fo:margin-left="0cm" fo:margin-right="0cm" fo:margin-top="0cm" fo:margin-bottom="0cm" style:contextual-spacing="false" fo:line-height="150%" fo:text-indent="0cm" style:auto-text-indent="false" fo:padding="0.049cm" fo:border="0.06pt solid #0d0d0d"/>
    </style:style>
    <style:style style:name="P26" style:family="paragraph" style:parent-style-name="Text_20_body" style:list-style-name="L7">
      <style:paragraph-properties fo:margin-left="0cm" fo:margin-right="0cm" fo:margin-top="0cm" fo:margin-bottom="0cm" style:contextual-spacing="false" fo:line-height="150%" fo:text-indent="0cm" style:auto-text-indent="false" fo:padding="0.049cm" fo:border="0.06pt solid #0d0d0d"/>
    </style:style>
    <style:style style:name="P27" style:family="paragraph" style:parent-style-name="Preformatted_20_Text">
      <loext:graphic-properties draw:fill="none" draw:fill-color="#000000"/>
      <style:paragraph-properties fo:margin-left="0cm" fo:margin-right="0cm" fo:margin-top="0cm" fo:margin-bottom="0cm" style:contextual-spacing="false" fo:line-height="150%" fo:text-align="start" style:justify-single-word="false" fo:background-color="transparent" fo:padding-left="0.049cm" fo:padding-right="0cm" fo:padding-top="0.049cm" fo:padding-bottom="0.049cm" fo:border-left="0.06pt solid #0d0d0d" fo:border-right="none" fo:border-top="0.06pt solid #0d0d0d" fo:border-bottom="0.06pt solid #0d0d0d" style:writing-mode="lr-tb"/>
    </style:style>
    <style:style style:name="P28" style:family="paragraph" style:parent-style-name="Text_20_body" style:list-style-name="L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29" style:family="paragraph" style:parent-style-name="Text_20_body" style:list-style-name="L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30" style:family="paragraph" style:parent-style-name="Text_20_body" style:list-style-name="L9">
      <style:paragraph-properties fo:margin-left="0cm" fo:margin-right="0cm" fo:margin-top="0cm" fo:margin-bottom="0cm" style:contextual-spacing="false" fo:line-height="150%" fo:text-indent="0cm" style:auto-text-indent="false" fo:padding="0.049cm" fo:border="0.06pt solid #0d0d0d"/>
    </style:style>
    <style:style style:name="P31" style:family="paragraph" style:parent-style-name="Heading_20_3">
      <style:paragraph-properties fo:margin-left="0cm" fo:margin-right="0cm" fo:margin-top="0cm" fo:margin-bottom="0cm" style:contextual-spacing="false" fo:line-height="155%" fo:text-indent="0cm" style:auto-text-indent="false" fo:padding="0.049cm" fo:border="0.06pt solid #0d0d0d"/>
    </style:style>
    <style:style style:name="P32" style:family="paragraph" style:parent-style-name="Text_20_body" style:list-style-name="L10">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33" style:family="paragraph" style:parent-style-name="Text_20_body" style:list-style-name="L10">
      <style:paragraph-properties fo:margin-left="0cm" fo:margin-right="0cm" fo:margin-top="0cm" fo:margin-bottom="0cm" style:contextual-spacing="false" fo:line-height="150%" fo:text-indent="0cm" style:auto-text-indent="false" fo:padding="0.049cm" fo:border="0.06pt solid #0d0d0d"/>
    </style:style>
    <style:style style:name="P34" style:family="paragraph" style:parent-style-name="Text_20_body" style:list-style-name="L1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35" style:family="paragraph" style:parent-style-name="Text_20_body" style:list-style-name="L1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36" style:family="paragraph" style:parent-style-name="Heading_20_2">
      <style:paragraph-properties fo:margin-left="0cm" fo:margin-right="0cm" fo:margin-top="0cm" fo:margin-bottom="0cm" style:contextual-spacing="false" fo:line-height="140%" fo:text-indent="0cm" style:auto-text-indent="false" fo:padding="0.049cm" fo:border="0.06pt solid #0d0d0d"/>
    </style:style>
    <style:style style:name="P37" style:family="paragraph" style:parent-style-name="Heading_20_3">
      <style:paragraph-properties fo:margin-left="0cm" fo:margin-right="0cm" fo:margin-top="0.423cm" fo:margin-bottom="0.106cm" style:contextual-spacing="false" fo:line-height="155%" fo:text-indent="0cm" style:auto-text-indent="false" fo:padding="0.049cm" fo:border="0.06pt solid #0d0d0d"/>
      <style:text-properties fo:font-variant="normal" fo:text-transform="none" fo:color="#0d0d0d" loext:opacity="100%" fo:letter-spacing="normal" loext:padding="0.049cm" loext:border="0.06pt solid #0d0d0d"/>
    </style:style>
    <style:style style:name="P38" style:family="paragraph" style:parent-style-name="Text_20_body" style:list-style-name="L1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39" style:family="paragraph" style:parent-style-name="Text_20_body" style:list-style-name="L1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0" style:family="paragraph" style:parent-style-name="Text_20_body" style:list-style-name="L15">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1" style:family="paragraph" style:parent-style-name="Text_20_body" style:list-style-name="L1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2" style:family="paragraph" style:parent-style-name="Text_20_body" style:list-style-name="L17">
      <style:paragraph-properties fo:margin-left="0cm" fo:margin-right="0cm" fo:margin-top="0cm" fo:margin-bottom="0cm" style:contextual-spacing="false" fo:line-height="150%" fo:text-indent="0cm" style:auto-text-indent="false" fo:padding="0.049cm" fo:border="0.06pt solid #0d0d0d"/>
    </style:style>
    <style:style style:name="P43" style:family="paragraph" style:parent-style-name="Text_20_body" style:list-style-name="L17">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4" style:family="paragraph" style:parent-style-name="Text_20_body" style:list-style-name="L18">
      <style:paragraph-properties fo:margin-left="0cm" fo:margin-right="0cm" fo:margin-top="0cm" fo:margin-bottom="0cm" style:contextual-spacing="false" fo:line-height="150%" fo:text-indent="0cm" style:auto-text-indent="false" fo:padding="0.049cm" fo:border="0.06pt solid #0d0d0d"/>
    </style:style>
    <style:style style:name="P45" style:family="paragraph" style:parent-style-name="Text_20_body" style:list-style-name="L1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6" style:family="paragraph" style:parent-style-name="Text_20_body" style:list-style-name="L1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7" style:family="paragraph" style:parent-style-name="Text_20_body" style:list-style-name="L20">
      <style:paragraph-properties fo:margin-left="0cm" fo:margin-right="0cm" fo:margin-top="0cm" fo:margin-bottom="0cm" style:contextual-spacing="false" fo:line-height="150%" fo:text-indent="0cm" style:auto-text-indent="false" fo:padding="0.049cm" fo:border="0.06pt solid #0d0d0d"/>
    </style:style>
    <style:style style:name="P48" style:family="paragraph" style:parent-style-name="Text_20_body" style:list-style-name="L20">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49" style:family="paragraph" style:parent-style-name="Text_20_body" style:list-style-name="L21">
      <style:paragraph-properties fo:margin-left="0cm" fo:margin-right="0cm" fo:margin-top="0cm" fo:margin-bottom="0cm" style:contextual-spacing="false" fo:line-height="150%" fo:text-indent="0cm" style:auto-text-indent="false" fo:padding="0.049cm" fo:border="0.06pt solid #0d0d0d"/>
    </style:style>
    <style:style style:name="P50" style:family="paragraph" style:parent-style-name="Text_20_body" style:list-style-name="L2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1" style:family="paragraph" style:parent-style-name="Text_20_body" style:list-style-name="L23">
      <style:paragraph-properties fo:margin-left="0cm" fo:margin-right="0cm" fo:margin-top="0cm" fo:margin-bottom="0cm" style:contextual-spacing="false" fo:line-height="150%" fo:text-indent="0cm" style:auto-text-indent="false" fo:padding="0.049cm" fo:border="0.06pt solid #0d0d0d"/>
    </style:style>
    <style:style style:name="P52" style:family="paragraph" style:parent-style-name="Text_20_body" style:list-style-name="L24">
      <style:paragraph-properties fo:margin-left="0cm" fo:margin-right="0cm" fo:margin-top="0cm" fo:margin-bottom="0cm" style:contextual-spacing="false" fo:line-height="150%" fo:text-indent="0cm" style:auto-text-indent="false" fo:padding="0.049cm" fo:border="0.06pt solid #0d0d0d"/>
    </style:style>
    <style:style style:name="P53" style:family="paragraph" style:parent-style-name="Text_20_body" style:list-style-name="L2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4" style:family="paragraph" style:parent-style-name="Text_20_body" style:list-style-name="L25">
      <style:paragraph-properties fo:margin-left="0cm" fo:margin-right="0cm" fo:margin-top="0cm" fo:margin-bottom="0cm" style:contextual-spacing="false" fo:line-height="150%" fo:text-indent="0cm" style:auto-text-indent="false" fo:padding="0.049cm" fo:border="0.06pt solid #0d0d0d"/>
    </style:style>
    <style:style style:name="P55" style:family="paragraph" style:parent-style-name="Text_20_body" style:list-style-name="L2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6" style:family="paragraph" style:parent-style-name="Text_20_body" style:list-style-name="L26">
      <style:paragraph-properties fo:margin-left="0cm" fo:margin-right="0cm" fo:margin-top="0cm" fo:margin-bottom="0cm" style:contextual-spacing="false" fo:line-height="150%" fo:text-indent="0cm" style:auto-text-indent="false" fo:padding="0.049cm" fo:border="0.06pt solid #0d0d0d"/>
    </style:style>
    <style:style style:name="P57" style:family="paragraph" style:parent-style-name="Text_20_body" style:list-style-name="L27">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8" style:family="paragraph" style:parent-style-name="Text_20_body" style:list-style-name="L2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59" style:family="paragraph" style:parent-style-name="Text_20_body" style:list-style-name="L2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60" style:family="paragraph" style:parent-style-name="Text_20_body" style:list-style-name="L30">
      <style:paragraph-properties fo:margin-left="0cm" fo:margin-right="0cm" fo:margin-top="0cm" fo:margin-bottom="0cm" style:contextual-spacing="false" fo:line-height="150%" fo:text-indent="0cm" style:auto-text-indent="false" fo:padding="0.049cm" fo:border="0.06pt solid #0d0d0d"/>
    </style:style>
    <style:style style:name="P61" style:family="paragraph" style:parent-style-name="Text_20_body" style:list-style-name="L31">
      <style:paragraph-properties fo:margin-left="0cm" fo:margin-right="0cm" fo:margin-top="0cm" fo:margin-bottom="0cm" style:contextual-spacing="false" fo:line-height="150%" fo:text-indent="0cm" style:auto-text-indent="false" fo:padding="0.049cm" fo:border="0.06pt solid #0d0d0d"/>
    </style:style>
    <style:style style:name="P62" style:family="paragraph" style:parent-style-name="Text_20_body" style:list-style-name="L32">
      <style:paragraph-properties fo:margin-left="0cm" fo:margin-right="0cm" fo:margin-top="0cm" fo:margin-bottom="0cm" style:contextual-spacing="false" fo:line-height="150%" fo:text-indent="0cm" style:auto-text-indent="false" fo:padding="0.049cm" fo:border="0.06pt solid #0d0d0d"/>
    </style:style>
    <style:style style:name="P63" style:family="paragraph" style:parent-style-name="Text_20_body" style:list-style-name="L3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64" style:family="paragraph" style:parent-style-name="Text_20_body" style:list-style-name="L3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65" style:family="paragraph" style:parent-style-name="Text_20_body" style:list-style-name="L3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66" style:family="paragraph" style:parent-style-name="Text_20_body" style:list-style-name="L35">
      <style:paragraph-properties fo:margin-left="0cm" fo:margin-right="0cm" fo:margin-top="0cm" fo:margin-bottom="0cm" style:contextual-spacing="false" fo:line-height="150%" fo:text-indent="0cm" style:auto-text-indent="false" fo:padding="0.049cm" fo:border="0.06pt solid #0d0d0d"/>
    </style:style>
    <style:style style:name="P67" style:family="paragraph" style:parent-style-name="Text_20_body" style:list-style-name="L35">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fo:letter-spacing="normal" loext:padding="0.049cm" loext:border="0.06pt solid #0d0d0d"/>
    </style:style>
    <style:style style:name="P68" style:family="paragraph" style:parent-style-name="Text_20_body" style:list-style-name="L36">
      <style:paragraph-properties fo:margin-left="0cm" fo:margin-right="0cm" fo:margin-top="0cm" fo:margin-bottom="0cm" style:contextual-spacing="false" fo:line-height="150%" fo:text-indent="0cm" style:auto-text-indent="false" fo:padding="0.049cm" fo:border="0.06pt solid #0d0d0d"/>
    </style:style>
    <style:style style:name="P69" style:family="paragraph" style:parent-style-name="Text_20_body" style:list-style-name="L3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0" style:family="paragraph" style:parent-style-name="Text_20_body" style:list-style-name="L37">
      <style:paragraph-properties fo:margin-left="0cm" fo:margin-right="0cm" fo:margin-top="0cm" fo:margin-bottom="0cm" style:contextual-spacing="false" fo:line-height="150%" fo:text-indent="0cm" style:auto-text-indent="false" fo:padding="0.049cm" fo:border="0.06pt solid #0d0d0d"/>
    </style:style>
    <style:style style:name="P71" style:family="paragraph" style:parent-style-name="Preformatted_20_Text" style:list-style-name="L37">
      <loext:graphic-properties draw:fill="none" draw:fill-color="#000000"/>
      <style:paragraph-properties fo:margin-left="0cm" fo:margin-right="0cm" fo:margin-top="0cm" fo:margin-bottom="0cm" style:contextual-spacing="false" fo:line-height="150%" fo:text-align="start" style:justify-single-word="false" fo:text-indent="0cm" style:auto-text-indent="false" fo:background-color="transparent" fo:padding-left="0.049cm" fo:padding-right="0cm" fo:padding-top="0.049cm" fo:padding-bottom="0.049cm" fo:border-left="0.06pt solid #0d0d0d" fo:border-right="none" fo:border-top="0.06pt solid #0d0d0d" fo:border-bottom="0.06pt solid #0d0d0d" style:writing-mode="lr-tb"/>
    </style:style>
    <style:style style:name="P72" style:family="paragraph" style:parent-style-name="Text_20_body" style:list-style-name="L37">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3" style:family="paragraph" style:parent-style-name="Text_20_body" style:list-style-name="L3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4" style:family="paragraph" style:parent-style-name="Text_20_body" style:list-style-name="L3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5" style:family="paragraph" style:parent-style-name="Text_20_body" style:list-style-name="L40">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6" style:family="paragraph" style:parent-style-name="Text_20_body" style:list-style-name="L4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77" style:family="paragraph" style:parent-style-name="Text_20_body" style:list-style-name="L4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fo:letter-spacing="normal" loext:padding="0.049cm" loext:border="0.06pt solid #0d0d0d"/>
    </style:style>
    <style:style style:name="P78" style:family="paragraph" style:parent-style-name="Text_20_body" style:list-style-name="L42">
      <style:paragraph-properties fo:margin-left="0cm" fo:margin-right="0cm" fo:margin-top="0cm" fo:margin-bottom="0cm" style:contextual-spacing="false" fo:line-height="150%" fo:text-indent="0cm" style:auto-text-indent="false" fo:padding="0.049cm" fo:border="0.06pt solid #0d0d0d"/>
    </style:style>
    <style:style style:name="P79" style:family="paragraph" style:parent-style-name="Text_20_body" style:list-style-name="L4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0" style:family="paragraph" style:parent-style-name="Text_20_body" style:list-style-name="L43">
      <style:paragraph-properties fo:margin-left="0cm" fo:margin-right="0cm" fo:margin-top="0cm" fo:margin-bottom="0cm" style:contextual-spacing="false" fo:line-height="150%" fo:text-indent="0cm" style:auto-text-indent="false" fo:padding="0.049cm" fo:border="0.06pt solid #0d0d0d"/>
    </style:style>
    <style:style style:name="P81" style:family="paragraph" style:parent-style-name="Text_20_body" style:list-style-name="L44">
      <style:paragraph-properties fo:margin-left="0cm" fo:margin-right="0cm" fo:margin-top="0cm" fo:margin-bottom="0cm" style:contextual-spacing="false" fo:line-height="150%" fo:text-indent="0cm" style:auto-text-indent="false" fo:padding="0.049cm" fo:border="0.06pt solid #0d0d0d"/>
    </style:style>
    <style:style style:name="P82" style:family="paragraph" style:parent-style-name="Text_20_body" style:list-style-name="L45">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3" style:family="paragraph" style:parent-style-name="Text_20_body" style:list-style-name="L46">
      <style:paragraph-properties fo:margin-left="0cm" fo:margin-right="0cm" fo:margin-top="0cm" fo:margin-bottom="0cm" style:contextual-spacing="false" fo:line-height="150%" fo:text-indent="0cm" style:auto-text-indent="false" fo:padding="0.049cm" fo:border="0.06pt solid #0d0d0d"/>
    </style:style>
    <style:style style:name="P84" style:family="paragraph" style:parent-style-name="Text_20_body" style:list-style-name="L4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5" style:family="paragraph" style:parent-style-name="Text_20_body" style:list-style-name="L47">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6" style:family="paragraph" style:parent-style-name="Text_20_body" style:list-style-name="L48">
      <style:paragraph-properties fo:margin-left="0cm" fo:margin-right="0cm" fo:margin-top="0cm" fo:margin-bottom="0cm" style:contextual-spacing="false" fo:line-height="150%" fo:text-indent="0cm" style:auto-text-indent="false" fo:padding="0.049cm" fo:border="0.06pt solid #0d0d0d"/>
    </style:style>
    <style:style style:name="P87" style:family="paragraph" style:parent-style-name="Text_20_body" style:list-style-name="L4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8" style:family="paragraph" style:parent-style-name="Text_20_body" style:list-style-name="L4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89" style:family="paragraph" style:parent-style-name="Text_20_body" style:list-style-name="L50">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0" style:family="paragraph" style:parent-style-name="Text_20_body" style:list-style-name="L50">
      <style:paragraph-properties fo:margin-left="0cm" fo:margin-right="0cm" fo:margin-top="0cm" fo:margin-bottom="0cm" style:contextual-spacing="false" fo:line-height="150%" fo:text-indent="0cm" style:auto-text-indent="false" fo:padding="0.049cm" fo:border="0.06pt solid #0d0d0d"/>
    </style:style>
    <style:style style:name="P91" style:family="paragraph" style:parent-style-name="Text_20_body" style:list-style-name="L51">
      <style:paragraph-properties fo:margin-left="0cm" fo:margin-right="0cm" fo:margin-top="0cm" fo:margin-bottom="0cm" style:contextual-spacing="false" fo:line-height="150%" fo:text-indent="0cm" style:auto-text-indent="false" fo:padding="0.049cm" fo:border="0.06pt solid #0d0d0d"/>
    </style:style>
    <style:style style:name="P92" style:family="paragraph" style:parent-style-name="Text_20_body" style:list-style-name="L5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3" style:family="paragraph" style:parent-style-name="Text_20_body" style:list-style-name="L5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4" style:family="paragraph" style:parent-style-name="Text_20_body" style:list-style-name="L5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5" style:family="paragraph" style:parent-style-name="Text_20_body" style:list-style-name="L5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6" style:family="paragraph" style:parent-style-name="Text_20_body" style:list-style-name="L55">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7" style:family="paragraph" style:parent-style-name="Text_20_body" style:list-style-name="L56">
      <style:paragraph-properties fo:margin-left="0cm" fo:margin-right="0cm" fo:margin-top="0cm" fo:margin-bottom="0cm" style:contextual-spacing="false" fo:line-height="150%" fo:text-indent="0cm" style:auto-text-indent="false" fo:padding="0.049cm" fo:border="0.06pt solid #0d0d0d"/>
    </style:style>
    <style:style style:name="P98" style:family="paragraph" style:parent-style-name="Text_20_body" style:list-style-name="L5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99" style:family="paragraph" style:parent-style-name="Text_20_body" style:list-style-name="L57">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0" style:family="paragraph" style:parent-style-name="Text_20_body" style:list-style-name="L5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1" style:family="paragraph" style:parent-style-name="Text_20_body" style:list-style-name="L59">
      <style:paragraph-properties fo:margin-left="0cm" fo:margin-right="0cm" fo:margin-top="0cm" fo:margin-bottom="0cm" style:contextual-spacing="false" fo:line-height="150%" fo:text-indent="0cm" style:auto-text-indent="false" fo:padding="0.049cm" fo:border="0.06pt solid #0d0d0d"/>
    </style:style>
    <style:style style:name="P102" style:family="paragraph" style:parent-style-name="Text_20_body" style:list-style-name="L5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3" style:family="paragraph" style:parent-style-name="Text_20_body" style:list-style-name="L60">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4" style:family="paragraph" style:parent-style-name="Text_20_body" style:list-style-name="L6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5" style:family="paragraph" style:parent-style-name="Text_20_body" style:list-style-name="L62">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6" style:family="paragraph" style:parent-style-name="Text_20_body" style:list-style-name="L63">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7" style:family="paragraph" style:parent-style-name="Text_20_body" style:list-style-name="L64">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08" style:family="paragraph" style:parent-style-name="Text_20_body" style:list-style-name="L64">
      <style:paragraph-properties fo:margin-left="0cm" fo:margin-right="0cm" fo:margin-top="0cm" fo:margin-bottom="0cm" style:contextual-spacing="false" fo:line-height="150%" fo:text-indent="0cm" style:auto-text-indent="false" fo:padding="0.049cm" fo:border="0.06pt solid #0d0d0d"/>
    </style:style>
    <style:style style:name="P109" style:family="paragraph" style:parent-style-name="Text_20_body" style:list-style-name="L65">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10" style:family="paragraph" style:parent-style-name="Text_20_body" style:list-style-name="L66">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11" style:family="paragraph" style:parent-style-name="Text_20_body" style:list-style-name="L67">
      <style:paragraph-properties fo:margin-left="0cm" fo:margin-right="0cm" fo:margin-top="0cm" fo:margin-bottom="0cm" style:contextual-spacing="false" fo:line-height="150%" fo:text-indent="0cm" style:auto-text-indent="false" fo:padding="0.049cm" fo:border="0.06pt solid #0d0d0d"/>
    </style:style>
    <style:style style:name="P112" style:family="paragraph" style:parent-style-name="Text_20_body" style:list-style-name="L68">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13" style:family="paragraph" style:parent-style-name="Text_20_body" style:list-style-name="L69">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14" style:family="paragraph" style:parent-style-name="Text_20_body" style:list-style-name="L70">
      <style:paragraph-properties fo:margin-left="0cm" fo:margin-right="0cm" fo:margin-top="0cm" fo:margin-bottom="0cm" style:contextual-spacing="false" fo:line-height="150%" fo:text-indent="0cm" style:auto-text-indent="false" fo:padding="0.049cm" fo:border="0.06pt solid #0d0d0d"/>
    </style:style>
    <style:style style:name="P115" style:family="paragraph" style:parent-style-name="Text_20_body" style:list-style-name="L71">
      <style:paragraph-properties fo:margin-left="0cm" fo:margin-right="0cm" fo:margin-top="0cm" fo:margin-bottom="0.106cm" style:contextual-spacing="false" fo:line-height="150%"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16" style:family="paragraph" style:parent-style-name="Table_20_Heading">
      <style:paragraph-properties fo:margin-left="0cm" fo:margin-right="0cm" fo:margin-top="0cm" fo:margin-bottom="0cm" style:contextual-spacing="false" fo:text-indent="0cm" style:auto-text-indent="false"/>
      <style:text-properties fo:color="#0d0d0d" loext:opacity="100%" fo:font-weight="bold"/>
    </style:style>
    <style:style style:name="P117" style:family="paragraph" style:parent-style-name="Table_20_Contents">
      <style:paragraph-properties fo:margin-left="0cm" fo:margin-right="0cm" fo:margin-top="0cm" fo:margin-bottom="0cm" style:contextual-spacing="false" fo:text-indent="0cm" style:auto-text-indent="false"/>
    </style:style>
    <style:style style:name="P118" style:family="paragraph" style:parent-style-name="Table_20_Contents">
      <style:paragraph-properties fo:margin-left="0cm" fo:margin-right="0cm" fo:margin-top="0cm" fo:margin-bottom="0cm" style:contextual-spacing="false"/>
    </style:style>
    <style:style style:name="P119" style:family="paragraph" style:parent-style-name="Text_20_body">
      <style:paragraph-properties fo:margin-left="0cm" fo:margin-right="0cm" fo:margin-top="0cm" fo:margin-bottom="0cm" style:contextual-spacing="false" fo:line-height="150%" fo:orphans="2" fo:widows="2" fo:text-indent="0cm" style:auto-text-indent="false" fo:padding="0.049cm" fo:border="0.06pt solid #0d0d0d"/>
    </style:style>
    <style:style style:name="P120" style:family="paragraph" style:parent-style-name="Horizontal_20_Line">
      <style:paragraph-properties fo:margin-left="0cm" fo:margin-right="0cm" fo:margin-top="0cm" fo:margin-bottom="0cm" style:contextual-spacing="false" fo:line-height="150%" fo:orphans="2" fo:widows="2" fo:text-indent="0cm" style:auto-text-indent="false"/>
    </style:style>
    <style:style style:name="P121" style:family="paragraph" style:parent-style-name="Heading_20_2">
      <style:paragraph-properties fo:margin-left="0cm" fo:margin-right="0cm" fo:margin-top="0cm" fo:margin-bottom="0.106cm" style:contextual-spacing="false" fo:line-height="140%" fo:orphans="2" fo:widows="2" fo:text-indent="0cm" style:auto-text-indent="false" fo:padding="0.049cm" fo:border="0.06pt solid #0d0d0d"/>
      <style:text-properties fo:font-variant="normal" fo:text-transform="none" fo:color="#0d0d0d" loext:opacity="100%" style:font-name="ui-sans-serif" fo:font-size="15pt" fo:letter-spacing="normal" fo:font-style="normal" fo:font-weight="bold" loext:padding="0.049cm" loext:border="0.06pt solid #0d0d0d"/>
    </style:style>
    <style:style style:name="P122" style:family="paragraph" style:parent-style-name="Heading_20_3">
      <style:paragraph-properties fo:margin-left="0cm" fo:margin-right="0cm" fo:margin-top="0.423cm" fo:margin-bottom="0.106cm" style:contextual-spacing="false" fo:line-height="155%" fo:orphans="2" fo:widows="2" fo:text-indent="0cm" style:auto-text-indent="false" fo:padding="0.049cm" fo:border="0.06pt solid #0d0d0d"/>
      <style:text-properties fo:font-variant="normal" fo:text-transform="none" fo:color="#0d0d0d" loext:opacity="100%" style:font-name="ui-sans-serif" fo:font-size="13.5pt" fo:letter-spacing="normal" fo:font-style="normal" fo:font-weight="bold" loext:padding="0.049cm" loext:border="0.06pt solid #0d0d0d"/>
    </style:style>
    <style:style style:name="P123" style:family="paragraph" style:parent-style-name="Text_20_body">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24" style:family="paragraph" style:parent-style-name="Text_20_body" style:list-style-name="L72">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25" style:family="paragraph" style:parent-style-name="Quotations">
      <style:paragraph-properties fo:margin-left="0cm" fo:margin-right="0cm" fo:margin-top="0cm" fo:margin-bottom="0cm" style:contextual-spacing="false" fo:line-height="150%" fo:orphans="2" fo:widows="2" fo:text-indent="0cm" style:auto-text-indent="false" fo:padding="0.049cm" fo:border="0.06pt solid #0d0d0d"/>
    </style:style>
    <style:style style:name="P126" style:family="paragraph" style:parent-style-name="Heading_20_3">
      <style:paragraph-properties fo:margin-left="0cm" fo:margin-right="0cm" fo:margin-top="0cm" fo:margin-bottom="0.106cm" style:contextual-spacing="false" fo:line-height="155%" fo:orphans="2" fo:widows="2" fo:text-indent="0cm" style:auto-text-indent="false" fo:padding="0.049cm" fo:border="0.06pt solid #0d0d0d"/>
      <style:text-properties fo:font-variant="normal" fo:text-transform="none" fo:color="#0d0d0d" loext:opacity="100%" style:font-name="ui-sans-serif" fo:font-size="13.5pt" fo:letter-spacing="normal" fo:font-style="normal" fo:font-weight="bold" loext:padding="0.049cm" loext:border="0.06pt solid #0d0d0d"/>
    </style:style>
    <style:style style:name="P127" style:family="paragraph" style:parent-style-name="Text_20_body" style:list-style-name="L73">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28" style:family="paragraph" style:parent-style-name="Text_20_body" style:list-style-name="L74">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29" style:family="paragraph" style:parent-style-name="Quotations">
      <style:paragraph-properties fo:margin-left="0cm" fo:margin-right="0cm" fo:margin-top="0cm" fo:margin-bottom="0cm" style:contextual-spacing="false" fo:line-height="150%" fo:orphans="2" fo:widows="2" fo:text-indent="0cm" style:auto-text-indent="false" fo:padding="0.049cm" fo:border="0.06pt solid #0d0d0d"/>
      <style:text-properties fo:font-variant="normal" fo:text-transform="none" fo:color="#0d0d0d" loext:opacity="100%" fo:letter-spacing="normal" loext:padding="0.049cm" loext:border="0.06pt solid #0d0d0d"/>
    </style:style>
    <style:style style:name="P130" style:family="paragraph" style:parent-style-name="Text_20_body" style:list-style-name="L75">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fo:letter-spacing="normal" loext:padding="0.049cm" loext:border="0.06pt solid #0d0d0d"/>
    </style:style>
    <style:style style:name="P131" style:family="paragraph" style:parent-style-name="Heading_20_3">
      <style:paragraph-properties fo:margin-left="0cm" fo:margin-right="0cm" fo:margin-top="0.423cm" fo:margin-bottom="0.106cm" style:contextual-spacing="false" fo:line-height="155%" fo:orphans="2" fo:widows="2" fo:text-indent="0cm" style:auto-text-indent="false" fo:padding="0.049cm" fo:border="0.06pt solid #0d0d0d"/>
      <style:text-properties fo:font-variant="normal" fo:text-transform="none" fo:color="#0d0d0d" loext:opacity="100%" fo:letter-spacing="normal" loext:padding="0.049cm" loext:border="0.06pt solid #0d0d0d"/>
    </style:style>
    <style:style style:name="P132" style:family="paragraph" style:parent-style-name="Text_20_body" style:list-style-name="L76">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33" style:family="paragraph" style:parent-style-name="Heading_20_3">
      <style:paragraph-properties fo:margin-left="0cm" fo:margin-right="0cm" fo:margin-top="0cm" fo:margin-bottom="0.106cm" style:contextual-spacing="false" fo:line-height="155%" fo:orphans="2" fo:widows="2" fo:text-indent="0cm" style:auto-text-indent="false" fo:padding="0.049cm" fo:border="0.06pt solid #0d0d0d"/>
      <style:text-properties fo:font-variant="normal" fo:text-transform="none" fo:color="#0d0d0d" loext:opacity="100%" fo:letter-spacing="normal" loext:padding="0.049cm" loext:border="0.06pt solid #0d0d0d"/>
    </style:style>
    <style:style style:name="P134" style:family="paragraph" style:parent-style-name="Text_20_body" style:list-style-name="L77">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35" style:family="paragraph" style:parent-style-name="Preformatted_20_Text">
      <loext:graphic-properties draw:fill="none" draw:fill-color="#000000"/>
      <style:paragraph-properties fo:margin-left="0cm" fo:margin-right="0cm" fo:margin-top="0cm" fo:margin-bottom="0cm" style:contextual-spacing="false" fo:line-height="171%" fo:orphans="2" fo:widows="2" fo:text-indent="0cm" style:auto-text-indent="false" fo:background-color="transparent" fo:padding-left="0.049cm" fo:padding-right="0cm" fo:padding-top="0.049cm" fo:padding-bottom="0.049cm" fo:border-left="0.06pt solid #0d0d0d" fo:border-right="none" fo:border-top="0.06pt solid #0d0d0d" fo:border-bottom="0.06pt solid #0d0d0d" style:writing-mode="lr-tb"/>
    </style:style>
    <style:style style:name="P136" style:family="paragraph" style:parent-style-name="Text_20_body" style:list-style-name="L78">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37" style:family="paragraph" style:parent-style-name="Text_20_body" style:list-style-name="L79">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38" style:family="paragraph" style:parent-style-name="Text_20_body" style:list-style-name="L80">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39" style:family="paragraph" style:parent-style-name="Text_20_body" style:list-style-name="L81">
      <style:paragraph-properties fo:margin-left="0cm" fo:margin-right="0cm" fo:margin-top="0cm" fo:margin-bottom="0cm" style:contextual-spacing="false" fo:line-height="150%" fo:orphans="2" fo:widows="2" fo:text-indent="0cm" style:auto-text-indent="false" fo:padding="0.049cm" fo:border="0.06pt solid #0d0d0d"/>
    </style:style>
    <style:style style:name="P140" style:family="paragraph" style:parent-style-name="Text_20_body" style:list-style-name="L81">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41"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d0d0d" loext:opacity="100%" style:font-name="ui-sans-serif" fo:font-size="12pt" fo:letter-spacing="normal" fo:font-style="normal" fo:font-weight="normal" fo:background-color="#e9e9e9" loext:padding="0.049cm" loext:border="0.06pt solid #0d0d0d"/>
    </style:style>
    <style:style style:name="P142" style:family="paragraph" style:parent-style-name="Heading_20_3">
      <style:paragraph-properties fo:margin-left="0cm" fo:margin-right="0cm" fo:margin-top="0cm" fo:margin-bottom="0cm" style:contextual-spacing="false" fo:line-height="155%" fo:orphans="2" fo:widows="2" fo:text-indent="0cm" style:auto-text-indent="false" fo:padding="0.049cm" fo:border="0.06pt solid #0d0d0d"/>
    </style:style>
    <style:style style:name="P143" style:family="paragraph" style:parent-style-name="Text_20_body" style:list-style-name="L82">
      <style:paragraph-properties fo:margin-left="0cm" fo:margin-right="0cm" fo:margin-top="0cm" fo:margin-bottom="0cm" style:contextual-spacing="false" fo:line-height="150%" fo:orphans="2" fo:widows="2" fo:text-indent="0cm" style:auto-text-indent="false" fo:padding="0.049cm" fo:border="0.06pt solid #0d0d0d"/>
    </style:style>
    <style:style style:name="P144" style:family="paragraph" style:parent-style-name="Text_20_body" style:list-style-name="L83">
      <style:paragraph-properties fo:margin-left="0cm" fo:margin-right="0cm" fo:margin-top="0cm" fo:margin-bottom="0cm" style:contextual-spacing="false" fo:line-height="150%" fo:orphans="2" fo:widows="2" fo:text-indent="0cm" style:auto-text-indent="false" fo:padding="0.049cm" fo:border="0.06pt solid #0d0d0d"/>
    </style:style>
    <style:style style:name="P145" style:family="paragraph" style:parent-style-name="Text_20_body" style:list-style-name="L84">
      <style:paragraph-properties fo:margin-left="0cm" fo:margin-right="0cm" fo:margin-top="0cm" fo:margin-bottom="0cm" style:contextual-spacing="false" fo:line-height="150%" fo:orphans="2" fo:widows="2" fo:text-indent="0cm" style:auto-text-indent="false" fo:padding="0.049cm" fo:border="0.06pt solid #0d0d0d"/>
    </style:style>
    <style:style style:name="P146" style:family="paragraph" style:parent-style-name="Text_20_body" style:list-style-name="L85">
      <style:paragraph-properties fo:margin-left="0cm" fo:margin-right="0cm" fo:margin-top="0cm" fo:margin-bottom="0cm" style:contextual-spacing="false" fo:line-height="150%" fo:orphans="2" fo:widows="2" fo:text-indent="0cm" style:auto-text-indent="false" fo:padding="0.049cm" fo:border="0.06pt solid #0d0d0d"/>
    </style:style>
    <style:style style:name="P147" style:family="paragraph" style:parent-style-name="Text_20_body" style:list-style-name="L86">
      <style:paragraph-properties fo:margin-left="0cm" fo:margin-right="0cm" fo:margin-top="0cm" fo:margin-bottom="0cm" style:contextual-spacing="false" fo:line-height="150%" fo:orphans="2" fo:widows="2" fo:text-indent="0cm" style:auto-text-indent="false" fo:padding="0.049cm" fo:border="0.06pt solid #0d0d0d"/>
    </style:style>
    <style:style style:name="P148" style:family="paragraph" style:parent-style-name="Text_20_body" style:list-style-name="L87">
      <style:paragraph-properties fo:margin-left="0cm" fo:margin-right="0cm" fo:margin-top="0cm" fo:margin-bottom="0cm" style:contextual-spacing="false" fo:line-height="150%" fo:orphans="2" fo:widows="2" fo:text-indent="0cm" style:auto-text-indent="false" fo:padding="0.049cm" fo:border="0.06pt solid #0d0d0d"/>
    </style:style>
    <style:style style:name="P149" style:family="paragraph" style:parent-style-name="Heading_20_2">
      <style:paragraph-properties fo:margin-left="0cm" fo:margin-right="0cm" fo:margin-top="0cm" fo:margin-bottom="0cm" style:contextual-spacing="false" fo:line-height="140%" fo:orphans="2" fo:widows="2" fo:text-indent="0cm" style:auto-text-indent="false" fo:padding="0.049cm" fo:border="0.06pt solid #0d0d0d"/>
    </style:style>
    <style:style style:name="P150" style:family="paragraph" style:parent-style-name="Text_20_body" style:list-style-name="L88">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1" style:family="paragraph" style:parent-style-name="Text_20_body" style:list-style-name="L89">
      <style:paragraph-properties fo:margin-left="0cm" fo:margin-right="0cm" fo:margin-top="0cm" fo:margin-bottom="0cm" style:contextual-spacing="false" fo:line-height="150%" fo:orphans="2" fo:widows="2" fo:text-indent="0cm" style:auto-text-indent="false" fo:padding="0.049cm" fo:border="0.06pt solid #0d0d0d"/>
    </style:style>
    <style:style style:name="P152" style:family="paragraph" style:parent-style-name="Text_20_body" style:list-style-name="L89">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3" style:family="paragraph" style:parent-style-name="Text_20_body" style:list-style-name="L90">
      <style:paragraph-properties fo:margin-left="0cm" fo:margin-right="0cm" fo:margin-top="0cm" fo:margin-bottom="0cm" style:contextual-spacing="false" fo:line-height="150%" fo:orphans="2" fo:widows="2" fo:text-indent="0cm" style:auto-text-indent="false" fo:padding="0.049cm" fo:border="0.06pt solid #0d0d0d"/>
    </style:style>
    <style:style style:name="P154" style:family="paragraph" style:parent-style-name="Text_20_body" style:list-style-name="L90">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5" style:family="paragraph" style:parent-style-name="Text_20_body">
      <style:paragraph-properties fo:margin-left="0cm" fo:margin-right="0cm" fo:margin-top="0cm" fo:margin-bottom="0.423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6" style:family="paragraph" style:parent-style-name="Text_20_body" style:list-style-name="L91">
      <style:paragraph-properties fo:margin-left="0cm" fo:margin-right="0cm" fo:margin-top="0cm" fo:margin-bottom="0cm" style:contextual-spacing="false" fo:line-height="150%" fo:orphans="2" fo:widows="2" fo:text-indent="0cm" style:auto-text-indent="false" fo:padding="0.049cm" fo:border="0.06pt solid #0d0d0d"/>
    </style:style>
    <style:style style:name="P157" style:family="paragraph" style:parent-style-name="Text_20_body" style:list-style-name="L91">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8" style:family="paragraph" style:parent-style-name="Text_20_body">
      <style:paragraph-properties fo:margin-left="0.106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59" style:family="paragraph" style:parent-style-name="Text_20_body" style:list-style-name="L92">
      <style:paragraph-properties fo:margin-left="0cm" fo:margin-right="0cm" fo:margin-top="0cm" fo:margin-bottom="0cm" style:contextual-spacing="false" fo:line-height="150%" fo:orphans="2" fo:widows="2" fo:text-indent="0cm" style:auto-text-indent="false" fo:padding="0.049cm" fo:border="0.06pt solid #0d0d0d"/>
    </style:style>
    <style:style style:name="P160" style:family="paragraph" style:parent-style-name="Horizontal_20_Line">
      <style:paragraph-properties fo:margin-left="15.24cm" fo:margin-right="0cm" fo:margin-top="0cm" fo:margin-bottom="0cm" style:contextual-spacing="false" fo:line-height="150%" fo:orphans="2" fo:widows="2" fo:text-indent="0cm" style:auto-text-indent="false"/>
    </style:style>
    <style:style style:name="P161" style:family="paragraph" style:parent-style-name="Text_20_body" style:list-style-name="L93">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62" style:family="paragraph" style:parent-style-name="Text_20_body" style:list-style-name="L94">
      <style:paragraph-properties fo:margin-left="0cm" fo:margin-right="0cm" fo:margin-top="0cm" fo:margin-bottom="0cm" style:contextual-spacing="false" fo:line-height="150%" fo:orphans="2" fo:widows="2" fo:text-indent="0cm" style:auto-text-indent="false" fo:padding="0.049cm" fo:border="0.06pt solid #0d0d0d"/>
    </style:style>
    <style:style style:name="P163" style:family="paragraph" style:parent-style-name="Preformatted_20_Text">
      <loext:graphic-properties draw:fill="none" draw:fill-color="#000000"/>
      <style:paragraph-properties fo:margin-left="0cm" fo:margin-right="0cm" fo:margin-top="0cm" fo:margin-bottom="0cm" style:contextual-spacing="false" fo:line-height="150%" fo:text-align="start" style:justify-single-word="false" fo:orphans="2" fo:widows="2" fo:text-indent="0cm" style:auto-text-indent="false" fo:background-color="transparent" fo:padding-left="0.049cm" fo:padding-right="0cm" fo:padding-top="0.049cm" fo:padding-bottom="0.049cm" fo:border-left="0.06pt solid #0d0d0d" fo:border-right="none" fo:border-top="0.06pt solid #0d0d0d" fo:border-bottom="0.06pt solid #0d0d0d" style:writing-mode="lr-tb"/>
    </style:style>
    <style:style style:name="P164" style:family="paragraph" style:parent-style-name="Heading_20_4">
      <style:paragraph-properties fo:margin-left="0cm" fo:margin-right="0cm" fo:margin-top="0.423cm" fo:margin-bottom="0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bold" loext:padding="0.049cm" loext:border="0.06pt solid #0d0d0d"/>
    </style:style>
    <style:style style:name="P165" style:family="paragraph" style:parent-style-name="Table_20_Contents">
      <style:paragraph-properties fo:margin-left="0cm" fo:margin-right="0cm" fo:text-indent="0cm" style:auto-text-indent="false"/>
      <style:text-properties fo:font-size="2pt" style:font-size-asian="2pt" style:font-size-complex="2pt"/>
    </style:style>
    <style:style style:name="P166" style:family="paragraph" style:parent-style-name="Text_20_body" style:list-style-name="L95">
      <style:paragraph-properties fo:margin-left="0cm" fo:margin-right="0cm" fo:margin-top="0cm" fo:margin-bottom="0cm" style:contextual-spacing="false" fo:line-height="150%" fo:orphans="2" fo:widows="2" fo:text-indent="0cm" style:auto-text-indent="false" fo:padding="0.049cm" fo:border="0.06pt solid #0d0d0d"/>
    </style:style>
    <style:style style:name="P167" style:family="paragraph" style:parent-style-name="Text_20_body" style:list-style-name="L95">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68" style:family="paragraph" style:parent-style-name="Text_20_body" style:list-style-name="L96">
      <style:paragraph-properties fo:margin-left="0cm" fo:margin-right="0cm" fo:margin-top="0cm" fo:margin-bottom="0cm" style:contextual-spacing="false" fo:line-height="150%" fo:orphans="2" fo:widows="2" fo:text-indent="0cm" style:auto-text-indent="false" fo:padding="0.049cm" fo:border="0.06pt solid #0d0d0d"/>
    </style:style>
    <style:style style:name="P169" style:family="paragraph" style:parent-style-name="Text_20_body" style:list-style-name="L96">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70" style:family="paragraph" style:parent-style-name="Text_20_body" style:list-style-name="L97">
      <style:paragraph-properties fo:margin-left="0cm" fo:margin-right="0cm" fo:margin-top="0cm" fo:margin-bottom="0cm" style:contextual-spacing="false" fo:line-height="150%" fo:orphans="2" fo:widows="2" fo:text-indent="0cm" style:auto-text-indent="false" fo:padding="0.049cm" fo:border="0.06pt solid #0d0d0d"/>
    </style:style>
    <style:style style:name="P171" style:family="paragraph" style:parent-style-name="Text_20_body" style:list-style-name="L98">
      <style:paragraph-properties fo:margin-left="0cm" fo:margin-right="0cm" fo:margin-top="0cm" fo:margin-bottom="0.106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72" style:family="paragraph" style:parent-style-name="Text_20_body" style:list-style-name="L98">
      <style:paragraph-properties fo:margin-left="0cm" fo:margin-right="0cm" fo:margin-top="0cm" fo:margin-bottom="0cm" style:contextual-spacing="false" fo:line-height="150%" fo:orphans="2" fo:widows="2" fo:text-indent="0cm" style:auto-text-indent="false" fo:padding="0.049cm" fo:border="0.06pt solid #0d0d0d"/>
    </style:style>
    <style:style style:name="P173" style:family="paragraph" style:parent-style-name="Text_20_body">
      <style:paragraph-properties fo:margin-left="0.106cm" fo:margin-right="0cm" fo:margin-top="0cm" fo:margin-bottom="0.423cm" style:contextual-spacing="false" fo:line-height="150%" fo:orphans="2" fo:widows="2" fo:text-indent="0cm" style:auto-text-indent="false" fo:padding="0.049cm" fo:border="0.06pt solid #0d0d0d"/>
      <style:text-properties fo:font-variant="normal" fo:text-transform="none" fo:color="#0d0d0d" loext:opacity="100%" style:font-name="ui-sans-serif" fo:font-size="12pt" fo:letter-spacing="normal" fo:font-style="normal" fo:font-weight="normal" loext:padding="0.049cm" loext:border="0.06pt solid #0d0d0d"/>
    </style:style>
    <style:style style:name="P174" style:family="paragraph" style:parent-style-name="Text_20_body">
      <style:paragraph-properties fo:margin-left="0cm" fo:margin-right="0cm" fo:margin-top="0cm" fo:margin-bottom="0cm" style:contextual-spacing="false" fo:orphans="2" fo:widows="2" fo:text-indent="0cm" style:auto-text-indent="false"/>
    </style:style>
    <style:style style:name="P175" style:family="paragraph" style:parent-style-name="Text_20_body">
      <style:paragraph-properties fo:margin-left="0cm" fo:margin-right="0cm" fo:margin-top="0cm" fo:margin-bottom="0cm" style:contextual-spacing="false" fo:line-height="150%" fo:orphans="2" fo:widows="2" fo:text-indent="0cm" style:auto-text-indent="false"/>
    </style:style>
    <style:style style:name="P176" style:family="paragraph" style:parent-style-name="Text_20_body">
      <style:paragraph-properties fo:margin-left="0cm" fo:margin-right="0cm" fo:margin-top="0cm" fo:margin-bottom="0cm" style:contextual-spacing="false" fo:line-height="150%" fo:orphans="2" fo:widows="2" fo:text-indent="0cm" style:auto-text-indent="false"/>
      <style:text-properties loext:padding-left="0.106cm" loext:padding-right="0.106cm" loext:padding-top="0.049cm" loext:padding-bottom="0.049cm" loext:border="0.06pt solid #0d0d0d"/>
    </style:style>
    <style:style style:name="P177" style:family="paragraph" style:parent-style-name="Text_20_body">
      <style:paragraph-properties fo:margin-left="0cm" fo:margin-right="0cm" fo:margin-top="0cm" fo:margin-bottom="0cm" style:contextual-spacing="false" fo:line-height="150%" fo:orphans="1" fo:widows="2" fo:text-indent="0cm" style:auto-text-indent="false"/>
      <style:text-properties fo:font-variant="normal" fo:text-transform="none" fo:color="#0d0d0d" loext:opacity="100%" style:font-name="ui-sans-serif" fo:font-size="9.75pt" fo:letter-spacing="normal" fo:font-style="normal" fo:font-weight="normal" fo:background-color="#ffffff" loext:padding-left="0.106cm" loext:padding-right="0.106cm" loext:padding-top="0.049cm" loext:padding-bottom="0.049cm" loext:border="0.06pt solid #0d0d0d"/>
    </style:style>
    <style:style style:name="P178" style:family="paragraph" style:parent-style-name="Text_20_body">
      <style:paragraph-properties fo:margin-left="0cm" fo:margin-right="0cm" fo:margin-top="0cm" fo:margin-bottom="0cm" style:contextual-spacing="false" fo:line-height="150%" fo:orphans="2" fo:widows="2" fo:text-indent="0cm" style:auto-text-indent="false"/>
      <style:text-properties fo:font-variant="normal" fo:text-transform="none" fo:color="#0d0d0d" loext:opacity="100%" style:font-name="ui-sans-serif" fo:font-size="9.75pt" fo:letter-spacing="normal" fo:font-style="normal" fo:font-weight="normal" fo:background-color="#ffffff" loext:padding-left="0.106cm" loext:padding-right="0.106cm" loext:padding-top="0.049cm" loext:padding-bottom="0.049cm" loext:border="0.06pt solid #0d0d0d"/>
    </style:style>
    <style:style style:name="P179" style:family="paragraph" style:parent-style-name="Text_20_body">
      <style:paragraph-properties fo:margin-left="0cm" fo:margin-right="0cm" fo:margin-top="0cm" fo:margin-bottom="0cm" style:contextual-spacing="false" fo:line-height="133%" fo:text-align="center" style:justify-single-word="false" fo:orphans="1" fo:widows="2" fo:text-indent="0cm" style:auto-text-indent="false"/>
      <style:text-properties fo:font-variant="normal" fo:text-transform="none" fo:color="#0d0d0d" loext:opacity="100%" style:font-name="ui-sans-serif" fo:font-size="14pt" fo:letter-spacing="normal" fo:font-style="normal" fo:font-weight="normal" style:font-name-asian="ui-sans-serif" style:font-size-asian="14pt" style:font-style-asian="normal" style:font-weight-asian="normal" style:font-name-complex="ui-sans-serif" style:font-size-complex="14pt" style:font-style-complex="normal" style:font-weight-complex="normal" loext:padding="0.049cm" loext:border="0.06pt solid #000000"/>
    </style:style>
    <style:style style:name="P18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0d0d0d" loext:opacity="100%" style:font-name="ui-sans-serif" fo:font-size="14pt" fo:letter-spacing="normal" fo:font-style="normal" fo:font-weight="normal" style:font-name-asian="ui-sans-serif" style:font-size-asian="14pt" style:font-style-asian="normal" style:font-weight-asian="normal" style:font-name-complex="ui-sans-serif" style:font-size-complex="14pt" style:font-style-complex="normal" style:font-weight-complex="normal" loext:padding="0.049cm" loext:border="0.06pt solid #0d0d0d"/>
    </style:style>
    <style:style style:name="P181" style:family="paragraph" style:parent-style-name="Text_20_body">
      <style:paragraph-properties fo:margin-left="0cm" fo:margin-right="0cm" fo:text-indent="0cm" style:auto-text-indent="false"/>
    </style:style>
    <style:style style:name="P182" style:family="paragraph" style:parent-style-name="Standard">
      <style:paragraph-properties fo:margin-left="0cm" fo:margin-right="0cm" fo:text-indent="0cm" style:auto-text-indent="false"/>
    </style:style>
    <style:style style:name="T1" style:family="text">
      <style:text-properties style:text-underline-style="solid" style:text-underline-width="auto" style:text-underline-color="font-color" loext:padding="0.049cm" loext:border="0.06pt solid #0d0d0d"/>
    </style:style>
    <style:style style:name="T2" style:family="text">
      <style:text-properties fo:color="#0d0d0d" loext:opacity="100%" fo:font-size="12pt" fo:background-color="#e9e9e9" loext:char-shading-value="0" loext:padding="0.049cm" loext:border="0.06pt solid #0d0d0d"/>
    </style:style>
    <style:style style:name="T3" style:family="text">
      <style:text-properties fo:color="#0d0d0d" loext:opacity="100%" fo:font-family="ui-monospace, SFMono-Regular, 'SF Mono', Menlo, Consolas, 'Liberation Mono', monospace" fo:font-size="10.5pt" fo:font-weight="normal" fo:background-color="#e9e9e9" loext:char-shading-value="0" loext:padding-left="0.106cm" loext:padding-right="0cm" loext:padding-top="0.049cm" loext:padding-bottom="0.053cm" loext:border-left="0.06pt solid #0d0d0d" loext:border-right="none" loext:border-top="0.06pt solid #0d0d0d" loext:border-bottom="0.06pt solid #0d0d0d"/>
    </style:style>
    <style:style style:name="T4" style:family="text">
      <style:text-properties fo:font-variant="normal" fo:text-transform="none" fo:color="#0d0d0d" loext:opacity="100%" style:font-name="ui-sans-serif" fo:font-size="12pt" fo:letter-spacing="normal" fo:font-style="normal" fo:font-weight="normal" loext:padding="0.049cm" loext:border="0.06pt solid #0d0d0d"/>
    </style:style>
    <style:style style:name="T5" style:family="text">
      <style:text-properties fo:font-variant="normal" fo:text-transform="none" fo:color="#0d0d0d" loext:opacity="100%" style:font-name="ui-sans-serif" fo:font-size="12pt" fo:letter-spacing="normal" fo:font-style="normal" fo:font-weight="bold" loext:padding="0.049cm" loext:border="0.06pt solid #0d0d0d"/>
    </style:style>
    <style:style style:name="T6" style:family="text">
      <style:text-properties fo:font-variant="normal" fo:text-transform="none" fo:color="#0d0d0d" loext:opacity="100%" fo:font-family="ui-monospace, SFMono-Regular, 'SF Mono', Menlo, Consolas, 'Liberation Mono', monospace" fo:font-size="12pt" fo:letter-spacing="normal" fo:font-style="normal" fo:font-weight="bold" fo:background-color="#ececec" loext:char-shading-value="0" loext:padding-left="0.049cm" loext:padding-right="0cm" loext:padding-top="0.049cm" loext:padding-bottom="0.049cm" loext:border-left="0.06pt solid #0d0d0d" loext:border-right="none" loext:border-top="0.06pt solid #0d0d0d" loext:border-bottom="0.06pt solid #0d0d0d"/>
    </style:style>
    <style:style style:name="T7" style:family="text">
      <style:text-properties style:font-name="ui-sans-serif" fo:font-size="12pt" fo:font-style="normal" fo:font-weight="normal"/>
    </style:style>
    <style:style style:name="T8" style:family="text">
      <style:text-properties fo:font-variant="normal" fo:text-transform="none" fo:color="#0d0d0d" loext:opacity="100%" fo:letter-spacing="normal" loext:padding="0.049cm" loext:border="0.06pt solid #0d0d0d"/>
    </style:style>
    <style:style style:name="T9" style:family="text">
      <style:text-properties fo:font-variant="normal" fo:text-transform="none" fo:color="#383a42"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10" style:family="text">
      <style:text-properties fo:font-variant="normal" fo:text-transform="none" fo:color="#383a42" loext:opacity="100%" fo:letter-spacing="normal" fo:background-color="#f9f9f9" loext:char-shading-value="0" loext:padding="0.049cm" loext:border="0.06pt solid #0d0d0d"/>
    </style:style>
    <style:style style:name="T11" style:family="text">
      <style:text-properties fo:font-variant="normal" fo:text-transform="none" fo:color="#986801"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12" style:family="text">
      <style:text-properties fo:font-variant="normal" fo:text-transform="none" fo:color="#50a14f"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13" style:family="text">
      <style:text-properties fo:font-variant="normal" fo:text-transform="none" fo:color="#0d0d0d" loext:opacity="100%" fo:font-family="ui-monospace, SFMono-Regular, 'SF Mono', Menlo, Consolas, 'Liberation Mono', monospace" fo:font-size="12pt" fo:letter-spacing="normal" fo:font-style="normal" fo:font-weight="normal" fo:background-color="transparent" loext:char-shading-value="0" loext:padding="0.049cm" loext:border="0.06pt solid #0d0d0d"/>
    </style:style>
    <style:style style:name="T14" style:family="text">
      <style:text-properties fo:font-variant="normal" fo:text-transform="none" fo:color="#0d0d0d" loext:opacity="100%" fo:letter-spacing="normal" fo:background-color="transparent" loext:char-shading-value="0" loext:padding="0.049cm" loext:border="0.06pt solid #0d0d0d"/>
    </style:style>
    <style:style style:name="T15" style:family="text">
      <style:text-properties fo:font-variant="normal" fo:text-transform="none" fo:color="#a626a4" loext:opacity="100%" fo:font-family="ui-monospace, SFMono-Regular, 'SF Mono', Menlo, Consolas, 'Liberation Mono', monospace" fo:font-size="12pt" fo:letter-spacing="normal" fo:font-style="normal" fo:font-weight="normal" fo:background-color="transparent" loext:char-shading-value="0" loext:padding="0.049cm" loext:border="0.06pt solid #0d0d0d"/>
    </style:style>
    <style:style style:name="T16" style:family="text">
      <style:text-properties fo:font-variant="normal" fo:text-transform="none" fo:color="#986801" loext:opacity="100%" fo:font-family="ui-monospace, SFMono-Regular, 'SF Mono', Menlo, Consolas, 'Liberation Mono', monospace" fo:font-size="12pt" fo:letter-spacing="normal" fo:font-style="normal" fo:font-weight="normal" fo:background-color="transparent" loext:char-shading-value="0" loext:padding="0.049cm" loext:border="0.06pt solid #0d0d0d"/>
    </style:style>
    <style:style style:name="T17" style:family="text">
      <style:text-properties fo:font-variant="normal" fo:text-transform="none" fo:color="#50a14f" loext:opacity="100%" fo:font-family="ui-monospace, SFMono-Regular, 'SF Mono', Menlo, Consolas, 'Liberation Mono', monospace" fo:font-size="12pt" fo:letter-spacing="normal" fo:font-style="normal" fo:font-weight="normal" fo:background-color="transparent" loext:char-shading-value="0" loext:padding="0.049cm" loext:border="0.06pt solid #0d0d0d"/>
    </style:style>
    <style:style style:name="T18" style:family="text">
      <style:text-properties fo:font-variant="normal" fo:text-transform="none" fo:color="#a626a4"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19" style:family="text">
      <style:text-properties fo:font-variant="normal" fo:text-transform="none" fo:color="#4078f2"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20" style:family="text">
      <style:text-properties fo:font-variant="normal" fo:text-transform="none" fo:color="#0d0d0d" loext:opacity="100%" style:font-name="ui-sans-serif" fo:font-size="13.5pt" fo:letter-spacing="normal" fo:font-style="normal" fo:font-weight="bold" loext:padding="0.049cm" loext:border="0.06pt solid #0d0d0d"/>
    </style:style>
    <style:style style:name="T21" style:family="text">
      <style:text-properties fo:font-variant="normal" fo:text-transform="none" fo:color="#c18401"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22" style:family="text">
      <style:text-properties fo:font-variant="normal" fo:text-transform="none" fo:color="#0d0d0d" loext:opacity="100%" style:font-name="ui-sans-serif" fo:font-size="15pt" fo:letter-spacing="normal" fo:font-style="normal" fo:font-weight="bold" loext:padding="0.049cm" loext:border="0.06pt solid #0d0d0d"/>
    </style:style>
    <style:style style:name="T23" style:family="text">
      <style:text-properties style:font-name="ui-sans-serif" fo:font-size="13.5pt" fo:font-style="normal" fo:font-weight="bold"/>
    </style:style>
    <style:style style:name="T24" style:family="text">
      <style:text-properties fo:font-variant="normal" fo:text-transform="none" fo:color="#0d0d0d" loext:opacity="100%" fo:font-family="ui-monospace, SFMono-Regular, 'SF Mono', Menlo, Consolas, 'Liberation Mono', monospace" fo:font-size="13.5pt" fo:letter-spacing="normal" fo:font-style="normal" fo:font-weight="bold" fo:background-color="#ececec" loext:char-shading-value="0" loext:padding-left="0.049cm" loext:padding-right="0cm" loext:padding-top="0.049cm" loext:padding-bottom="0.049cm" loext:border-left="0.06pt solid #0d0d0d" loext:border-right="none" loext:border-top="0.06pt solid #0d0d0d" loext:border-bottom="0.06pt solid #0d0d0d"/>
    </style:style>
    <style:style style:name="T25" style:family="text">
      <style:text-properties fo:font-variant="normal" fo:text-transform="none" fo:color="#0184bb" loext:opacity="100%" fo:font-family="ui-monospace, SFMono-Regular, 'SF Mono', Menlo, Consolas, 'Liberation Mono', monospace" fo:font-size="12pt" fo:letter-spacing="normal" fo:font-style="normal" fo:font-weight="normal" fo:background-color="#f9f9f9" loext:char-shading-value="0" loext:padding="0.049cm" loext:border="0.06pt solid #0d0d0d"/>
    </style:style>
    <style:style style:name="T26" style:family="text">
      <style:text-properties fo:font-variant="normal" fo:text-transform="none" fo:color="#a0a1a7" loext:opacity="100%" fo:font-family="ui-monospace, SFMono-Regular, 'SF Mono', Menlo, Consolas, 'Liberation Mono', monospace" fo:font-size="12pt" fo:letter-spacing="normal" fo:font-style="italic" fo:font-weight="normal" fo:background-color="#f9f9f9" loext:char-shading-value="0" loext:padding="0.049cm" loext:border="0.06pt solid #0d0d0d"/>
    </style:style>
    <style:style style:name="T27" style:family="text">
      <style:text-properties fo:font-variant="normal" fo:text-transform="none" fo:color="#0d0d0d" loext:opacity="100%" fo:font-family="ui-monospace, SFMono-Regular, 'SF Mono', Menlo, Consolas, 'Liberation Mono', monospace" fo:font-size="15pt" fo:letter-spacing="normal" fo:font-style="normal" fo:font-weight="bold" fo:background-color="#ececec" loext:char-shading-value="0" loext:padding-left="0.049cm" loext:padding-right="0cm" loext:padding-top="0.049cm" loext:padding-bottom="0.049cm" loext:border-left="0.06pt solid #0d0d0d" loext:border-right="none" loext:border-top="0.06pt solid #0d0d0d" loext:border-bottom="0.06pt solid #0d0d0d"/>
    </style:style>
    <style:style style:name="T28" style:family="text">
      <style:text-properties fo:color="#0d0d0d" loext:opacity="100%" fo:font-weight="bold" loext:padding="0.049cm" loext:border="0.06pt solid #0d0d0d"/>
    </style:style>
    <style:style style:name="T29" style:family="text">
      <style:text-properties style:font-name="ui-sans-serif" fo:font-size="12pt" fo:font-style="normal" fo:font-weight="bold"/>
    </style:style>
    <style:style style:name="T30" style:family="text">
      <style:text-properties fo:color="#0d0d0d" loext:opacity="100%" fo:font-family="ui-monospace, SFMono-Regular, 'SF Mono', Menlo, Consolas, 'Liberation Mono', monospace" fo:font-weight="bold" fo:background-color="#ececec" loext:char-shading-value="0" loext:padding-left="0.049cm" loext:padding-right="0cm" loext:padding-top="0.049cm" loext:padding-bottom="0.049cm" loext:border-left="0.06pt solid #0d0d0d" loext:border-right="none" loext:border-top="0.06pt solid #0d0d0d" loext:border-bottom="0.06pt solid #0d0d0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0.06pt solid #0d0d0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number text:level="1" text:style-name="Numbering_20_Symbols" loext:num-list-format="%1%." style:num-suffix="." style:num-format="1" text:start-value="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4">
      <text:list-level-style-number text:level="1" text:style-name="Numbering_20_Symbols" loext:num-list-format="%1%." style:num-suffix="." style:num-format="1" text:start-value="10">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5">
      <text:list-level-style-number text:level="1" text:style-name="Numbering_20_Symbols" loext:num-list-format="%1%." style:num-suffix="." style:num-format="1" text:start-value="1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6">
      <text:list-level-style-number text:level="1" text:style-name="Numbering_20_Symbols" loext:num-list-format="%1%." style:num-suffix="." style:num-format="1" text:start-value="1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7">
      <text:list-level-style-number text:level="1" text:style-name="Numbering_20_Symbols" loext:num-list-format="%1%." style:num-suffix="." style:num-format="1" text:start-value="20">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main" text:style-name="Internet_20_link" text:visited-style-name="Visited_20_Internet_20_Link"><text:span text:style-name="T1">Skip to content</text:span></text:a></text:p>
      <text:section text:style-name="Sect1" text:name="thread">
        <text:p text:style-name="P2"><draw:frame draw:style-name="fr1" draw:name="Frame1" text:anchor-type="char" svg:width="0.041cm" draw:z-index="0"><draw:text-box fo:min-height="0.041cm"><text:h text:style-name="P3" text:outline-level="5">You said:</text:h></draw:text-box></draw:frame><text:span text:style-name="T2">dashboard.js fetch('dashboard.json') .then(res =&gt; res.json()) .then(data =&gt; { renderMeta(data.meta); renderKPIs(data.kpis); renderWidgets(data.widgets); }); function renderMeta(meta) { document.getElementById('last-updated').textContent = </text:span><text:span text:style-name="Source_20_Text"><text:span text:style-name="T3">Last updated: ${new Date(meta.generated_at).toLocaleString()}</text:span></text:span><text:span text:style-name="T2">; } function renderKPIs(kpis) { const container = document.getElementById('kpis'); container.innerHTML = ''; kpis.forEach(kpi =&gt; { const div = document.createElement('div'); div.className = 'kpi'; div.innerHTML = &lt;div class="kpi-label"&gt;${kpi.label}&lt;/div&gt; &lt;div class="kpi-value"&gt;${kpi.value.toLocaleString()}&lt;/div&gt; </text:span><text:span text:style-name="Source_20_Text"><text:span text:style-name="T3">; </text:span></text:span><text:span text:style-name="T2">container.appendChild(div); }); } function renderWidgets(widgets) { const container = document.getElementById('widgets'); widgets.forEach(widget =&gt; { if (widget.type === 'line') { renderLineWidget(widget, container); } }); } function renderLineWidget(widget, container) { const div = document.createElement('div'); div.className = 'widget'; const title = document.createElement('h2'); title.textContent = widget.title; const list = document.createElement('ul'); widget.data.forEach(point =&gt; { const li = document.createElement('li'); li.textContent = </text:span><text:span text:style-name="Source_20_Text"><text:span text:style-name="T3">${point.month}: ${point.value.toLocaleString()}</text:span></text:span><text:span text:style-name="T2">; list.appendChild(li); }); div.appendChild(title); div.appendChild(list); container.appendChild(div); } index.html &lt;!DOCTYPE html&gt; &lt;html lang="en"&gt; &lt;head&gt; &lt;meta charset="UTF-8"&gt; &lt;title&gt;Library Dashboard&lt;/title&gt; &lt;link rel="stylesheet" href="dashboard.css"&gt; &lt;/head&gt; &lt;body&gt; &lt;header&gt; &lt;h1&gt;Library Dashboard&lt;/h1&gt; &lt;p id="last-updated"&gt;&lt;/p&gt; &lt;/header&gt; &lt;section id="kpis"&gt;KPI&lt;/section&gt; &lt;section id="widgets"&gt;WIDGET&lt;/section&gt; &lt;script src="dashboard.js"&gt;&lt;/script&gt; &lt;/body&gt; &lt;/html&gt; json file { "meta": { "generated_at": "2026-01-03T02:15:00Z", "academic_year": "2025–26" }, "kpis": [ { "id": "total_loans", "label": "Total Loans", "value": 184320 }, { "id": "active_borrowers", "label": "Active Borrowers", "value": 12408 }, { "id": "never_borrowed", "label": "Items Never Borrowed", "value": 6842 } ], "widgets": [ { "id": "loans_by_month", "type": "line", "title": "Loans by Month", "data": [ { "month": "Sep", "value": 31240 }, { "month": "Oct", "value": 35610 }, { "month": "Nov", "value": 33890 } ] } ] } css body { font-family: system-ui, Arial, sans-serif; margin: 2rem; } header { margin-bottom: 2rem; } #kpis { display: grid; grid-template-columns: repeat(auto-fit, minmax(200px, 1fr)); gap: 1rem; margin-bottom: 2rem; } .kpi { border: 1px solid #ddd; padding: 1rem; border-radius: 6px; } .kpi-label { color: #555; font-size: 0.9rem; } .kpi-value { font-size: 2rem; font-weight: </text:span><text:soft-page-break/><text:span text:style-name="T2">bold; } .widget { border: 1px solid #ddd; padding: 1rem; border-radius: 6px; margin-bottom: 2rem; } </text:span></text:p>
        <text:p text:style-name="P4"><draw:frame draw:style-name="fr1" draw:name="Frame2" text:anchor-type="char" svg:width="0.041cm" draw:z-index="1"><draw:text-box fo:min-height="0.041cm"><text:h text:style-name="P5" text:outline-level="6">ChatGPT said:</text:h></draw:text-box></draw:frame>Got it — you’ve dropped the whole mini-dashboard stack 👍<text:line-break/>Before I guess wrong, let me sanity-check what you want help with.</text:p>
        <text:p text:style-name="P6"><text:span text:style-name="T4">Right now this code </text:span><text:span text:style-name="Strong_20_Emphasis"><text:span text:style-name="T5">should work as-is</text:span></text:span><text:span text:style-name="T4"> </text:span><text:span text:style-name="Emphasis"><text:span text:style-name="T4">if</text:span></text:span><text:span text:style-name="T4"> it’s served over HTTP (not opened as a local file). The most common gotchas here are:</text:span></text:p>
        <text:h text:style-name="P7" text:outline-level="3">Things that are already correct ✅</text:h>
        <text:list text:style-name="L1">
          <text:list-item>
            <text:p text:style-name="P8"><text:span text:style-name="Source_20_Text"><text:span text:style-name="T6">fetch('dashboard.json')</text:span></text:span><text:span text:style-name="T4"> → fine if the JSON is in the same directory</text:span></text:p>
          </text:list-item>
          <text:list-item>
            <text:p text:style-name="P9">Rendering KPIs + widgets → logic is clean and readable</text:p>
          </text:list-item>
          <text:list-item>
            <text:p text:style-name="P8"><text:span text:style-name="T4">DOM structure matches the JS (</text:span><text:span text:style-name="Source_20_Text"><text:span text:style-name="T6">#kpis</text:span></text:span><text:span text:style-name="T4">, </text:span><text:span text:style-name="Source_20_Text"><text:span text:style-name="T6">#widgets</text:span></text:span><text:span text:style-name="T4">, </text:span><text:span text:style-name="Source_20_Text"><text:span text:style-name="T6">#last-updated</text:span></text:span><text:span text:style-name="T4">)</text:span></text:p>
          </text:list-item>
          <text:list-item>
            <text:p text:style-name="P9">JSON shape matches what your render functions expect</text:p>
          </text:list-item>
          <text:list-item>
            <text:p text:style-name="P9">CSS grid for KPIs → solid choice</text:p>
          </text:list-item>
        </text:list>
        <text:h text:style-name="P7" text:outline-level="3">Common issues people hit with this setup ⚠️</text:h>
        <text:list text:style-name="L2">
          <text:list-item>
            <text:p text:style-name="P10"><text:span text:style-name="Strong_20_Emphasis"><text:span text:style-name="T5">Opening </text:span></text:span><text:span text:style-name="Strong_20_Emphasis"><text:span text:style-name="Source_20_Text"><text:span text:style-name="T6">index.html</text:span></text:span></text:span><text:span text:style-name="Strong_20_Emphasis"><text:span text:style-name="T5"> directly (file://)</text:span></text:span><text:span text:style-name="T4"><text:line-break/></text:span><text:span text:style-name="Source_20_Text"><text:span text:style-name="T6">fetch()</text:span></text:span><text:span text:style-name="T4"> will fail silently or throw a CORS error.<text:line-break/>👉 Needs to be run via a local server.</text:span></text:p>
          </text:list-item>
          <text:list-item>
            <text:p text:style-name="P10"><text:span text:style-name="Strong_20_Emphasis"><text:span text:style-name="T5">dashboard.json not being found</text:span></text:span><text:span text:style-name="T4"><text:line-break/>Wrong folder or filename mismatch.</text:span></text:p>
          </text:list-item>
          <text:list-item>
            <text:p text:style-name="P10"><text:span text:style-name="Strong_20_Emphasis"><text:span text:style-name="T5">Dates showing in local timezone</text:span></text:span><text:span text:style-name="T4"><text:line-break/>(Not wrong, just something people often ask about.)</text:span></text:p>
          </text:list-item>
        </text:list>
        <text:p text:style-name="P11"/>
        <text:h text:style-name="P12" text:outline-level="3">One quick question so I can help precisely:</text:h>
        <text:p text:style-name="P4">Are you:</text:p>
        <text:list text:style-name="L3">
          <text:list-item>
            <text:p text:style-name="P13">❓ <text:span text:style-name="T7">Seeing an error in the console?</text:span></text:p>
          </text:list-item>
          <text:list-item>
            <text:p text:style-name="P13"><text:soft-page-break/>❓ <text:span text:style-name="T7">Not seeing any data render?</text:span></text:p>
          </text:list-item>
          <text:list-item>
            <text:p text:style-name="P14"><text:span text:style-name="T8">❓ </text:span><text:span text:style-name="T4">Wanting to improve it (charts instead of </text:span><text:span text:style-name="Source_20_Text"><text:span text:style-name="T6">&lt;ul&gt;</text:span></text:span><text:span text:style-name="T4">, styling, refactor, etc.)?</text:span></text:p>
          </text:list-item>
          <text:list-item>
            <text:p text:style-name="P13">❓ <text:span text:style-name="T7">Or just asking for a review / explanation?</text:span></text:p>
          </text:list-item>
        </text:list>
        <text:p text:style-name="P15">Tell me which one (or paste the console error), and I’ll zero straight in.</text:p>
        <text:p text:style-name="P16"><draw:frame draw:style-name="fr1" draw:name="Frame3" text:anchor-type="char" svg:width="0.041cm" draw:z-index="2"><draw:text-box fo:min-height="0.041cm"><text:h text:style-name="P3" text:outline-level="5">You said:</text:h></draw:text-box></draw:frame>nope this is just scene setting and I am going to add some more json data. This will initially be extracted from koha manually in a report. Once that is done and working I will be looking to add a cron script to the server to email the data updated each month/day depending on appropriate time scales</text:p>
        <text:p text:style-name="P4"><draw:frame draw:style-name="fr1" draw:name="Frame4" text:anchor-type="char" svg:width="0.041cm" draw:z-index="3"><draw:text-box fo:min-height="0.041cm"><text:h text:style-name="P5" text:outline-level="6">ChatGPT said:</text:h></draw:text-box></draw:frame>Ahhh got it — thanks for the context. This is a nice, sensible pipeline you’re setting up 👍<text:line-break/>You’re basically doing:</text:p>
        <text:p text:style-name="P6"><text:span text:style-name="Strong_20_Emphasis"><text:span text:style-name="T5">Koha → manual report → JSON → static dashboard → later automation</text:span></text:span></text:p>
        <text:p text:style-name="P17">That’s a very sane way to build this without over-engineering too early.</text:p>
        <text:p text:style-name="P6"><text:span text:style-name="T4">Here’s how I’d think about the </text:span><text:span text:style-name="Emphasis"><text:span text:style-name="T4">next steps</text:span></text:span><text:span text:style-name="T4">, with future-you in mind.</text:span></text:p>
        <text:p text:style-name="P11"/>
        <text:h text:style-name="P18" text:outline-level="2">1. Shape the JSON for growth (now, while it’s easy)</text:h>
        <text:p text:style-name="P6"><text:span text:style-name="T4">Before you add more data, it’s worth locking in a </text:span><text:span text:style-name="Strong_20_Emphasis"><text:span text:style-name="T5">predictable structure</text:span></text:span><text:span text:style-name="T4"> so future reports + cron jobs don’t turn into spaghetti.</text:span></text:p>
        <text:p text:style-name="P17">You’re already halfway there. I’d suggest:</text:p>
        <text:p text:style-name="P19"><text:span text:style-name="Source_20_Text"><text:span text:style-name="T9">{</text:span></text:span></text:p>
        <text:p text:style-name="P19"><text:span text:style-name="Source_20_Text"><text:span text:style-name="T10"><text:s text:c="2"/></text:span></text:span><text:span text:style-name="Source_20_Text"><text:span text:style-name="T11">"meta"</text:span></text:span><text:span text:style-name="Source_20_Text"><text:span text:style-name="T9">: {</text:span></text:span></text:p>
        <text:p text:style-name="P19"><text:span text:style-name="Source_20_Text"><text:span text:style-name="T10"><text:s text:c="4"/></text:span></text:span><text:span text:style-name="Source_20_Text"><text:span text:style-name="T11">"generated_at"</text:span></text:span><text:span text:style-name="Source_20_Text"><text:span text:style-name="T9">: </text:span></text:span><text:span text:style-name="Source_20_Text"><text:span text:style-name="T12">"2026-01-03T02:15:00Z"</text:span></text:span><text:span text:style-name="Source_20_Text"><text:span text:style-name="T9">,</text:span></text:span></text:p>
        <text:p text:style-name="P19"><text:span text:style-name="Source_20_Text"><text:span text:style-name="T10"><text:s text:c="4"/></text:span></text:span><text:span text:style-name="Source_20_Text"><text:span text:style-name="T11">"academic_year"</text:span></text:span><text:span text:style-name="Source_20_Text"><text:span text:style-name="T9">: </text:span></text:span><text:span text:style-name="Source_20_Text"><text:span text:style-name="T12">"2025–26"</text:span></text:span><text:span text:style-name="Source_20_Text"><text:span text:style-name="T9">,</text:span></text:span></text:p>
        <text:p text:style-name="P19"><text:span text:style-name="Source_20_Text"><text:span text:style-name="T10"><text:s text:c="4"/></text:span></text:span><text:span text:style-name="Source_20_Text"><text:span text:style-name="T11">"source"</text:span></text:span><text:span text:style-name="Source_20_Text"><text:span text:style-name="T9">: </text:span></text:span><text:span text:style-name="Source_20_Text"><text:span text:style-name="T12">"Koha"</text:span></text:span><text:span text:style-name="Source_20_Text"><text:span text:style-name="T9">,</text:span></text:span></text:p>
        <text:p text:style-name="P19"><text:soft-page-break/><text:span text:style-name="Source_20_Text"><text:span text:style-name="T10"><text:s text:c="4"/></text:span></text:span><text:span text:style-name="Source_20_Text"><text:span text:style-name="T11">"period"</text:span></text:span><text:span text:style-name="Source_20_Text"><text:span text:style-name="T9">: </text:span></text:span><text:span text:style-name="Source_20_Text"><text:span text:style-name="T12">"monthly"</text:span></text:span></text:p>
        <text:p text:style-name="P19"><text:span text:style-name="Source_20_Text"><text:span text:style-name="T10"><text:s text:c="2"/></text:span></text:span><text:span text:style-name="Source_20_Text"><text:span text:style-name="T9">},</text:span></text:span></text:p>
        <text:p text:style-name="P19"><text:span text:style-name="Source_20_Text"><text:span text:style-name="T10"><text:s text:c="2"/></text:span></text:span><text:span text:style-name="Source_20_Text"><text:span text:style-name="T11">"kpis"</text:span></text:span><text:span text:style-name="Source_20_Text"><text:span text:style-name="T9">: [],</text:span></text:span></text:p>
        <text:p text:style-name="P19"><text:span text:style-name="Source_20_Text"><text:span text:style-name="T10"><text:s text:c="2"/></text:span></text:span><text:span text:style-name="Source_20_Text"><text:span text:style-name="T11">"widgets"</text:span></text:span><text:span text:style-name="Source_20_Text"><text:span text:style-name="T9">: []</text:span></text:span></text:p>
        <text:p text:style-name="P19"><text:span text:style-name="Source_20_Text"><text:span text:style-name="T9">}</text:span></text:span></text:p>
        <text:p text:style-name="P4">Why:</text:p>
        <text:list text:style-name="L4">
          <text:list-item>
            <text:p text:style-name="P20"><text:span text:style-name="Source_20_Text"><text:span text:style-name="T6">source</text:span></text:span><text:span text:style-name="T4"> → handy once automation kicks in</text:span></text:p>
          </text:list-item>
          <text:list-item>
            <text:p text:style-name="P20"><text:span text:style-name="Source_20_Text"><text:span text:style-name="T6">period</text:span></text:span><text:span text:style-name="T4"> → lets you mix daily / monthly dashboards later without guessing</text:span></text:p>
          </text:list-item>
          <text:list-item>
            <text:p text:style-name="P21">Future scripts can validate this before emailing</text:p>
          </text:list-item>
        </text:list>
        <text:p text:style-name="P11"/>
        <text:h text:style-name="P18" text:outline-level="2">2. When pulling from Koha manually (short-term)</text:h>
        <text:p text:style-name="P4">When you’re exporting reports from Koha:</text:p>
        <text:list text:style-name="L5">
          <text:list-item>
            <text:p text:style-name="P22"><text:span text:style-name="T4">Try to </text:span><text:span text:style-name="Strong_20_Emphasis"><text:span text:style-name="T5">export CSV</text:span></text:span><text:span text:style-name="T4">, then convert → JSON</text:span></text:p>
          </text:list-item>
          <text:list-item>
            <text:p text:style-name="P22"><text:span text:style-name="T4">Keep the </text:span><text:span text:style-name="Emphasis"><text:span text:style-name="T4">report SQL</text:span></text:span><text:span text:style-name="T4"> versioned (even just a </text:span><text:span text:style-name="Source_20_Text"><text:span text:style-name="T6">.sql</text:span></text:span><text:span text:style-name="T4"> file in the repo)</text:span></text:p>
          </text:list-item>
        </text:list>
        <text:p text:style-name="P4">If you’re comfortable with shell / Python later, this becomes trivial:</text:p>
        <text:p text:style-name="P19"><text:span text:style-name="Source_20_Text"><text:span text:style-name="T9">csvjson koha_report.csv &gt; dashboard.json</text:span></text:span></text:p>
        <text:p text:style-name="P4">(or a tiny Python script once fields need reshaping)</text:p>
        <text:p text:style-name="P11"/>
        <text:h text:style-name="P18" text:outline-level="2">3. Plan the cron + email flow (without building it yet)</text:h>
        <text:p text:style-name="P4">When you get to automation, the clean mental model is:</text:p>
        <text:p text:style-name="P23"><text:span text:style-name="Source_20_Text"><text:span text:style-name="T13">cron</text:span></text:span></text:p>
        <text:p text:style-name="P23"><text:span text:style-name="Source_20_Text"><text:span text:style-name="T14"><text:s/>└─ </text:span></text:span><text:span text:style-name="Source_20_Text"><text:span text:style-name="T13">run report (</text:span></text:span><text:span text:style-name="Source_20_Text"><text:span text:style-name="T15">or</text:span></text:span><text:span text:style-name="Source_20_Text"><text:span text:style-name="T13"> </text:span></text:span><text:span text:style-name="Source_20_Text"><text:span text:style-name="T15">fetch</text:span></text:span><text:span text:style-name="Source_20_Text"><text:span text:style-name="T13"> </text:span></text:span><text:span text:style-name="Source_20_Text"><text:span text:style-name="T15">from</text:span></text:span><text:span text:style-name="Source_20_Text"><text:span text:style-name="T13"> Koha DB)</text:span></text:span></text:p>
        <text:p text:style-name="P23"><text:span text:style-name="Source_20_Text"><text:span text:style-name="T14"><text:s text:c="4"/>└─ </text:span></text:span><text:span text:style-name="Source_20_Text"><text:span text:style-name="T15">transform</text:span></text:span><text:span text:style-name="Source_20_Text"><text:span text:style-name="T13"> </text:span></text:span><text:span text:style-name="Source_20_Text"><text:span text:style-name="T15">to</text:span></text:span><text:span text:style-name="Source_20_Text"><text:span text:style-name="T13"> </text:span></text:span><text:span text:style-name="Source_20_Text"><text:span text:style-name="T16">JSON</text:span></text:span></text:p>
        <text:p text:style-name="P24"><text:span text:style-name="Source_20_Text"><text:span text:style-name="T14"><text:s text:c="7"/>└─ </text:span></text:span><text:span text:style-name="Source_20_Text"><text:span text:style-name="T13">overwrite dashboard.json</text:span></text:span></text:p>
        <text:p text:style-name="P23"><text:soft-page-break/><text:span text:style-name="Source_20_Text"><text:span text:style-name="T14"><text:s text:c="10"/>└─ </text:span></text:span><text:span text:style-name="Source_20_Text"><text:span text:style-name="T13">email </text:span></text:span><text:span text:style-name="Source_20_Text"><text:span text:style-name="T15">summary</text:span></text:span><text:span text:style-name="Source_20_Text"><text:span text:style-name="T13"> + attachment / link</text:span></text:span></text:p>
        <text:h text:style-name="P7" text:outline-level="3">Cron cadence suggestion</text:h>
        <text:list text:style-name="L6">
          <text:list-item>
            <text:p text:style-name="P25"><text:span text:style-name="Strong_20_Emphasis"><text:span text:style-name="T5">KPIs</text:span></text:span><text:span text:style-name="T4"> → monthly is usually plenty</text:span></text:p>
          </text:list-item>
          <text:list-item>
            <text:p text:style-name="P25"><text:span text:style-name="Strong_20_Emphasis"><text:span text:style-name="T5">Trend widgets</text:span></text:span><text:span text:style-name="T4"> → monthly or termly</text:span></text:p>
          </text:list-item>
          <text:list-item>
            <text:p text:style-name="P25"><text:span text:style-name="Strong_20_Emphasis"><text:span text:style-name="T5">Daily stats</text:span></text:span><text:span text:style-name="T4"> → only if someone actually uses them</text:span></text:p>
          </text:list-item>
        </text:list>
        <text:p text:style-name="P4">(If no one asks for daily numbers, don’t give them daily numbers 😉)</text:p>
        <text:p text:style-name="P11"/>
        <text:h text:style-name="P18" text:outline-level="2">4. Emailing: keep it boring and reliable</text:h>
        <text:p text:style-name="P4">When you get there, simplest options:</text:p>
        <text:list text:style-name="L7">
          <text:list-item>
            <text:p text:style-name="P26"><text:span text:style-name="Source_20_Text"><text:span text:style-name="T6">cron + mailx</text:span></text:span><text:span text:style-name="T4"> (rock solid)</text:span></text:p>
          </text:list-item>
          <text:list-item>
            <text:p text:style-name="P26"><text:span text:style-name="T4">or a tiny Python script using </text:span><text:span text:style-name="Source_20_Text"><text:span text:style-name="T6">smtplib</text:span></text:span></text:p>
          </text:list-item>
          <text:list-item>
            <text:p text:style-name="P26"><text:span text:style-name="T4">Attach the JSON </text:span><text:span text:style-name="Strong_20_Emphasis"><text:span text:style-name="T5">and</text:span></text:span><text:span text:style-name="T4"> include a human-readable summary in the email body</text:span></text:p>
          </text:list-item>
        </text:list>
        <text:p text:style-name="P4">Example email body idea:</text:p>
        <text:p text:style-name="P23"><text:span text:style-name="Source_20_Text"><text:span text:style-name="T17">Library</text:span></text:span><text:span text:style-name="Source_20_Text"><text:span text:style-name="T13"> </text:span></text:span><text:span text:style-name="Source_20_Text"><text:span text:style-name="T17">Dashboard</text:span></text:span><text:span text:style-name="Source_20_Text"><text:span text:style-name="T13"> </text:span></text:span><text:span text:style-name="Source_20_Text"><text:span text:style-name="T17">Update</text:span></text:span><text:span text:style-name="Source_20_Text"><text:span text:style-name="T13"> </text:span></text:span><text:span text:style-name="Source_20_Text"><text:span text:style-name="T17">–</text:span></text:span><text:span text:style-name="Source_20_Text"><text:span text:style-name="T13"> </text:span></text:span><text:span text:style-name="Source_20_Text"><text:span text:style-name="T17">Jan</text:span></text:span><text:span text:style-name="Source_20_Text"><text:span text:style-name="T13"> </text:span></text:span><text:span text:style-name="Source_20_Text"><text:span text:style-name="T16">2026</text:span></text:span></text:p>
        <text:p text:style-name="P24"/>
        <text:p text:style-name="P23"><text:span text:style-name="Source_20_Text"><text:span text:style-name="T16">Total loans:</text:span></text:span><text:span text:style-name="Source_20_Text"><text:span text:style-name="T13"> </text:span></text:span><text:span text:style-name="Source_20_Text"><text:span text:style-name="T16">184</text:span></text:span><text:span text:style-name="Source_20_Text"><text:span text:style-name="T17">,320</text:span></text:span><text:span text:style-name="Source_20_Text"><text:span text:style-name="T13"> </text:span></text:span><text:span text:style-name="Source_20_Text"><text:span text:style-name="T17">(+6.4%)</text:span></text:span></text:p>
        <text:p text:style-name="P23"><text:span text:style-name="Source_20_Text"><text:span text:style-name="T16">Active borrowers:</text:span></text:span><text:span text:style-name="Source_20_Text"><text:span text:style-name="T13"> </text:span></text:span><text:span text:style-name="Source_20_Text"><text:span text:style-name="T16">12</text:span></text:span><text:span text:style-name="Source_20_Text"><text:span text:style-name="T17">,408</text:span></text:span><text:span text:style-name="Source_20_Text"><text:span text:style-name="T13"> </text:span></text:span><text:span text:style-name="Source_20_Text"><text:span text:style-name="T17">(+3.1%)</text:span></text:span></text:p>
        <text:p text:style-name="P23"><text:span text:style-name="Source_20_Text"><text:span text:style-name="T16">Items never borrowed:</text:span></text:span><text:span text:style-name="Source_20_Text"><text:span text:style-name="T13"> </text:span></text:span><text:span text:style-name="Source_20_Text"><text:span text:style-name="T16">6</text:span></text:span><text:span text:style-name="Source_20_Text"><text:span text:style-name="T17">,842</text:span></text:span><text:span text:style-name="Source_20_Text"><text:span text:style-name="T13"> </text:span></text:span><text:span text:style-name="Source_20_Text"><text:span text:style-name="T17">(-2.0%)</text:span></text:span></text:p>
        <text:p text:style-name="P24"/>
        <text:p text:style-name="P23"><text:span text:style-name="Source_20_Text"><text:span text:style-name="T16">Dashboard updated at:</text:span></text:span><text:span text:style-name="Source_20_Text"><text:span text:style-name="T13"> </text:span></text:span><text:span text:style-name="Source_20_Text"><text:span text:style-name="T16">02</text:span></text:span><text:span text:style-name="Source_20_Text"><text:span text:style-name="T17">:15</text:span></text:span></text:p>
        <text:p text:style-name="P4">You can calculate deltas later once you store the previous JSON.</text:p>
        <text:p text:style-name="P11"/>
        <text:h text:style-name="P18" text:outline-level="2">5. Tiny future-proofing tweak (optional but smart)</text:h>
        <text:p text:style-name="P4">If you expect more widget types, this will scale better:</text:p>
        <text:p text:style-name="P19"><text:soft-page-break/><text:span text:style-name="Source_20_Text"><text:span text:style-name="T18">const</text:span></text:span><text:span text:style-name="Source_20_Text"><text:span text:style-name="T9"> widgetRenderers = {</text:span></text:span></text:p>
        <text:p text:style-name="P19"><text:span text:style-name="Source_20_Text"><text:span text:style-name="T10"><text:s text:c="2"/></text:span></text:span><text:span text:style-name="Source_20_Text"><text:span text:style-name="T11">line</text:span></text:span><text:span text:style-name="Source_20_Text"><text:span text:style-name="T9">: renderLineWidget</text:span></text:span></text:p>
        <text:p text:style-name="P27"><text:span text:style-name="Source_20_Text"><text:span text:style-name="T9">};</text:span></text:span></text:p>
        <text:p text:style-name="P27"/>
        <text:p text:style-name="P19"><text:span text:style-name="Source_20_Text"><text:span text:style-name="T18">function</text:span></text:span><text:span text:style-name="Source_20_Text"><text:span text:style-name="T9"> </text:span></text:span><text:span text:style-name="Source_20_Text"><text:span text:style-name="T19">renderWidgets</text:span></text:span><text:span text:style-name="Source_20_Text"><text:span text:style-name="T9">(widgets) {</text:span></text:span></text:p>
        <text:p text:style-name="P19"><text:span text:style-name="Source_20_Text"><text:span text:style-name="T10"><text:s text:c="2"/></text:span></text:span><text:span text:style-name="Source_20_Text"><text:span text:style-name="T18">const</text:span></text:span><text:span text:style-name="Source_20_Text"><text:span text:style-name="T9"> container = </text:span></text:span><text:span text:style-name="Source_20_Text"><text:span text:style-name="T11">document</text:span></text:span><text:span text:style-name="Source_20_Text"><text:span text:style-name="T9">.</text:span></text:span><text:span text:style-name="Source_20_Text"><text:span text:style-name="T19">getElementById</text:span></text:span><text:span text:style-name="Source_20_Text"><text:span text:style-name="T9">(</text:span></text:span><text:span text:style-name="Source_20_Text"><text:span text:style-name="T12">'widgets'</text:span></text:span><text:span text:style-name="Source_20_Text"><text:span text:style-name="T9">);</text:span></text:span></text:p>
        <text:p text:style-name="P19"><text:span text:style-name="Source_20_Text"><text:span text:style-name="T10"><text:s text:c="2"/></text:span></text:span><text:span text:style-name="Source_20_Text"><text:span text:style-name="T9">container.innerHTML = </text:span></text:span><text:span text:style-name="Source_20_Text"><text:span text:style-name="T12">''</text:span></text:span><text:span text:style-name="Source_20_Text"><text:span text:style-name="T9">;</text:span></text:span></text:p>
        <text:p text:style-name="P27"/>
        <text:p text:style-name="P19"><text:span text:style-name="Source_20_Text"><text:span text:style-name="T10"><text:s text:c="2"/></text:span></text:span><text:span text:style-name="Source_20_Text"><text:span text:style-name="T9">widgets.</text:span></text:span><text:span text:style-name="Source_20_Text"><text:span text:style-name="T19">forEach</text:span></text:span><text:span text:style-name="Source_20_Text"><text:span text:style-name="T9">(widget =&gt; {</text:span></text:span></text:p>
        <text:p text:style-name="P19"><text:span text:style-name="Source_20_Text"><text:span text:style-name="T10"><text:s text:c="4"/></text:span></text:span><text:span text:style-name="Source_20_Text"><text:span text:style-name="T18">const</text:span></text:span><text:span text:style-name="Source_20_Text"><text:span text:style-name="T9"> renderer = widgetRenderers[widget.type];</text:span></text:span></text:p>
        <text:p text:style-name="P19"><text:span text:style-name="Source_20_Text"><text:span text:style-name="T10"><text:s text:c="4"/></text:span></text:span><text:span text:style-name="Source_20_Text"><text:span text:style-name="T18">if</text:span></text:span><text:span text:style-name="Source_20_Text"><text:span text:style-name="T9"> (renderer) </text:span></text:span><text:span text:style-name="Source_20_Text"><text:span text:style-name="T19">renderer</text:span></text:span><text:span text:style-name="Source_20_Text"><text:span text:style-name="T9">(widget, container);</text:span></text:span></text:p>
        <text:p text:style-name="P27"><text:span text:style-name="Source_20_Text"><text:span text:style-name="T10"><text:s text:c="2"/></text:span></text:span><text:span text:style-name="Source_20_Text"><text:span text:style-name="T9">});</text:span></text:span></text:p>
        <text:p text:style-name="P27"><text:span text:style-name="Source_20_Text"><text:span text:style-name="T9">}</text:span></text:span></text:p>
        <text:p text:style-name="P6"><text:span text:style-name="T4">You’ll thank yourself when </text:span><text:span text:style-name="Source_20_Text"><text:span text:style-name="T6">"bar"</text:span></text:span><text:span text:style-name="T4"> or </text:span><text:span text:style-name="Source_20_Text"><text:span text:style-name="T6">"table"</text:span></text:span><text:span text:style-name="T4"> shows up.</text:span></text:p>
        <text:p text:style-name="P11"/>
        <text:h text:style-name="P18" text:outline-level="2">6. You’re doing the right thing 👍</text:h>
        <text:p text:style-name="P4">Honestly:</text:p>
        <text:list text:style-name="L8">
          <text:list-item>
            <text:p text:style-name="P28">Static JSON</text:p>
          </text:list-item>
          <text:list-item>
            <text:p text:style-name="P28">No framework</text:p>
          </text:list-item>
          <text:list-item>
            <text:p text:style-name="P28">No DB</text:p>
          </text:list-item>
          <text:list-item>
            <text:p text:style-name="P28">No premature automation</text:p>
          </text:list-item>
        </text:list>
        <text:p text:style-name="P6"><text:span text:style-name="T4">That’s </text:span><text:span text:style-name="Emphasis"><text:span text:style-name="T4">exactly</text:span></text:span><text:span text:style-name="T4"> how dashboards like this should start.</text:span></text:p>
        <text:p text:style-name="P17">When you’re ready, next natural steps I can help with:</text:p>
        <text:list text:style-name="L9">
          <text:list-item>
            <text:p text:style-name="P29">Designing Koha SQL reports</text:p>
          </text:list-item>
          <text:list-item>
            <text:p text:style-name="P29">CSV → JSON transform script</text:p>
          </text:list-item>
          <text:list-item>
            <text:p text:style-name="P29"><text:soft-page-break/>Cron + email script</text:p>
          </text:list-item>
          <text:list-item>
            <text:p text:style-name="P30"><text:span text:style-name="T4">Turning that </text:span><text:span text:style-name="Source_20_Text"><text:span text:style-name="T6">&lt;ul&gt;</text:span></text:span><text:span text:style-name="T4"> into a real chart (still no heavy JS libs if you don’t want them)</text:span></text:p>
          </text:list-item>
        </text:list>
        <text:p text:style-name="P15">Just say the word when you’re ready to move to the next piece.</text:p>
        <text:p text:style-name="P16"><draw:frame draw:style-name="fr1" draw:name="Frame5" text:anchor-type="char" svg:width="0.041cm" draw:z-index="4"><draw:text-box fo:min-height="0.041cm"><text:h text:style-name="P3" text:outline-level="5">You said:</text:h></draw:text-box></draw:frame>why not format the sql output to json formatting, rather than csv?</text:p>
        <text:p text:style-name="P6"><draw:frame draw:style-name="fr1" draw:name="Frame6" text:anchor-type="char" svg:width="0.041cm" draw:z-index="5"><draw:text-box fo:min-height="0.041cm"><text:h text:style-name="P5" text:outline-level="6">ChatGPT said:</text:h></draw:text-box></draw:frame><text:span text:style-name="T4">Short answer: </text:span><text:span text:style-name="Strong_20_Emphasis"><text:span text:style-name="T5">you absolutely can</text:span></text:span><text:span text:style-name="T4"> — and in some setups it’s a great idea.<text:line-break/>Longer answer: it depends on </text:span><text:span text:style-name="Strong_20_Emphasis"><text:span text:style-name="T5">how Koha lets you get the data out</text:span></text:span><text:span text:style-name="T4"> and </text:span><text:span text:style-name="Strong_20_Emphasis"><text:span text:style-name="T5">how much control you have</text:span></text:span><text:span text:style-name="T4">.</text:span></text:p>
        <text:p text:style-name="P17">Let’s break it down pragmatically.</text:p>
        <text:p text:style-name="P11"/>
        <text:h text:style-name="P18" text:outline-level="2">1. Can Koha SQL output JSON directly?</text:h>
        <text:h text:style-name="P31" text:outline-level="3"><text:span text:style-name="T20">If you’re running SQL </text:span><text:span text:style-name="Strong_20_Emphasis"><text:span text:style-name="T20">inside Koha’s “Saved Reports” UI</text:span></text:span></text:h>
        <text:p text:style-name="P6"><text:span text:style-name="T8">👉 </text:span><text:span text:style-name="Strong_20_Emphasis"><text:span text:style-name="T5">Usually no (or painfully limited)</text:span></text:span></text:p>
        <text:p text:style-name="P17">Reasons:</text:p>
        <text:list text:style-name="L10">
          <text:list-item>
            <text:p text:style-name="P32">Koha runs reports through its own UI layer</text:p>
          </text:list-item>
          <text:list-item>
            <text:p text:style-name="P32">Output formats are basically:</text:p>
            <text:list>
              <text:list-item>
                <text:p text:style-name="P32">HTML table</text:p>
              </text:list-item>
              <text:list-item>
                <text:p text:style-name="P32">CSV</text:p>
              </text:list-item>
            </text:list>
          </text:list-item>
          <text:list-item>
            <text:p text:style-name="P33"><text:span text:style-name="T4">Even if MySQL/MariaDB </text:span><text:span text:style-name="Emphasis"><text:span text:style-name="T4">supports</text:span></text:span><text:span text:style-name="T4"> </text:span><text:span text:style-name="Source_20_Text"><text:span text:style-name="T6">JSON_OBJECT()</text:span></text:span><text:span text:style-name="T4">, Koha often:</text:span></text:p>
            <text:list>
              <text:list-item>
                <text:p text:style-name="P32">strips functions</text:p>
              </text:list-item>
              <text:list-item>
                <text:p text:style-name="P32">mangles formatting</text:p>
              </text:list-item>
              <text:list-item>
                <text:p text:style-name="P32">or forces tabular output anyway</text:p>
              </text:list-item>
            </text:list>
          </text:list-item>
        </text:list>
        <text:p text:style-name="P6"><text:span text:style-name="T4">So you </text:span><text:span text:style-name="Emphasis"><text:span text:style-name="T4">can</text:span></text:span><text:span text:style-name="T4"> write JSON-looking strings… but Koha will still wrap them in a table.</text:span></text:p>
        <text:p text:style-name="P6"><text:span text:style-name="T4">Result: </text:span><text:span text:style-name="Strong_20_Emphasis"><text:span text:style-name="T5">JSON-shaped text inside CSV</text:span></text:span><text:span text:style-name="T4"> 😬</text:span></text:p>
        <text:p text:style-name="P11"/>
        <text:h text:style-name="P18" text:outline-level="2"><text:soft-page-break/>2. If you have direct DB access (cron / server-side)</text:h>
        <text:p text:style-name="P4">This is where JSON output shines ✨</text:p>
        <text:h text:style-name="P7" text:outline-level="3">MySQL / MariaDB example (KPIs)</text:h>
        <text:p text:style-name="P19"><text:span text:style-name="Source_20_Text"><text:span text:style-name="T18">SELECT</text:span></text:span><text:span text:style-name="Source_20_Text"><text:span text:style-name="T9"> </text:span></text:span><text:span text:style-name="Source_20_Text"><text:span text:style-name="T21">JSON_OBJECT</text:span></text:span><text:span text:style-name="Source_20_Text"><text:span text:style-name="T9">(</text:span></text:span></text:p>
        <text:p text:style-name="P19"><text:span text:style-name="Source_20_Text"><text:span text:style-name="T10"><text:s text:c="2"/></text:span></text:span><text:span text:style-name="Source_20_Text"><text:span text:style-name="T12">'generated_at'</text:span></text:span><text:span text:style-name="Source_20_Text"><text:span text:style-name="T9">, NOW(),</text:span></text:span></text:p>
        <text:p text:style-name="P19"><text:span text:style-name="Source_20_Text"><text:span text:style-name="T10"><text:s text:c="2"/></text:span></text:span><text:span text:style-name="Source_20_Text"><text:span text:style-name="T12">'total_loans'</text:span></text:span><text:span text:style-name="Source_20_Text"><text:span text:style-name="T9">, </text:span></text:span><text:span text:style-name="Source_20_Text"><text:span text:style-name="T21">COUNT</text:span></text:span><text:span text:style-name="Source_20_Text"><text:span text:style-name="T9">(*),</text:span></text:span></text:p>
        <text:p text:style-name="P19"><text:span text:style-name="Source_20_Text"><text:span text:style-name="T10"><text:s text:c="2"/></text:span></text:span><text:span text:style-name="Source_20_Text"><text:span text:style-name="T12">'active_borrowers'</text:span></text:span><text:span text:style-name="Source_20_Text"><text:span text:style-name="T9">, </text:span></text:span><text:span text:style-name="Source_20_Text"><text:span text:style-name="T21">COUNT</text:span></text:span><text:span text:style-name="Source_20_Text"><text:span text:style-name="T9">(</text:span></text:span><text:span text:style-name="Source_20_Text"><text:span text:style-name="T18">DISTINCT</text:span></text:span><text:span text:style-name="Source_20_Text"><text:span text:style-name="T9"> borrower_id)</text:span></text:span></text:p>
        <text:p text:style-name="P19"><text:span text:style-name="Source_20_Text"><text:span text:style-name="T9">) </text:span></text:span><text:span text:style-name="Source_20_Text"><text:span text:style-name="T18">AS</text:span></text:span><text:span text:style-name="Source_20_Text"><text:span text:style-name="T9"> dashboard_json</text:span></text:span></text:p>
        <text:p text:style-name="P19"><text:span text:style-name="Source_20_Text"><text:span text:style-name="T18">FROM</text:span></text:span><text:span text:style-name="Source_20_Text"><text:span text:style-name="T9"> issues</text:span></text:span></text:p>
        <text:p text:style-name="P19"><text:span text:style-name="Source_20_Text"><text:span text:style-name="T18">WHERE</text:span></text:span><text:span text:style-name="Source_20_Text"><text:span text:style-name="T9"> issuedate &gt;= </text:span></text:span><text:span text:style-name="Source_20_Text"><text:span text:style-name="T12">'2025-09-01'</text:span></text:span><text:span text:style-name="Source_20_Text"><text:span text:style-name="T9">;</text:span></text:span></text:p>
        <text:p text:style-name="P4">Pros:</text:p>
        <text:list text:style-name="L11">
          <text:list-item>
            <text:p text:style-name="P34">Single row</text:p>
          </text:list-item>
          <text:list-item>
            <text:p text:style-name="P34">Structurally valid JSON</text:p>
          </text:list-item>
          <text:list-item>
            <text:p text:style-name="P34">No parsing step needed</text:p>
          </text:list-item>
        </text:list>
        <text:p text:style-name="P4">Cons:</text:p>
        <text:list text:style-name="L12">
          <text:list-item>
            <text:p text:style-name="P35">Harder to diff / eyeball</text:p>
          </text:list-item>
          <text:list-item>
            <text:p text:style-name="P35">SQL gets gnarly fast for complex widgets</text:p>
          </text:list-item>
        </text:list>
        <text:p text:style-name="P11"/>
        <text:h text:style-name="P36" text:outline-level="2"><text:span text:style-name="T22">3. Why CSV is still often the better </text:span><text:span text:style-name="Emphasis"><text:span text:style-name="T22">first</text:span></text:span><text:span text:style-name="T22"> step</text:span></text:h>
        <text:p text:style-name="P4">Even though JSON feels “cleaner”, CSV wins early on because:</text:p>
        <text:h text:style-name="P37" text:outline-level="3">✔️ <text:span text:style-name="T23">Debuggability</text:span></text:h>
        <text:p text:style-name="P4">You can:</text:p>
        <text:list text:style-name="L13">
          <text:list-item>
            <text:p text:style-name="P38">Open it in Excel / LibreOffice</text:p>
          </text:list-item>
          <text:list-item>
            <text:p text:style-name="P38"><text:soft-page-break/>Hand it to colleagues</text:p>
          </text:list-item>
          <text:list-item>
            <text:p text:style-name="P38">Sanity-check numbers visually</text:p>
          </text:list-item>
        </text:list>
        <text:p text:style-name="P4">JSON from SQL is:</text:p>
        <text:list text:style-name="L14">
          <text:list-item>
            <text:p text:style-name="P39">Hard to eyeball</text:p>
          </text:list-item>
          <text:list-item>
            <text:p text:style-name="P39">Easy to subtly break</text:p>
          </text:list-item>
          <text:list-item>
            <text:p text:style-name="P39">Annoying to debug inside SQL alone</text:p>
          </text:list-item>
        </text:list>
        <text:p text:style-name="P11"/>
        <text:h text:style-name="P36" text:outline-level="2"><text:span text:style-name="T22">4. Where JSON-in-SQL </text:span><text:span text:style-name="Emphasis"><text:span text:style-name="T22">does</text:span></text:span><text:span text:style-name="T22"> make sense</text:span></text:h>
        <text:p text:style-name="P6"><text:span text:style-name="T4">Once you automate and </text:span><text:span text:style-name="Strong_20_Emphasis"><text:span text:style-name="T5">stop humans touching the output</text:span></text:span><text:span text:style-name="T4">, JSON becomes attractive.</text:span></text:p>
        <text:p text:style-name="P17">Good candidates:</text:p>
        <text:list text:style-name="L15">
          <text:list-item>
            <text:p text:style-name="P40">Final machine-only export</text:p>
          </text:list-item>
          <text:list-item>
            <text:p text:style-name="P40">Nightly cron jobs</text:p>
          </text:list-item>
          <text:list-item>
            <text:p text:style-name="P40">Single-purpose KPIs</text:p>
          </text:list-item>
        </text:list>
        <text:p text:style-name="P4">Bad candidates:</text:p>
        <text:list text:style-name="L16">
          <text:list-item>
            <text:p text:style-name="P41">Ad-hoc reports</text:p>
          </text:list-item>
          <text:list-item>
            <text:p text:style-name="P41">Anything staff might tweak</text:p>
          </text:list-item>
          <text:list-item>
            <text:p text:style-name="P41">Anything you’ll want to copy/paste manually</text:p>
          </text:list-item>
        </text:list>
        <text:p text:style-name="P11"/>
        <text:h text:style-name="P18" text:outline-level="2">5. Hybrid approach (best of both worlds)</text:h>
        <text:p text:style-name="P4">This is what I usually recommend for setups like yours:</text:p>
        <text:h text:style-name="P7" text:outline-level="3">Phase 1 (now)</text:h>
        <text:list text:style-name="L17">
          <text:list-item>
            <text:p text:style-name="P42"><text:span text:style-name="T4">Koha report → </text:span><text:span text:style-name="Strong_20_Emphasis"><text:span text:style-name="T5">CSV</text:span></text:span></text:p>
          </text:list-item>
          <text:list-item>
            <text:p text:style-name="P43"><text:soft-page-break/>Convert → JSON with a small script</text:p>
          </text:list-item>
          <text:list-item>
            <text:p text:style-name="P43">Validate &amp; adjust structure easily</text:p>
          </text:list-item>
        </text:list>
        <text:h text:style-name="P7" text:outline-level="3">Phase 2 (automation)</text:h>
        <text:list text:style-name="L18">
          <text:list-item>
            <text:p text:style-name="P44"><text:span text:style-name="T4">SQL returns </text:span><text:span text:style-name="Strong_20_Emphasis"><text:span text:style-name="T5">rows</text:span></text:span></text:p>
          </text:list-item>
          <text:list-item>
            <text:p text:style-name="P45">Script assembles JSON</text:p>
          </text:list-item>
          <text:list-item>
            <text:p text:style-name="P45">Script adds:</text:p>
            <text:list>
              <text:list-item>
                <text:p text:style-name="P44"><text:span text:style-name="Source_20_Text"><text:span text:style-name="T6">meta</text:span></text:span></text:p>
              </text:list-item>
              <text:list-item>
                <text:p text:style-name="P45">timestamps</text:p>
              </text:list-item>
              <text:list-item>
                <text:p text:style-name="P45">comparisons to last run</text:p>
              </text:list-item>
              <text:list-item>
                <text:p text:style-name="P45">email summary</text:p>
              </text:list-item>
            </text:list>
          </text:list-item>
        </text:list>
        <text:p text:style-name="P4">This keeps:</text:p>
        <text:list text:style-name="L19">
          <text:list-item>
            <text:p text:style-name="P46">SQL = data extraction</text:p>
          </text:list-item>
          <text:list-item>
            <text:p text:style-name="P46">Script = structure &amp; logic</text:p>
          </text:list-item>
        </text:list>
        <text:p text:style-name="P4">Clean separation. Much easier to maintain.</text:p>
        <text:p text:style-name="P11"/>
        <text:h text:style-name="P18" text:outline-level="2">6. One big gotcha with JSON-from-SQL ⚠️</text:h>
        <text:p text:style-name="P6"><text:span text:style-name="T4">If </text:span><text:span text:style-name="Emphasis"><text:span text:style-name="T4">anything</text:span></text:span><text:span text:style-name="T4"> returns:</text:span></text:p>
        <text:list text:style-name="L20">
          <text:list-item>
            <text:p text:style-name="P47"><text:span text:style-name="Source_20_Text"><text:span text:style-name="T6">NULL</text:span></text:span></text:p>
          </text:list-item>
          <text:list-item>
            <text:p text:style-name="P48">bad encoding</text:p>
          </text:list-item>
          <text:list-item>
            <text:p text:style-name="P48">unexpected row count</text:p>
          </text:list-item>
        </text:list>
        <text:p text:style-name="P6"><text:span text:style-name="T4">Your JSON becomes invalid and </text:span><text:span text:style-name="Strong_20_Emphasis"><text:span text:style-name="T5">everything downstream breaks</text:span></text:span><text:span text:style-name="T4">.</text:span></text:p>
        <text:p text:style-name="P17">CSV degrades gracefully. JSON does not.</text:p>
        <text:p text:style-name="P11"/>
        <text:h text:style-name="P18" text:outline-level="2"><text:soft-page-break/>TL;DR</text:h>
        <text:list text:style-name="L21">
          <text:list-item>
            <text:p text:style-name="P49"><text:span text:style-name="Strong_20_Emphasis"><text:span text:style-name="T5">Yes</text:span></text:span><text:span text:style-name="T4">, JSON from SQL is possible</text:span></text:p>
          </text:list-item>
          <text:list-item>
            <text:p text:style-name="P49"><text:span text:style-name="Strong_20_Emphasis"><text:span text:style-name="T5">Koha UI makes it awkward</text:span></text:span></text:p>
          </text:list-item>
          <text:list-item>
            <text:p text:style-name="P49"><text:span text:style-name="Strong_20_Emphasis"><text:span text:style-name="T5">CSV is safer and friendlier early on</text:span></text:span></text:p>
          </text:list-item>
          <text:list-item>
            <text:p text:style-name="P49"><text:span text:style-name="Strong_20_Emphasis"><text:span text:style-name="T5">JSON makes more sense once automated</text:span></text:span></text:p>
          </text:list-item>
          <text:list-item>
            <text:p text:style-name="P49"><text:span text:style-name="T4">Best pattern: </text:span><text:span text:style-name="Emphasis"><text:span text:style-name="T4">rows in SQL → structure in code</text:span></text:span></text:p>
          </text:list-item>
        </text:list>
        <text:p text:style-name="P4">If you want, next we can:</text:p>
        <text:list text:style-name="L22">
          <text:list-item>
            <text:p text:style-name="P50">Sketch a Koha report that’s “JSON-ready”</text:p>
          </text:list-item>
          <text:list-item>
            <text:p text:style-name="P50">Design a CSV → dashboard.json transform script</text:p>
          </text:list-item>
          <text:list-item>
            <text:p text:style-name="P50">Or look at what Koha version you’re on and how permissive its SQL engine is</text:p>
          </text:list-item>
        </text:list>
        <text:p text:style-name="P16"><draw:frame draw:style-name="fr1" draw:name="Frame7" text:anchor-type="char" svg:width="0.041cm" draw:z-index="6"><draw:text-box fo:min-height="0.041cm"><text:h text:style-name="P3" text:outline-level="5">You said:</text:h></draw:text-box></draw:frame>currently koha 23.11 will be converting to 24.11 in two weeks and 25.11 in july</text:p>
        <text:p text:style-name="P6"><draw:frame draw:style-name="fr1" draw:name="Frame8" text:anchor-type="char" svg:width="0.041cm" draw:z-index="7"><draw:text-box fo:min-height="0.041cm"><text:h text:style-name="P5" text:outline-level="6">ChatGPT said:</text:h></draw:text-box></draw:frame><text:span text:style-name="T4">Nice — that actually helps a lot. You’re in a </text:span><text:span text:style-name="Emphasis"><text:span text:style-name="T4">good</text:span></text:span><text:span text:style-name="T4"> place version-wise 👍<text:line-break/>Let me translate what those versions mean </text:span><text:span text:style-name="Emphasis"><text:span text:style-name="T4">practically</text:span></text:span><text:span text:style-name="T4"> for the question you asked (JSON vs CSV, automation, cron, etc.).</text:span></text:p>
        <text:p text:style-name="P11"/>
        <text:h text:style-name="P36" text:outline-level="2"><text:span text:style-name="T22">1. Koha 23.11 → 24.11 → 25.11: what </text:span><text:span text:style-name="Emphasis"><text:span text:style-name="T22">actually</text:span></text:span><text:span text:style-name="T22"> changes for you</text:span></text:h>
        <text:p text:style-name="P6"><text:span text:style-name="T4">From a </text:span><text:span text:style-name="Strong_20_Emphasis"><text:span text:style-name="T5">Saved Reports / SQL</text:span></text:span><text:span text:style-name="T4"> point of view:</text:span></text:p>
        <text:list text:style-name="L23">
          <text:list-item>
            <text:p text:style-name="P51"><text:span text:style-name="T4">All three are on </text:span><text:span text:style-name="Strong_20_Emphasis"><text:span text:style-name="T5">MariaDB/MySQL</text:span></text:span></text:p>
          </text:list-item>
          <text:list-item>
            <text:p text:style-name="P51"><text:span text:style-name="T4">JSON functions (</text:span><text:span text:style-name="Source_20_Text"><text:span text:style-name="T6">JSON_OBJECT</text:span></text:span><text:span text:style-name="T4">, </text:span><text:span text:style-name="Source_20_Text"><text:span text:style-name="T6">JSON_ARRAYAGG</text:span></text:span><text:span text:style-name="T4">, etc.) exist</text:span></text:p>
          </text:list-item>
          <text:list-item>
            <text:p text:style-name="P51"><text:span text:style-name="Strong_20_Emphasis"><text:span text:style-name="T5">Koha’s report runner is still the limiting factor</text:span></text:span><text:span text:style-name="T4">, not the DB version</text:span></text:p>
          </text:list-item>
        </text:list>
        <text:p text:style-name="P4">So:</text:p>
        <text:list text:style-name="L24">
          <text:list-item>
            <text:p text:style-name="P52"><text:span text:style-name="T4">Upgrading </text:span><text:span text:style-name="Strong_20_Emphasis"><text:span text:style-name="T5">does not suddenly make JSON output nice</text:span></text:span></text:p>
          </text:list-item>
          <text:list-item>
            <text:p text:style-name="P52"><text:span text:style-name="T4">CSV remains the </text:span><text:span text:style-name="Emphasis"><text:span text:style-name="T4">first-class</text:span></text:span><text:span text:style-name="T4"> export format in the UI</text:span></text:p>
          </text:list-item>
          <text:list-item>
            <text:p text:style-name="P53">Any SQL you write now will still run in 25.11</text:p>
          </text:list-item>
        </text:list>
        <text:p text:style-name="P4"><text:soft-page-break/>Good news: you won’t have to rewrite reports each upgrade.</text:p>
        <text:p text:style-name="P11"/>
        <text:h text:style-name="P36" text:outline-level="2"><text:span text:style-name="T22">2. What I’d do </text:span><text:span text:style-name="Emphasis"><text:span text:style-name="T22">right now</text:span></text:span><text:span text:style-name="T22"> on 23.11 (and keep through 25.11)</text:span></text:h>
        <text:h text:style-name="P7" text:outline-level="3">Write reports that are:</text:h>
        <text:list text:style-name="L25">
          <text:list-item>
            <text:p text:style-name="P54"><text:span text:style-name="Strong_20_Emphasis"><text:span text:style-name="T5">Row-oriented</text:span></text:span></text:p>
          </text:list-item>
          <text:list-item>
            <text:p text:style-name="P54"><text:span text:style-name="Strong_20_Emphasis"><text:span text:style-name="T5">Column-clean</text:span></text:span></text:p>
          </text:list-item>
          <text:list-item>
            <text:p text:style-name="P54"><text:span text:style-name="Strong_20_Emphasis"><text:span text:style-name="T5">Script-friendly</text:span></text:span></text:p>
          </text:list-item>
        </text:list>
        <text:p text:style-name="P4">Example (KPIs as rows, not blobs):</text:p>
        <text:p text:style-name="P19"><text:span text:style-name="Source_20_Text"><text:span text:style-name="T18">SELECT</text:span></text:span><text:span text:style-name="Source_20_Text"><text:span text:style-name="T9"> </text:span></text:span><text:span text:style-name="Source_20_Text"><text:span text:style-name="T12">'total_loans'</text:span></text:span><text:span text:style-name="Source_20_Text"><text:span text:style-name="T9"> </text:span></text:span><text:span text:style-name="Source_20_Text"><text:span text:style-name="T18">AS</text:span></text:span><text:span text:style-name="Source_20_Text"><text:span text:style-name="T9"> metric, </text:span></text:span><text:span text:style-name="Source_20_Text"><text:span text:style-name="T21">COUNT</text:span></text:span><text:span text:style-name="Source_20_Text"><text:span text:style-name="T9">(*) </text:span></text:span><text:span text:style-name="Source_20_Text"><text:span text:style-name="T18">AS</text:span></text:span><text:span text:style-name="Source_20_Text"><text:span text:style-name="T9"> </text:span></text:span><text:span text:style-name="Source_20_Text"><text:span text:style-name="T18">value</text:span></text:span></text:p>
        <text:p text:style-name="P19"><text:span text:style-name="Source_20_Text"><text:span text:style-name="T18">FROM</text:span></text:span><text:span text:style-name="Source_20_Text"><text:span text:style-name="T9"> issues</text:span></text:span></text:p>
        <text:p text:style-name="P19"><text:span text:style-name="Source_20_Text"><text:span text:style-name="T18">WHERE</text:span></text:span><text:span text:style-name="Source_20_Text"><text:span text:style-name="T9"> issuedate &gt;= </text:span></text:span><text:span text:style-name="Source_20_Text"><text:span text:style-name="T12">'2025-09-01'</text:span></text:span></text:p>
        <text:p text:style-name="P27"/>
        <text:p text:style-name="P19"><text:span text:style-name="Source_20_Text"><text:span text:style-name="T18">UNION</text:span></text:span><text:span text:style-name="Source_20_Text"><text:span text:style-name="T9"> </text:span></text:span><text:span text:style-name="Source_20_Text"><text:span text:style-name="T18">ALL</text:span></text:span></text:p>
        <text:p text:style-name="P27"/>
        <text:p text:style-name="P19"><text:span text:style-name="Source_20_Text"><text:span text:style-name="T18">SELECT</text:span></text:span><text:span text:style-name="Source_20_Text"><text:span text:style-name="T9"> </text:span></text:span><text:span text:style-name="Source_20_Text"><text:span text:style-name="T12">'active_borrowers'</text:span></text:span><text:span text:style-name="Source_20_Text"><text:span text:style-name="T9">, </text:span></text:span><text:span text:style-name="Source_20_Text"><text:span text:style-name="T21">COUNT</text:span></text:span><text:span text:style-name="Source_20_Text"><text:span text:style-name="T9">(</text:span></text:span><text:span text:style-name="Source_20_Text"><text:span text:style-name="T18">DISTINCT</text:span></text:span><text:span text:style-name="Source_20_Text"><text:span text:style-name="T9"> borrowernumber)</text:span></text:span></text:p>
        <text:p text:style-name="P19"><text:span text:style-name="Source_20_Text"><text:span text:style-name="T18">FROM</text:span></text:span><text:span text:style-name="Source_20_Text"><text:span text:style-name="T9"> issues</text:span></text:span></text:p>
        <text:p text:style-name="P19"><text:span text:style-name="Source_20_Text"><text:span text:style-name="T18">WHERE</text:span></text:span><text:span text:style-name="Source_20_Text"><text:span text:style-name="T9"> issuedate &gt;= </text:span></text:span><text:span text:style-name="Source_20_Text"><text:span text:style-name="T12">'2025-09-01'</text:span></text:span><text:span text:style-name="Source_20_Text"><text:span text:style-name="T9">;</text:span></text:span></text:p>
        <text:p text:style-name="P4">This:</text:p>
        <text:list text:style-name="L26">
          <text:list-item>
            <text:p text:style-name="P55">Exports beautifully to CSV</text:p>
          </text:list-item>
          <text:list-item>
            <text:p text:style-name="P56"><text:span text:style-name="T4">Is trivial to transform into your </text:span><text:span text:style-name="Source_20_Text"><text:span text:style-name="T6">kpis[]</text:span></text:span></text:p>
          </text:list-item>
          <text:list-item>
            <text:p text:style-name="P55">Survives every Koha upgrade</text:p>
          </text:list-item>
        </text:list>
        <text:p text:style-name="P11"/>
        <text:h text:style-name="P36" text:outline-level="2"><text:span text:style-name="T22">3. Why not jump to JSON-in-SQL </text:span><text:span text:style-name="Emphasis"><text:span text:style-name="T22">yet</text:span></text:span><text:span text:style-name="T22"> (given your upgrade path)</text:span></text:h>
        <text:p text:style-name="P6"><text:span text:style-name="T4">You’re about to do </text:span><text:span text:style-name="Strong_20_Emphasis"><text:span text:style-name="T5">two upgrades in 8 months</text:span></text:span><text:span text:style-name="T4">.</text:span></text:p>
        <text:p text:style-name="P17">That’s a strong argument for:</text:p>
        <text:list text:style-name="L27">
          <text:list-item>
            <text:p text:style-name="P57"><text:soft-page-break/>boring SQL</text:p>
          </text:list-item>
          <text:list-item>
            <text:p text:style-name="P57">boring output</text:p>
          </text:list-item>
          <text:list-item>
            <text:p text:style-name="P57">boring automation</text:p>
          </text:list-item>
        </text:list>
        <text:p text:style-name="P4">JSON-in-SQL tends to:</text:p>
        <text:list text:style-name="L28">
          <text:list-item>
            <text:p text:style-name="P58">break silently on upgrade quirks</text:p>
          </text:list-item>
          <text:list-item>
            <text:p text:style-name="P58">be harder to debug when something changes</text:p>
          </text:list-item>
          <text:list-item>
            <text:p text:style-name="P58">mix data + structure in one place</text:p>
          </text:list-item>
        </text:list>
        <text:p text:style-name="P4">CSV + transform script isolates you from all of that.</text:p>
        <text:p text:style-name="P11"/>
        <text:h text:style-name="P18" text:outline-level="2">4. When JSON-in-SQL becomes attractive (post–25.11)</text:h>
        <text:p text:style-name="P6"><text:span text:style-name="T4">Once you’re on </text:span><text:span text:style-name="Strong_20_Emphasis"><text:span text:style-name="T5">25.11 and stable</text:span></text:span><text:span text:style-name="T4">:</text:span></text:p>
        <text:list text:style-name="L29">
          <text:list-item>
            <text:p text:style-name="P59">No more schema churn</text:p>
          </text:list-item>
          <text:list-item>
            <text:p text:style-name="P59">Cron scripts in place</text:p>
          </text:list-item>
          <text:list-item>
            <text:p text:style-name="P59">Nobody opening the output manually</text:p>
          </text:list-item>
        </text:list>
        <text:p text:style-name="P4">That’s when this starts making sense:</text:p>
        <text:p text:style-name="P19"><text:span text:style-name="Source_20_Text"><text:span text:style-name="T18">SELECT</text:span></text:span><text:span text:style-name="Source_20_Text"><text:span text:style-name="T9"> </text:span></text:span><text:span text:style-name="Source_20_Text"><text:span text:style-name="T21">JSON_ARRAYAGG</text:span></text:span><text:span text:style-name="Source_20_Text"><text:span text:style-name="T9">(</text:span></text:span></text:p>
        <text:p text:style-name="P19"><text:span text:style-name="Source_20_Text"><text:span text:style-name="T10"><text:s text:c="2"/></text:span></text:span><text:span text:style-name="Source_20_Text"><text:span text:style-name="T21">JSON_OBJECT</text:span></text:span><text:span text:style-name="Source_20_Text"><text:span text:style-name="T9">(</text:span></text:span></text:p>
        <text:p text:style-name="P19"><text:span text:style-name="Source_20_Text"><text:span text:style-name="T10"><text:s text:c="4"/></text:span></text:span><text:span text:style-name="Source_20_Text"><text:span text:style-name="T12">'month'</text:span></text:span><text:span text:style-name="Source_20_Text"><text:span text:style-name="T9">, DATE_FORMAT(issuedate, </text:span></text:span><text:span text:style-name="Source_20_Text"><text:span text:style-name="T12">'%b'</text:span></text:span><text:span text:style-name="Source_20_Text"><text:span text:style-name="T9">),</text:span></text:span></text:p>
        <text:p text:style-name="P19"><text:span text:style-name="Source_20_Text"><text:span text:style-name="T10"><text:s text:c="4"/></text:span></text:span><text:span text:style-name="Source_20_Text"><text:span text:style-name="T12">'value'</text:span></text:span><text:span text:style-name="Source_20_Text"><text:span text:style-name="T9">, </text:span></text:span><text:span text:style-name="Source_20_Text"><text:span text:style-name="T21">COUNT</text:span></text:span><text:span text:style-name="Source_20_Text"><text:span text:style-name="T9">(*)</text:span></text:span></text:p>
        <text:p text:style-name="P27"><text:span text:style-name="Source_20_Text"><text:span text:style-name="T10"><text:s text:c="2"/></text:span></text:span><text:span text:style-name="Source_20_Text"><text:span text:style-name="T9">)</text:span></text:span></text:p>
        <text:p text:style-name="P27"><text:span text:style-name="Source_20_Text"><text:span text:style-name="T9">)</text:span></text:span></text:p>
        <text:p text:style-name="P19"><text:span text:style-name="Source_20_Text"><text:span text:style-name="T18">FROM</text:span></text:span><text:span text:style-name="Source_20_Text"><text:span text:style-name="T9"> issues</text:span></text:span></text:p>
        <text:p text:style-name="P19"><text:span text:style-name="Source_20_Text"><text:span text:style-name="T18">GROUP</text:span></text:span><text:span text:style-name="Source_20_Text"><text:span text:style-name="T9"> </text:span></text:span><text:span text:style-name="Source_20_Text"><text:span text:style-name="T18">BY</text:span></text:span><text:span text:style-name="Source_20_Text"><text:span text:style-name="T9"> </text:span></text:span><text:span text:style-name="Source_20_Text"><text:span text:style-name="T18">MONTH</text:span></text:span><text:span text:style-name="Source_20_Text"><text:span text:style-name="T9">(issuedate);</text:span></text:span></text:p>
        <text:p text:style-name="P4">But even then, I’d:</text:p>
        <text:list text:style-name="L30">
          <text:list-item>
            <text:p text:style-name="P60"><text:soft-page-break/><text:span text:style-name="T4">Keep it </text:span><text:span text:style-name="Strong_20_Emphasis"><text:span text:style-name="T5">per-widget</text:span></text:span><text:span text:style-name="T4">, not one giant JSON doc</text:span></text:p>
          </text:list-item>
          <text:list-item>
            <text:p text:style-name="P60"><text:span text:style-name="T4">Assemble the final </text:span><text:span text:style-name="Source_20_Text"><text:span text:style-name="T6">dashboard.json</text:span></text:span><text:span text:style-name="T4"> in code</text:span></text:p>
          </text:list-item>
        </text:list>
        <text:p text:style-name="P11"/>
        <text:h text:style-name="P18" text:outline-level="2">5. Upgrade-safe design rules (worth writing on a Post-it)</text:h>
        <text:list text:style-name="L31">
          <text:list-item>
            <text:p text:style-name="P61"><text:span text:style-name="Strong_20_Emphasis"><text:span text:style-name="T5">SQL extracts facts, not structure</text:span></text:span></text:p>
          </text:list-item>
          <text:list-item>
            <text:p text:style-name="P61"><text:span text:style-name="Strong_20_Emphasis"><text:span text:style-name="T5">One report = one concern</text:span></text:span></text:p>
          </text:list-item>
          <text:list-item>
            <text:p text:style-name="P61"><text:span text:style-name="Strong_20_Emphasis"><text:span text:style-name="T5">No JSON blobs in Koha reports</text:span></text:span></text:p>
          </text:list-item>
          <text:list-item>
            <text:p text:style-name="P61"><text:span text:style-name="Strong_20_Emphasis"><text:span text:style-name="T5">Final JSON assembled outside Koha</text:span></text:span></text:p>
          </text:list-item>
          <text:list-item>
            <text:p text:style-name="P61"><text:span text:style-name="Strong_20_Emphasis"><text:span text:style-name="T5">Assume reports will be rerun by humans</text:span></text:span></text:p>
          </text:list-item>
        </text:list>
        <text:p text:style-name="P4">Follow those and upgrades become boring (the best kind).</text:p>
        <text:p text:style-name="P11"/>
        <text:h text:style-name="P18" text:outline-level="2">6. If you want to be extra clever (optional)</text:h>
        <text:p text:style-name="P6"><text:span text:style-name="T4">Add a version stamp </text:span><text:span text:style-name="Emphasis"><text:span text:style-name="T4">now</text:span></text:span><text:span text:style-name="T4">:</text:span></text:p>
        <text:p text:style-name="P19"><text:span text:style-name="Source_20_Text"><text:span text:style-name="T11">"meta"</text:span></text:span><text:span text:style-name="Source_20_Text"><text:span text:style-name="T9">: {</text:span></text:span></text:p>
        <text:p text:style-name="P19"><text:span text:style-name="Source_20_Text"><text:span text:style-name="T10"><text:s text:c="2"/></text:span></text:span><text:span text:style-name="Source_20_Text"><text:span text:style-name="T11">"generated_at"</text:span></text:span><text:span text:style-name="Source_20_Text"><text:span text:style-name="T9">: </text:span></text:span><text:span text:style-name="Source_20_Text"><text:span text:style-name="T12">"..."</text:span></text:span><text:span text:style-name="Source_20_Text"><text:span text:style-name="T9">,</text:span></text:span></text:p>
        <text:p text:style-name="P19"><text:span text:style-name="Source_20_Text"><text:span text:style-name="T10"><text:s text:c="2"/></text:span></text:span><text:span text:style-name="Source_20_Text"><text:span text:style-name="T11">"koha_version"</text:span></text:span><text:span text:style-name="Source_20_Text"><text:span text:style-name="T9">: </text:span></text:span><text:span text:style-name="Source_20_Text"><text:span text:style-name="T12">"23.11"</text:span></text:span><text:span text:style-name="Source_20_Text"><text:span text:style-name="T9">,</text:span></text:span></text:p>
        <text:p text:style-name="P19"><text:span text:style-name="Source_20_Text"><text:span text:style-name="T10"><text:s text:c="2"/></text:span></text:span><text:span text:style-name="Source_20_Text"><text:span text:style-name="T11">"schema_version"</text:span></text:span><text:span text:style-name="Source_20_Text"><text:span text:style-name="T9">: </text:span></text:span><text:span text:style-name="Source_20_Text"><text:span text:style-name="T11">1</text:span></text:span></text:p>
        <text:p text:style-name="P19"><text:span text:style-name="Source_20_Text"><text:span text:style-name="T9">}</text:span></text:span></text:p>
        <text:p text:style-name="P4">When something changes in 24.11:</text:p>
        <text:list text:style-name="L32">
          <text:list-item>
            <text:p text:style-name="P62"><text:span text:style-name="T4">bump </text:span><text:span text:style-name="Source_20_Text"><text:span text:style-name="T6">schema_version</text:span></text:span></text:p>
          </text:list-item>
          <text:list-item>
            <text:p text:style-name="P63">adjust the transform script</text:p>
          </text:list-item>
          <text:list-item>
            <text:p text:style-name="P63">dashboard JS stays untouched</text:p>
          </text:list-item>
        </text:list>
        <text:p text:style-name="P11"/>
        <text:h text:style-name="P18" text:outline-level="2">Bottom line</text:h>
        <text:p text:style-name="P4">Given:</text:p>
        <text:list text:style-name="L33">
          <text:list-item>
            <text:p text:style-name="P64"><text:soft-page-break/>Koha 23.11 now</text:p>
          </text:list-item>
          <text:list-item>
            <text:p text:style-name="P64">24.11 in two weeks</text:p>
          </text:list-item>
          <text:list-item>
            <text:p text:style-name="P64">25.11 in July</text:p>
          </text:list-item>
        </text:list>
        <text:p text:style-name="P6"><text:span text:style-name="Strong_20_Emphasis"><text:span text:style-name="T5">CSV → transform → JSON is the correct choice today.</text:span></text:span><text:span text:style-name="T4"><text:line-break/>JSON-in-SQL is a </text:span><text:span text:style-name="Emphasis"><text:span text:style-name="T4">phase-2 optimisation</text:span></text:span><text:span text:style-name="T4">, not a starting point.</text:span></text:p>
        <text:p text:style-name="P17">If you want, next we can:</text:p>
        <text:list text:style-name="L34">
          <text:list-item>
            <text:p text:style-name="P65">Design the exact Koha reports you’ll need</text:p>
          </text:list-item>
          <text:list-item>
            <text:p text:style-name="P65">Sketch the transform script (Python or shell)</text:p>
          </text:list-item>
          <text:list-item>
            <text:p text:style-name="P65">Decide which stats are monthly vs termly vs yearly</text:p>
          </text:list-item>
        </text:list>
        <text:p text:style-name="P15">You’re thinking about this in exactly the right order.</text:p>
        <text:p text:style-name="P16"><draw:frame draw:style-name="fr1" draw:name="Frame9" text:anchor-type="char" svg:width="0.041cm" draw:z-index="8"><draw:text-box fo:min-height="0.041cm"><text:h text:style-name="P3" text:outline-level="5">You said:</text:h></draw:text-box></draw:frame>can the transform scripts be run as js?</text:p>
        <text:p text:style-name="P6"><draw:frame draw:style-name="fr1" draw:name="Frame10" text:anchor-type="char" svg:width="0.041cm" draw:z-index="9"><draw:text-box fo:min-height="0.041cm"><text:h text:style-name="P5" text:outline-level="6">ChatGPT said:</text:h></draw:text-box></draw:frame><text:span text:style-name="T4">Yes — </text:span><text:span text:style-name="Strong_20_Emphasis"><text:span text:style-name="T5">absolutely</text:span></text:span><text:span text:style-name="T4">, and in your case it’s a totally reasonable choice 👍<text:line-break/>There are just a couple of </text:span><text:span text:style-name="Emphasis"><text:span text:style-name="T4">practical</text:span></text:span><text:span text:style-name="T4"> distinctions to be aware of.</text:span></text:p>
        <text:p text:style-name="P11"/>
        <text:h text:style-name="P18" text:outline-level="2">Short answer</text:h>
        <text:list text:style-name="L35">
          <text:list-item>
            <text:p text:style-name="P66"><text:span text:style-name="T8">✅ </text:span><text:span text:style-name="Strong_20_Emphasis"><text:span text:style-name="T5">Node.js is perfectly fine</text:span></text:span><text:span text:style-name="T4"> for transform scripts</text:span></text:p>
          </text:list-item>
          <text:list-item>
            <text:p text:style-name="P67">⚠️ <text:span text:style-name="T7">Browser JS is not (cron + browser = pain)</text:span></text:p>
          </text:list-item>
          <text:list-item>
            <text:p text:style-name="P67">👍 <text:span text:style-name="T7">Node fits nicely with your existing dashboard JS</text:span></text:p>
          </text:list-item>
        </text:list>
        <text:p text:style-name="P4">If you’re already thinking in JS, this keeps the stack consistent.</text:p>
        <text:p text:style-name="P11"/>
        <text:h text:style-name="P18" text:outline-level="2">What “JS” really means here</text:h>
        <text:h text:style-name="P37" text:outline-level="3">❌ <text:span text:style-name="T23">Not this</text:span></text:h>
        <text:list text:style-name="L36">
          <text:list-item>
            <text:p text:style-name="P68"><text:span text:style-name="Source_20_Text"><text:span text:style-name="T6">&lt;script&gt;</text:span></text:span><text:span text:style-name="T4"> in a browser</text:span></text:p>
          </text:list-item>
          <text:list-item>
            <text:p text:style-name="P69"><text:soft-page-break/>Anything that depends on DOM, fetch to local files, etc.</text:p>
          </text:list-item>
        </text:list>
        <text:h text:style-name="P37" text:outline-level="3">✅ <text:span text:style-name="T23">This</text:span></text:h>
        <text:list text:style-name="L37">
          <text:list-item>
            <text:p text:style-name="P70"><text:span text:style-name="Strong_20_Emphasis"><text:span text:style-name="T5">Node.js</text:span></text:span><text:span text:style-name="T4"> run via:</text:span></text:p>
            <text:p text:style-name="P71"><text:span text:style-name="Source_20_Text"><text:span text:style-name="T9">node transform.js</text:span></text:span></text:p>
          </text:list-item>
          <text:list-item>
            <text:p text:style-name="P72">Invoked by cron</text:p>
          </text:list-item>
          <text:list-item>
            <text:p text:style-name="P72">Reads CSV / JSON files</text:p>
          </text:list-item>
          <text:list-item>
            <text:p text:style-name="P70"><text:span text:style-name="T4">Writes </text:span><text:span text:style-name="Source_20_Text"><text:span text:style-name="T6">dashboard.json</text:span></text:span></text:p>
          </text:list-item>
        </text:list>
        <text:p text:style-name="P11"/>
        <text:h text:style-name="P18" text:outline-level="2">Typical Node-based transform flow</text:h>
        <text:p text:style-name="P19"><text:span text:style-name="Source_20_Text"><text:span text:style-name="T9">Koha CSV</text:span></text:span></text:p>
        <text:p text:style-name="P27"><text:span text:style-name="Source_20_Text"><text:span text:style-name="T10"><text:s text:c="2"/>↓</text:span></text:span></text:p>
        <text:p text:style-name="P27"><text:span text:style-name="Source_20_Text"><text:span text:style-name="T9">Node transform script</text:span></text:span></text:p>
        <text:p text:style-name="P27"><text:span text:style-name="Source_20_Text"><text:span text:style-name="T10"><text:s text:c="2"/>↓</text:span></text:span></text:p>
        <text:p text:style-name="P27"><text:span text:style-name="Source_20_Text"><text:span text:style-name="T9">dashboard.json</text:span></text:span></text:p>
        <text:p text:style-name="P27"><text:span text:style-name="Source_20_Text"><text:span text:style-name="T10"><text:s text:c="2"/>↓</text:span></text:span></text:p>
        <text:p text:style-name="P27"><text:span text:style-name="Source_20_Text"><text:span text:style-name="T9">Email / dashboard</text:span></text:span></text:p>
        <text:p text:style-name="P11"/>
        <text:h text:style-name="P18" text:outline-level="2">Minimal example (CSV → your dashboard.json)</text:h>
        <text:h text:style-name="P31" text:outline-level="3"><text:span text:style-name="Source_20_Text"><text:span text:style-name="T24">transform.js</text:span></text:span></text:h>
        <text:p text:style-name="P19"><text:span text:style-name="Source_20_Text"><text:span text:style-name="T18">import</text:span></text:span><text:span text:style-name="Source_20_Text"><text:span text:style-name="T9"> fs </text:span></text:span><text:span text:style-name="Source_20_Text"><text:span text:style-name="T18">from</text:span></text:span><text:span text:style-name="Source_20_Text"><text:span text:style-name="T9"> </text:span></text:span><text:span text:style-name="Source_20_Text"><text:span text:style-name="T12">'fs'</text:span></text:span><text:span text:style-name="Source_20_Text"><text:span text:style-name="T9">;</text:span></text:span></text:p>
        <text:p text:style-name="P19"><text:span text:style-name="Source_20_Text"><text:span text:style-name="T18">import</text:span></text:span><text:span text:style-name="Source_20_Text"><text:span text:style-name="T9"> { parse } </text:span></text:span><text:span text:style-name="Source_20_Text"><text:span text:style-name="T18">from</text:span></text:span><text:span text:style-name="Source_20_Text"><text:span text:style-name="T9"> </text:span></text:span><text:span text:style-name="Source_20_Text"><text:span text:style-name="T12">'csv-parse/sync'</text:span></text:span><text:span text:style-name="Source_20_Text"><text:span text:style-name="T9">;</text:span></text:span></text:p>
        <text:p text:style-name="P27"/>
        <text:p text:style-name="P19"><text:span text:style-name="Source_20_Text"><text:span text:style-name="T18">const</text:span></text:span><text:span text:style-name="Source_20_Text"><text:span text:style-name="T9"> csv = fs.</text:span></text:span><text:span text:style-name="Source_20_Text"><text:span text:style-name="T19">readFileSync</text:span></text:span><text:span text:style-name="Source_20_Text"><text:span text:style-name="T9">(</text:span></text:span><text:span text:style-name="Source_20_Text"><text:span text:style-name="T12">'kpis.csv'</text:span></text:span><text:span text:style-name="Source_20_Text"><text:span text:style-name="T9">, </text:span></text:span><text:span text:style-name="Source_20_Text"><text:span text:style-name="T12">'utf8'</text:span></text:span><text:span text:style-name="Source_20_Text"><text:span text:style-name="T9">);</text:span></text:span></text:p>
        <text:p text:style-name="P27"/>
        <text:p text:style-name="P19"><text:span text:style-name="Source_20_Text"><text:span text:style-name="T18">const</text:span></text:span><text:span text:style-name="Source_20_Text"><text:span text:style-name="T9"> records = </text:span></text:span><text:span text:style-name="Source_20_Text"><text:span text:style-name="T19">parse</text:span></text:span><text:span text:style-name="Source_20_Text"><text:span text:style-name="T9">(csv, {</text:span></text:span></text:p>
        <text:p text:style-name="P19"><text:span text:style-name="Source_20_Text"><text:span text:style-name="T10"><text:s text:c="2"/></text:span></text:span><text:span text:style-name="Source_20_Text"><text:span text:style-name="T11">columns</text:span></text:span><text:span text:style-name="Source_20_Text"><text:span text:style-name="T9">: </text:span></text:span><text:span text:style-name="Source_20_Text"><text:span text:style-name="T25">true</text:span></text:span><text:span text:style-name="Source_20_Text"><text:span text:style-name="T9">,</text:span></text:span></text:p>
        <text:p text:style-name="P19"><text:soft-page-break/><text:span text:style-name="Source_20_Text"><text:span text:style-name="T10"><text:s text:c="2"/></text:span></text:span><text:span text:style-name="Source_20_Text"><text:span text:style-name="T11">skip_empty_lines</text:span></text:span><text:span text:style-name="Source_20_Text"><text:span text:style-name="T9">: </text:span></text:span><text:span text:style-name="Source_20_Text"><text:span text:style-name="T25">true</text:span></text:span></text:p>
        <text:p text:style-name="P27"><text:span text:style-name="Source_20_Text"><text:span text:style-name="T9">});</text:span></text:span></text:p>
        <text:p text:style-name="P27"/>
        <text:p text:style-name="P19"><text:span text:style-name="Source_20_Text"><text:span text:style-name="T18">const</text:span></text:span><text:span text:style-name="Source_20_Text"><text:span text:style-name="T9"> dashboard = {</text:span></text:span></text:p>
        <text:p text:style-name="P19"><text:span text:style-name="Source_20_Text"><text:span text:style-name="T10"><text:s text:c="2"/></text:span></text:span><text:span text:style-name="Source_20_Text"><text:span text:style-name="T11">meta</text:span></text:span><text:span text:style-name="Source_20_Text"><text:span text:style-name="T9">: {</text:span></text:span></text:p>
        <text:p text:style-name="P19"><text:span text:style-name="Source_20_Text"><text:span text:style-name="T10"><text:s text:c="4"/></text:span></text:span><text:span text:style-name="Source_20_Text"><text:span text:style-name="T11">generated_at</text:span></text:span><text:span text:style-name="Source_20_Text"><text:span text:style-name="T9">: </text:span></text:span><text:span text:style-name="Source_20_Text"><text:span text:style-name="T18">new</text:span></text:span><text:span text:style-name="Source_20_Text"><text:span text:style-name="T9"> </text:span></text:span><text:span text:style-name="Source_20_Text"><text:span text:style-name="T19">Date</text:span></text:span><text:span text:style-name="Source_20_Text"><text:span text:style-name="T9">().</text:span></text:span><text:span text:style-name="Source_20_Text"><text:span text:style-name="T19">toISOString</text:span></text:span><text:span text:style-name="Source_20_Text"><text:span text:style-name="T9">(),</text:span></text:span></text:p>
        <text:p text:style-name="P19"><text:span text:style-name="Source_20_Text"><text:span text:style-name="T10"><text:s text:c="4"/></text:span></text:span><text:span text:style-name="Source_20_Text"><text:span text:style-name="T11">source</text:span></text:span><text:span text:style-name="Source_20_Text"><text:span text:style-name="T9">: </text:span></text:span><text:span text:style-name="Source_20_Text"><text:span text:style-name="T12">'Koha'</text:span></text:span></text:p>
        <text:p text:style-name="P27"><text:span text:style-name="Source_20_Text"><text:span text:style-name="T10"><text:s text:c="2"/></text:span></text:span><text:span text:style-name="Source_20_Text"><text:span text:style-name="T9">},</text:span></text:span></text:p>
        <text:p text:style-name="P19"><text:span text:style-name="Source_20_Text"><text:span text:style-name="T10"><text:s text:c="2"/></text:span></text:span><text:span text:style-name="Source_20_Text"><text:span text:style-name="T11">kpis</text:span></text:span><text:span text:style-name="Source_20_Text"><text:span text:style-name="T9">: records.</text:span></text:span><text:span text:style-name="Source_20_Text"><text:span text:style-name="T19">map</text:span></text:span><text:span text:style-name="Source_20_Text"><text:span text:style-name="T9">(r =&gt; ({</text:span></text:span></text:p>
        <text:p text:style-name="P19"><text:span text:style-name="Source_20_Text"><text:span text:style-name="T10"><text:s text:c="4"/></text:span></text:span><text:span text:style-name="Source_20_Text"><text:span text:style-name="T11">id</text:span></text:span><text:span text:style-name="Source_20_Text"><text:span text:style-name="T9">: r.metric,</text:span></text:span></text:p>
        <text:p text:style-name="P19"><text:span text:style-name="Source_20_Text"><text:span text:style-name="T10"><text:s text:c="4"/></text:span></text:span><text:span text:style-name="Source_20_Text"><text:span text:style-name="T11">label</text:span></text:span><text:span text:style-name="Source_20_Text"><text:span text:style-name="T9">: r.metric.</text:span></text:span><text:span text:style-name="Source_20_Text"><text:span text:style-name="T19">replace</text:span></text:span><text:span text:style-name="Source_20_Text"><text:span text:style-name="T9">(</text:span></text:span><text:span text:style-name="Source_20_Text"><text:span text:style-name="T12">/_/g</text:span></text:span><text:span text:style-name="Source_20_Text"><text:span text:style-name="T9">, </text:span></text:span><text:span text:style-name="Source_20_Text"><text:span text:style-name="T12">' '</text:span></text:span><text:span text:style-name="Source_20_Text"><text:span text:style-name="T9">).</text:span></text:span><text:span text:style-name="Source_20_Text"><text:span text:style-name="T19">replace</text:span></text:span><text:span text:style-name="Source_20_Text"><text:span text:style-name="T9">(</text:span></text:span><text:span text:style-name="Source_20_Text"><text:span text:style-name="T12">/\b\w/g</text:span></text:span><text:span text:style-name="Source_20_Text"><text:span text:style-name="T9">, c =&gt; c.</text:span></text:span><text:span text:style-name="Source_20_Text"><text:span text:style-name="T19">toUpperCase</text:span></text:span><text:span text:style-name="Source_20_Text"><text:span text:style-name="T9">()),</text:span></text:span></text:p>
        <text:p text:style-name="P19"><text:span text:style-name="Source_20_Text"><text:span text:style-name="T10"><text:s text:c="4"/></text:span></text:span><text:span text:style-name="Source_20_Text"><text:span text:style-name="T11">value</text:span></text:span><text:span text:style-name="Source_20_Text"><text:span text:style-name="T9">: </text:span></text:span><text:span text:style-name="Source_20_Text"><text:span text:style-name="T19">Number</text:span></text:span><text:span text:style-name="Source_20_Text"><text:span text:style-name="T9">(r.value)</text:span></text:span></text:p>
        <text:p text:style-name="P27"><text:span text:style-name="Source_20_Text"><text:span text:style-name="T10"><text:s text:c="2"/></text:span></text:span><text:span text:style-name="Source_20_Text"><text:span text:style-name="T9">})),</text:span></text:span></text:p>
        <text:p text:style-name="P19"><text:span text:style-name="Source_20_Text"><text:span text:style-name="T10"><text:s text:c="2"/></text:span></text:span><text:span text:style-name="Source_20_Text"><text:span text:style-name="T11">widgets</text:span></text:span><text:span text:style-name="Source_20_Text"><text:span text:style-name="T9">: []</text:span></text:span></text:p>
        <text:p text:style-name="P27"><text:span text:style-name="Source_20_Text"><text:span text:style-name="T9">};</text:span></text:span></text:p>
        <text:p text:style-name="P27"/>
        <text:p text:style-name="P19"><text:span text:style-name="Source_20_Text"><text:span text:style-name="T9">fs.</text:span></text:span><text:span text:style-name="Source_20_Text"><text:span text:style-name="T19">writeFileSync</text:span></text:span><text:span text:style-name="Source_20_Text"><text:span text:style-name="T9">(</text:span></text:span></text:p>
        <text:p text:style-name="P19"><text:span text:style-name="Source_20_Text"><text:span text:style-name="T10"><text:s text:c="2"/></text:span></text:span><text:span text:style-name="Source_20_Text"><text:span text:style-name="T12">'dashboard.json'</text:span></text:span><text:span text:style-name="Source_20_Text"><text:span text:style-name="T9">,</text:span></text:span></text:p>
        <text:p text:style-name="P19"><text:span text:style-name="Source_20_Text"><text:span text:style-name="T10"><text:s text:c="2"/></text:span></text:span><text:span text:style-name="Source_20_Text"><text:span text:style-name="T19">JSON</text:span></text:span><text:span text:style-name="Source_20_Text"><text:span text:style-name="T9">.</text:span></text:span><text:span text:style-name="Source_20_Text"><text:span text:style-name="T19">stringify</text:span></text:span><text:span text:style-name="Source_20_Text"><text:span text:style-name="T9">(dashboard, </text:span></text:span><text:span text:style-name="Source_20_Text"><text:span text:style-name="T25">null</text:span></text:span><text:span text:style-name="Source_20_Text"><text:span text:style-name="T9">, </text:span></text:span><text:span text:style-name="Source_20_Text"><text:span text:style-name="T11">2</text:span></text:span><text:span text:style-name="Source_20_Text"><text:span text:style-name="T9">)</text:span></text:span></text:p>
        <text:p text:style-name="P27"><text:span text:style-name="Source_20_Text"><text:span text:style-name="T9">);</text:span></text:span></text:p>
        <text:p text:style-name="P4">Run it with:</text:p>
        <text:p text:style-name="P19"><text:span text:style-name="Source_20_Text"><text:span text:style-name="T9">node transform.js</text:span></text:span></text:p>
        <text:p text:style-name="P11"/>
        <text:h text:style-name="P18" text:outline-level="2"><text:soft-page-break/>Why Node is a good fit for you</text:h>
        <text:h text:style-name="P37" text:outline-level="3">✔ <text:span text:style-name="T23">Same language everywhere</text:span></text:h>
        <text:list text:style-name="L38">
          <text:list-item>
            <text:p text:style-name="P73">Dashboard JS</text:p>
          </text:list-item>
          <text:list-item>
            <text:p text:style-name="P73">Transform JS</text:p>
          </text:list-item>
          <text:list-item>
            <text:p text:style-name="P73">Easy mental model</text:p>
          </text:list-item>
        </text:list>
        <text:h text:style-name="P37" text:outline-level="3">✔ <text:span text:style-name="T23">Cron-friendly</text:span></text:h>
        <text:p text:style-name="P19"><text:span text:style-name="Source_20_Text"><text:span text:style-name="T9">0 2 1 * * /usr/bin/node /path/transform.js</text:span></text:span></text:p>
        <text:h text:style-name="P37" text:outline-level="3">✔ <text:span text:style-name="T23">Strong ecosystem</text:span></text:h>
        <text:list text:style-name="L39">
          <text:list-item>
            <text:p text:style-name="P74">CSV parsers</text:p>
          </text:list-item>
          <text:list-item>
            <text:p text:style-name="P74">Date libs</text:p>
          </text:list-item>
          <text:list-item>
            <text:p text:style-name="P74">Email libs</text:p>
          </text:list-item>
          <text:list-item>
            <text:p text:style-name="P74">JSON validation</text:p>
          </text:list-item>
        </text:list>
        <text:p text:style-name="P11"/>
        <text:h text:style-name="P36" text:outline-level="2"><text:span text:style-name="T22">Where Node is </text:span><text:span text:style-name="Emphasis"><text:span text:style-name="T22">better</text:span></text:span><text:span text:style-name="T22"> than shell or SQL</text:span></text:h>
        <text:list text:style-name="L40">
          <text:list-item>
            <text:p text:style-name="P75">Complex reshaping</text:p>
          </text:list-item>
          <text:list-item>
            <text:p text:style-name="P75">Multiple reports → one JSON</text:p>
          </text:list-item>
          <text:list-item>
            <text:p text:style-name="P75">Comparing previous runs</text:p>
          </text:list-item>
          <text:list-item>
            <text:p text:style-name="P75">Calculating deltas / percentages</text:p>
          </text:list-item>
          <text:list-item>
            <text:p text:style-name="P75">Validating output before overwriting</text:p>
          </text:list-item>
        </text:list>
        <text:p text:style-name="P11"/>
        <text:h text:style-name="P18" text:outline-level="2"><text:soft-page-break/>A couple of gotchas (easy to avoid)</text:h>
        <text:h text:style-name="P7" text:outline-level="3">1. Node version</text:h>
        <text:p text:style-name="P4">Make sure the server has:</text:p>
        <text:p text:style-name="P19"><text:span text:style-name="Source_20_Text"><text:span text:style-name="T9">node --version</text:span></text:span></text:p>
        <text:p text:style-name="P4">Anything ≥ 18 is ideal.</text:p>
        <text:h text:style-name="P7" text:outline-level="3">2. Permissions</text:h>
        <text:p text:style-name="P6"><text:span text:style-name="T4">Cron runs with a </text:span><text:span text:style-name="Emphasis"><text:span text:style-name="T4">different</text:span></text:span><text:span text:style-name="T4"> PATH.<text:line-break/>Always use full paths in cron jobs.</text:span></text:p>
        <text:h text:style-name="P7" text:outline-level="3">3. Fail safely</text:h>
        <text:p text:style-name="P6"><text:span text:style-name="T4">Don’t overwrite </text:span><text:span text:style-name="Source_20_Text"><text:span text:style-name="T6">dashboard.json</text:span></text:span><text:span text:style-name="T4"> if parsing fails.</text:span></text:p>
        <text:p text:style-name="P19"><text:span text:style-name="Source_20_Text"><text:span text:style-name="T18">if</text:span></text:span><text:span text:style-name="Source_20_Text"><text:span text:style-name="T9"> (!dashboard.kpis.length) {</text:span></text:span></text:p>
        <text:p text:style-name="P19"><text:span text:style-name="Source_20_Text"><text:span text:style-name="T10"><text:s text:c="2"/></text:span></text:span><text:span text:style-name="Source_20_Text"><text:span text:style-name="T18">throw</text:span></text:span><text:span text:style-name="Source_20_Text"><text:span text:style-name="T9"> </text:span></text:span><text:span text:style-name="Source_20_Text"><text:span text:style-name="T18">new</text:span></text:span><text:span text:style-name="Source_20_Text"><text:span text:style-name="T9"> </text:span></text:span><text:span text:style-name="Source_20_Text"><text:span text:style-name="T19">Error</text:span></text:span><text:span text:style-name="Source_20_Text"><text:span text:style-name="T9">(</text:span></text:span><text:span text:style-name="Source_20_Text"><text:span text:style-name="T12">'No KPIs generated'</text:span></text:span><text:span text:style-name="Source_20_Text"><text:span text:style-name="T9">);</text:span></text:span></text:p>
        <text:p text:style-name="P27"><text:span text:style-name="Source_20_Text"><text:span text:style-name="T9">}</text:span></text:span></text:p>
        <text:p text:style-name="P11"/>
        <text:h text:style-name="P36" text:outline-level="2"><text:span text:style-name="T22">When I’d </text:span><text:span text:style-name="Emphasis"><text:span text:style-name="T22">not</text:span></text:span><text:span text:style-name="T22"> use Node</text:span></text:h>
        <text:list text:style-name="L41">
          <text:list-item>
            <text:p text:style-name="P76">Ultra-minimal servers with no Node installed</text:p>
          </text:list-item>
          <text:list-item>
            <text:p text:style-name="P76">Environments where Python is already the standard</text:p>
          </text:list-item>
          <text:list-item>
            <text:p text:style-name="P76">One-liner transforms (awk/jq)</text:p>
          </text:list-item>
        </text:list>
        <text:p text:style-name="P4">Doesn’t sound like your setup though.</text:p>
        <text:p text:style-name="P11"/>
        <text:h text:style-name="P18" text:outline-level="2">TL;DR</text:h>
        <text:list text:style-name="L42">
          <text:list-item>
            <text:p text:style-name="P77">✔ <text:span text:style-name="T7">Yes, transform scripts can (and should) be JS</text:span></text:p>
          </text:list-item>
          <text:list-item>
            <text:p text:style-name="P78"><text:soft-page-break/><text:span text:style-name="T8">✔ </text:span><text:span text:style-name="T4">Use </text:span><text:span text:style-name="Strong_20_Emphasis"><text:span text:style-name="T5">Node.js</text:span></text:span><text:span text:style-name="T4">, not browser JS</text:span></text:p>
          </text:list-item>
          <text:list-item>
            <text:p text:style-name="P77">✔ <text:span text:style-name="T7">Plays very nicely with cron and your dashboard</text:span></text:p>
          </text:list-item>
        </text:list>
        <text:p text:style-name="P4">If you want, next step could be:</text:p>
        <text:list text:style-name="L43">
          <text:list-item>
            <text:p text:style-name="P79">Designing a folder layout</text:p>
          </text:list-item>
          <text:list-item>
            <text:p text:style-name="P80"><text:span text:style-name="T4">Writing a </text:span><text:span text:style-name="Strong_20_Emphasis"><text:span text:style-name="T5">real</text:span></text:span><text:span text:style-name="T4"> transform script for one Koha report</text:span></text:p>
          </text:list-item>
          <text:list-item>
            <text:p text:style-name="P79">Adding a dry-run mode so you can test without overwriting data</text:p>
          </text:list-item>
        </text:list>
        <text:p text:style-name="P16"><draw:frame draw:style-name="fr1" draw:name="Frame11" text:anchor-type="char" svg:width="0.041cm" draw:z-index="10"><draw:text-box fo:min-height="0.041cm"><text:h text:style-name="P3" text:outline-level="5">You said:</text:h></draw:text-box></draw:frame>no my setup has node version 20.19.2 I also have options to use electron at a local level if required, but am running the index.html from npx serve .</text:p>
        <text:p text:style-name="P6"><draw:frame draw:style-name="fr1" draw:name="Frame12" text:anchor-type="char" svg:width="0.041cm" draw:z-index="11"><draw:text-box fo:min-height="0.041cm"><text:h text:style-name="P5" text:outline-level="6">ChatGPT said:</text:h></draw:text-box></draw:frame><text:span text:style-name="T4">Perfect — that’s actually a </text:span><text:span text:style-name="Emphasis"><text:span text:style-name="T4">very</text:span></text:span><text:span text:style-name="T4"> comfortable setup. You’ve got more headroom than you need 👍<text:line-break/>Given what you’ve said, here’s how I’d frame things so you don’t accidentally overcomplicate it.</text:span></text:p>
        <text:p text:style-name="P11"/>
        <text:h text:style-name="P18" text:outline-level="2">Your current stack (decoded)</text:h>
        <text:list text:style-name="L44">
          <text:list-item>
            <text:p text:style-name="P81"><text:span text:style-name="Strong_20_Emphasis"><text:span text:style-name="T5">Node 20.19.2</text:span></text:span><text:span text:style-name="T4"> → ideal (LTS, modern APIs, native fetch, fs/promises, etc.)</text:span></text:p>
          </text:list-item>
          <text:list-item>
            <text:p text:style-name="P81"><text:span text:style-name="Strong_20_Emphasis"><text:span text:style-name="Source_20_Text"><text:span text:style-name="T6">npx serve .</text:span></text:span></text:span><text:span text:style-name="T4"> → simple static HTTP server (exactly what </text:span><text:span text:style-name="Source_20_Text"><text:span text:style-name="T6">fetch()</text:span></text:span><text:span text:style-name="T4"> wants)</text:span></text:p>
          </text:list-item>
          <text:list-item>
            <text:p text:style-name="P81"><text:span text:style-name="Strong_20_Emphasis"><text:span text:style-name="T5">Electron available locally</text:span></text:span><text:span text:style-name="T4"> → optional, not required right now</text:span></text:p>
          </text:list-item>
        </text:list>
        <text:p text:style-name="P4">This is a clean separation already:</text:p>
        <text:list text:style-name="L45">
          <text:list-item>
            <text:p text:style-name="P82">Browser → render only</text:p>
          </text:list-item>
          <text:list-item>
            <text:p text:style-name="P82">Node → data prep / automation</text:p>
          </text:list-item>
        </text:list>
        <text:p text:style-name="P4">You’re doing it “right”.</text:p>
        <text:p text:style-name="P11"/>
        <text:h text:style-name="P36" text:outline-level="2"><text:soft-page-break/><text:span text:style-name="T22">Electron: when it </text:span><text:span text:style-name="Emphasis"><text:span text:style-name="T22">does</text:span></text:span><text:span text:style-name="T22"> and </text:span><text:span text:style-name="Emphasis"><text:span text:style-name="T22">does not</text:span></text:span><text:span text:style-name="T22"> make sense</text:span></text:h>
        <text:h text:style-name="P37" text:outline-level="3">❌ <text:span text:style-name="T23">Not needed for:</text:span></text:h>
        <text:list text:style-name="L46">
          <text:list-item>
            <text:p text:style-name="P83"><text:span text:style-name="T4">Rendering </text:span><text:span text:style-name="Source_20_Text"><text:span text:style-name="T6">index.html</text:span></text:span></text:p>
          </text:list-item>
          <text:list-item>
            <text:p text:style-name="P83"><text:span text:style-name="T4">Fetching </text:span><text:span text:style-name="Source_20_Text"><text:span text:style-name="T6">dashboard.json</text:span></text:span></text:p>
          </text:list-item>
          <text:list-item>
            <text:p text:style-name="P84">Local testing</text:p>
          </text:list-item>
          <text:list-item>
            <text:p text:style-name="P84">Monthly updates</text:p>
          </text:list-item>
        </text:list>
        <text:p text:style-name="P4">Electron would add:</text:p>
        <text:list text:style-name="L47">
          <text:list-item>
            <text:p text:style-name="P85">packaging overhead</text:p>
          </text:list-item>
          <text:list-item>
            <text:p text:style-name="P85">security considerations</text:p>
          </text:list-item>
          <text:list-item>
            <text:p text:style-name="P85">update mechanics</text:p>
          </text:list-item>
        </text:list>
        <text:p text:style-name="P6"><text:span text:style-name="T4">With zero upside </text:span><text:span text:style-name="Emphasis"><text:span text:style-name="T4">at this stage</text:span></text:span><text:span text:style-name="T4">.</text:span></text:p>
        <text:h text:style-name="P31" text:outline-level="3"><text:span text:style-name="T8">✅ </text:span><text:span text:style-name="T20">Electron </text:span><text:span text:style-name="Emphasis"><text:span text:style-name="T20">would</text:span></text:span><text:span text:style-name="T20"> make sense if:</text:span></text:h>
        <text:list text:style-name="L48">
          <text:list-item>
            <text:p text:style-name="P86"><text:span text:style-name="T4">You want an </text:span><text:span text:style-name="Strong_20_Emphasis"><text:span text:style-name="T5">offline desktop dashboard</text:span></text:span></text:p>
          </text:list-item>
          <text:list-item>
            <text:p text:style-name="P87">Non-technical staff need a double-click app</text:p>
          </text:list-item>
          <text:list-item>
            <text:p text:style-name="P87">You want local filesystem access from the UI</text:p>
          </text:list-item>
          <text:list-item>
            <text:p text:style-name="P87">You want auto-updates bundled</text:p>
          </text:list-item>
        </text:list>
        <text:p text:style-name="P4">Until one of those is true: skip it.</text:p>
        <text:p text:style-name="P11"/>
        <text:h text:style-name="P18" text:outline-level="2">The architecture I’d lock in now</text:h>
        <text:h text:style-name="P31" text:outline-level="3"><text:span text:style-name="T20">1. Browser (served by </text:span><text:span text:style-name="Source_20_Text"><text:span text:style-name="T24">npx serve</text:span></text:span><text:span text:style-name="T20">)</text:span></text:h>
        <text:p text:style-name="P6"><text:span text:style-name="Strong_20_Emphasis"><text:span text:style-name="T5">Responsibility:</text:span></text:span></text:p>
        <text:list text:style-name="L49">
          <text:list-item>
            <text:p text:style-name="P88">Fetch JSON</text:p>
          </text:list-item>
          <text:list-item>
            <text:p text:style-name="P88">Render KPIs + widgets</text:p>
          </text:list-item>
          <text:list-item>
            <text:p text:style-name="P88"><text:soft-page-break/>Zero business logic</text:p>
          </text:list-item>
        </text:list>
        <text:p text:style-name="P4">You’re already here.</text:p>
        <text:p text:style-name="P11"/>
        <text:h text:style-name="P12" text:outline-level="3">2. Node transform scripts (cron-friendly)</text:h>
        <text:p text:style-name="P6"><text:span text:style-name="Strong_20_Emphasis"><text:span text:style-name="T5">Responsibility:</text:span></text:span></text:p>
        <text:list text:style-name="L50">
          <text:list-item>
            <text:p text:style-name="P89">Read Koha exports</text:p>
          </text:list-item>
          <text:list-item>
            <text:p text:style-name="P89">Validate + reshape data</text:p>
          </text:list-item>
          <text:list-item>
            <text:p text:style-name="P90"><text:span text:style-name="T4">Emit </text:span><text:span text:style-name="Source_20_Text"><text:span text:style-name="T6">dashboard.json</text:span></text:span></text:p>
          </text:list-item>
          <text:list-item>
            <text:p text:style-name="P89">Optionally email summaries</text:p>
          </text:list-item>
        </text:list>
        <text:p text:style-name="P6"><text:span text:style-name="T4">This is where </text:span><text:span text:style-name="Emphasis"><text:span text:style-name="T4">all</text:span></text:span><text:span text:style-name="T4"> intelligence lives.</text:span></text:p>
        <text:p text:style-name="P11"/>
        <text:h text:style-name="P12" text:outline-level="3">3. File layout suggestion (boring but solid)</text:h>
        <text:p text:style-name="P19"><text:span text:style-name="Source_20_Text"><text:span text:style-name="T9">dashboard/</text:span></text:span></text:p>
        <text:p text:style-name="P27"><text:span text:style-name="Source_20_Text"><text:span text:style-name="T10">├─ </text:span></text:span><text:span text:style-name="Source_20_Text"><text:span text:style-name="T9">public/</text:span></text:span></text:p>
        <text:p text:style-name="P27"><text:span text:style-name="Source_20_Text"><text:span text:style-name="T10">│ <text:s/>├─ </text:span></text:span><text:span text:style-name="Source_20_Text"><text:span text:style-name="T9">index.html</text:span></text:span></text:p>
        <text:p text:style-name="P27"><text:span text:style-name="Source_20_Text"><text:span text:style-name="T10">│ <text:s/>├─ </text:span></text:span><text:span text:style-name="Source_20_Text"><text:span text:style-name="T9">dashboard.js</text:span></text:span></text:p>
        <text:p text:style-name="P27"><text:span text:style-name="Source_20_Text"><text:span text:style-name="T10">│ <text:s/>├─ </text:span></text:span><text:span text:style-name="Source_20_Text"><text:span text:style-name="T9">dashboard.css</text:span></text:span></text:p>
        <text:p text:style-name="P27"><text:span text:style-name="Source_20_Text"><text:span text:style-name="T10">│ <text:s/>└─ </text:span></text:span><text:span text:style-name="Source_20_Text"><text:span text:style-name="T9">dashboard.json</text:span></text:span></text:p>
        <text:p text:style-name="P27"><text:span text:style-name="Source_20_Text"><text:span text:style-name="T10">│</text:span></text:span></text:p>
        <text:p text:style-name="P27"><text:span text:style-name="Source_20_Text"><text:span text:style-name="T10">├─ </text:span></text:span><text:span text:style-name="Source_20_Text"><text:span text:style-name="T9">scripts/</text:span></text:span></text:p>
        <text:p text:style-name="P27"><text:span text:style-name="Source_20_Text"><text:span text:style-name="T10">│ <text:s/>├─ </text:span></text:span><text:span text:style-name="Source_20_Text"><text:span text:style-name="T9">transform-kpis.js</text:span></text:span></text:p>
        <text:p text:style-name="P27"><text:span text:style-name="Source_20_Text"><text:span text:style-name="T10">│ <text:s/>├─ </text:span></text:span><text:span text:style-name="Source_20_Text"><text:span text:style-name="T9">transform-widgets.js</text:span></text:span></text:p>
        <text:p text:style-name="P27"><text:span text:style-name="Source_20_Text"><text:span text:style-name="T10">│ <text:s/>├─ </text:span></text:span><text:span text:style-name="Source_20_Text"><text:span text:style-name="T9">build-dashboard.js</text:span></text:span></text:p>
        <text:p text:style-name="P27"><text:span text:style-name="Source_20_Text"><text:span text:style-name="T10">│</text:span></text:span></text:p>
        <text:p text:style-name="P27"><text:span text:style-name="Source_20_Text"><text:span text:style-name="T10">├─ </text:span></text:span><text:span text:style-name="Source_20_Text"><text:span text:style-name="T9">data/</text:span></text:span></text:p>
        <text:p text:style-name="P27"><text:soft-page-break/><text:span text:style-name="Source_20_Text"><text:span text:style-name="T10">│ <text:s/>├─ </text:span></text:span><text:span text:style-name="Source_20_Text"><text:span text:style-name="T9">raw/</text:span></text:span></text:p>
        <text:p text:style-name="P27"><text:span text:style-name="Source_20_Text"><text:span text:style-name="T10">│ <text:s/>│ <text:s/>├─ </text:span></text:span><text:span text:style-name="Source_20_Text"><text:span text:style-name="T9">kpis.csv</text:span></text:span></text:p>
        <text:p text:style-name="P27"><text:span text:style-name="Source_20_Text"><text:span text:style-name="T10">│ <text:s/>│ <text:s/>└─ </text:span></text:span><text:span text:style-name="Source_20_Text"><text:span text:style-name="T9">loans_by_month.csv</text:span></text:span></text:p>
        <text:p text:style-name="P27"><text:span text:style-name="Source_20_Text"><text:span text:style-name="T10">│ <text:s/>└─ </text:span></text:span><text:span text:style-name="Source_20_Text"><text:span text:style-name="T9">processed/</text:span></text:span></text:p>
        <text:p text:style-name="P27"><text:span text:style-name="Source_20_Text"><text:span text:style-name="T10">│</text:span></text:span></text:p>
        <text:p text:style-name="P27"><text:span text:style-name="Source_20_Text"><text:span text:style-name="T10">└─ </text:span></text:span><text:span text:style-name="Source_20_Text"><text:span text:style-name="T9">package.json</text:span></text:span></text:p>
        <text:p text:style-name="P4">Cron only ever runs:</text:p>
        <text:p text:style-name="P19"><text:span text:style-name="Source_20_Text"><text:span text:style-name="T9">node scripts/build-dashboard.js</text:span></text:span></text:p>
        <text:p text:style-name="P11"/>
        <text:h text:style-name="P18" text:outline-level="2">Node 20 goodies you can lean on 💪</text:h>
        <text:p text:style-name="P4">Since you’re on 20.x, you can:</text:p>
        <text:list text:style-name="L51">
          <text:list-item>
            <text:p text:style-name="P91"><text:span text:style-name="T4">Use </text:span><text:span text:style-name="Strong_20_Emphasis"><text:span text:style-name="T5">native </text:span></text:span><text:span text:style-name="Strong_20_Emphasis"><text:span text:style-name="Source_20_Text"><text:span text:style-name="T6">fetch()</text:span></text:span></text:span></text:p>
          </text:list-item>
          <text:list-item>
            <text:p text:style-name="P91"><text:span text:style-name="T4">Use </text:span><text:span text:style-name="Source_20_Text"><text:span text:style-name="T6">fs/promises</text:span></text:span></text:p>
          </text:list-item>
          <text:list-item>
            <text:p text:style-name="P91"><text:span text:style-name="T4">Use top-level </text:span><text:span text:style-name="Source_20_Text"><text:span text:style-name="T6">await</text:span></text:span></text:p>
          </text:list-item>
          <text:list-item>
            <text:p text:style-name="P92">Use ESM cleanly</text:p>
          </text:list-item>
        </text:list>
        <text:p text:style-name="P4">Example snippet:</text:p>
        <text:p text:style-name="P19"><text:span text:style-name="Source_20_Text"><text:span text:style-name="T18">import</text:span></text:span><text:span text:style-name="Source_20_Text"><text:span text:style-name="T9"> { readFile, writeFile } </text:span></text:span><text:span text:style-name="Source_20_Text"><text:span text:style-name="T18">from</text:span></text:span><text:span text:style-name="Source_20_Text"><text:span text:style-name="T9"> </text:span></text:span><text:span text:style-name="Source_20_Text"><text:span text:style-name="T12">'fs/promises'</text:span></text:span><text:span text:style-name="Source_20_Text"><text:span text:style-name="T9">;</text:span></text:span></text:p>
        <text:p text:style-name="P27"/>
        <text:p text:style-name="P19"><text:span text:style-name="Source_20_Text"><text:span text:style-name="T18">const</text:span></text:span><text:span text:style-name="Source_20_Text"><text:span text:style-name="T9"> raw = </text:span></text:span><text:span text:style-name="Source_20_Text"><text:span text:style-name="T18">await</text:span></text:span><text:span text:style-name="Source_20_Text"><text:span text:style-name="T9"> </text:span></text:span><text:span text:style-name="Source_20_Text"><text:span text:style-name="T19">readFile</text:span></text:span><text:span text:style-name="Source_20_Text"><text:span text:style-name="T9">(</text:span></text:span><text:span text:style-name="Source_20_Text"><text:span text:style-name="T12">'data/raw/kpis.csv'</text:span></text:span><text:span text:style-name="Source_20_Text"><text:span text:style-name="T9">, </text:span></text:span><text:span text:style-name="Source_20_Text"><text:span text:style-name="T12">'utf8'</text:span></text:span><text:span text:style-name="Source_20_Text"><text:span text:style-name="T9">);</text:span></text:span></text:p>
        <text:p text:style-name="P19"><text:span text:style-name="Source_20_Text"><text:span text:style-name="T26">// transform...</text:span></text:span></text:p>
        <text:p text:style-name="P19"><text:span text:style-name="Source_20_Text"><text:span text:style-name="T18">await</text:span></text:span><text:span text:style-name="Source_20_Text"><text:span text:style-name="T9"> </text:span></text:span><text:span text:style-name="Source_20_Text"><text:span text:style-name="T19">writeFile</text:span></text:span><text:span text:style-name="Source_20_Text"><text:span text:style-name="T9">(</text:span></text:span><text:span text:style-name="Source_20_Text"><text:span text:style-name="T12">'public/dashboard.json'</text:span></text:span><text:span text:style-name="Source_20_Text"><text:span text:style-name="T9">, </text:span></text:span><text:span text:style-name="Source_20_Text"><text:span text:style-name="T19">JSON</text:span></text:span><text:span text:style-name="Source_20_Text"><text:span text:style-name="T9">.</text:span></text:span><text:span text:style-name="Source_20_Text"><text:span text:style-name="T19">stringify</text:span></text:span><text:span text:style-name="Source_20_Text"><text:span text:style-name="T9">(output, </text:span></text:span><text:span text:style-name="Source_20_Text"><text:span text:style-name="T25">null</text:span></text:span><text:span text:style-name="Source_20_Text"><text:span text:style-name="T9">, </text:span></text:span><text:span text:style-name="Source_20_Text"><text:span text:style-name="T11">2</text:span></text:span><text:span text:style-name="Source_20_Text"><text:span text:style-name="T9">));</text:span></text:span></text:p>
        <text:p text:style-name="P4">No transpilers. No drama.</text:p>
        <text:p text:style-name="P11"/>
        <text:h text:style-name="P36" text:outline-level="2"><text:span text:style-name="Source_20_Text"><text:span text:style-name="T27">npx serve .</text:span></text:span><text:span text:style-name="T22"> is the right choice</text:span></text:h>
        <text:p text:style-name="P4">For this use case:</text:p>
        <text:list text:style-name="L52">
          <text:list-item>
            <text:p text:style-name="P93"><text:soft-page-break/>No bundling</text:p>
          </text:list-item>
          <text:list-item>
            <text:p text:style-name="P93">No framework</text:p>
          </text:list-item>
          <text:list-item>
            <text:p text:style-name="P93">No dev server complexity</text:p>
          </text:list-item>
        </text:list>
        <text:p text:style-name="P4">If later you need:</text:p>
        <text:list text:style-name="L53">
          <text:list-item>
            <text:p text:style-name="P94">auth</text:p>
          </text:list-item>
          <text:list-item>
            <text:p text:style-name="P94">dynamic endpoints</text:p>
          </text:list-item>
          <text:list-item>
            <text:p text:style-name="P94">server-side rendering</text:p>
          </text:list-item>
        </text:list>
        <text:p text:style-name="P4">Then you revisit. Not now.</text:p>
        <text:p text:style-name="P11"/>
        <text:h text:style-name="P18" text:outline-level="2">One small but important suggestion ⚠️</text:h>
        <text:p text:style-name="P6"><text:span text:style-name="T4">Because </text:span><text:span text:style-name="Source_20_Text"><text:span text:style-name="T6">serve</text:span></text:span><text:span text:style-name="T4"> is dumb (in a good way):</text:span></text:p>
        <text:p text:style-name="P6"><text:span text:style-name="Strong_20_Emphasis"><text:span text:style-name="T5">Never write partial JSON into </text:span></text:span><text:span text:style-name="Strong_20_Emphasis"><text:span text:style-name="Source_20_Text"><text:span text:style-name="T6">public/</text:span></text:span></text:span><text:span text:style-name="Strong_20_Emphasis"><text:span text:style-name="T5">.</text:span></text:span></text:p>
        <text:p text:style-name="P17">Pattern to use:</text:p>
        <text:p text:style-name="P19"><text:span text:style-name="Source_20_Text"><text:span text:style-name="T18">await</text:span></text:span><text:span text:style-name="Source_20_Text"><text:span text:style-name="T9"> </text:span></text:span><text:span text:style-name="Source_20_Text"><text:span text:style-name="T19">writeFile</text:span></text:span><text:span text:style-name="Source_20_Text"><text:span text:style-name="T9">(</text:span></text:span><text:span text:style-name="Source_20_Text"><text:span text:style-name="T12">'dashboard.tmp.json'</text:span></text:span><text:span text:style-name="Source_20_Text"><text:span text:style-name="T9">, json);</text:span></text:span></text:p>
        <text:p text:style-name="P19"><text:span text:style-name="Source_20_Text"><text:span text:style-name="T18">await</text:span></text:span><text:span text:style-name="Source_20_Text"><text:span text:style-name="T9"> </text:span></text:span><text:span text:style-name="Source_20_Text"><text:span text:style-name="T19">rename</text:span></text:span><text:span text:style-name="Source_20_Text"><text:span text:style-name="T9">(</text:span></text:span><text:span text:style-name="Source_20_Text"><text:span text:style-name="T12">'dashboard.tmp.json'</text:span></text:span><text:span text:style-name="Source_20_Text"><text:span text:style-name="T9">, </text:span></text:span><text:span text:style-name="Source_20_Text"><text:span text:style-name="T12">'public/dashboard.json'</text:span></text:span><text:span text:style-name="Source_20_Text"><text:span text:style-name="T9">);</text:span></text:span></text:p>
        <text:p text:style-name="P4">That way:</text:p>
        <text:list text:style-name="L54">
          <text:list-item>
            <text:p text:style-name="P95">Browser never fetches half-written JSON</text:p>
          </text:list-item>
          <text:list-item>
            <text:p text:style-name="P95">No weird intermittent parse errors</text:p>
          </text:list-item>
        </text:list>
        <text:p text:style-name="P11"/>
        <text:h text:style-name="P18" text:outline-level="2">Bottom line</text:h>
        <text:p text:style-name="P4">Given:</text:p>
        <text:list text:style-name="L55">
          <text:list-item>
            <text:p text:style-name="P96">Node 20.19.2</text:p>
          </text:list-item>
          <text:list-item>
            <text:p text:style-name="P96">Static dashboard</text:p>
          </text:list-item>
          <text:list-item>
            <text:p text:style-name="P96"><text:soft-page-break/>Cron-based updates</text:p>
          </text:list-item>
          <text:list-item>
            <text:p text:style-name="P96">Koha data source</text:p>
          </text:list-item>
        </text:list>
        <text:p text:style-name="P6"><text:span text:style-name="T8">👉 </text:span><text:span text:style-name="Strong_20_Emphasis"><text:span text:style-name="T5">Node transform scripts + static HTML is the optimal solution.</text:span></text:span><text:span text:style-name="T4"><text:line-break/>Electron is optional future polish, not a requirement.</text:span></text:p>
        <text:p text:style-name="P17">When you’re ready, next logical steps:</text:p>
        <text:list text:style-name="L56">
          <text:list-item>
            <text:p text:style-name="P97"><text:span text:style-name="T4">Build a real </text:span><text:span text:style-name="Source_20_Text"><text:span text:style-name="T6">build-dashboard.js</text:span></text:span></text:p>
          </text:list-item>
          <text:list-item>
            <text:p text:style-name="P98">Add validation + schema versioning</text:p>
          </text:list-item>
          <text:list-item>
            <text:p text:style-name="P98">Add email summaries</text:p>
          </text:list-item>
          <text:list-item>
            <text:p text:style-name="P97"><text:span text:style-name="T4">Decide what </text:span><text:span text:style-name="Emphasis"><text:span text:style-name="T4">not</text:span></text:span><text:span text:style-name="T4"> to automate yet 😉</text:span></text:p>
          </text:list-item>
        </text:list>
        <text:p text:style-name="P15">You’ve got a very solid foundation here.</text:p>
        <text:p text:style-name="P16"><draw:frame draw:style-name="fr1" draw:name="Frame13" text:anchor-type="char" svg:width="0.041cm" draw:z-index="12"><draw:text-box fo:min-height="0.041cm"><text:h text:style-name="P3" text:outline-level="5">You said:</text:h></draw:text-box></draw:frame>ok so due to systems and processes would the server cron emailing the csv for this to be converted and served on the local pc, work?</text:p>
        <text:p text:style-name="P6"><draw:frame draw:style-name="fr1" draw:name="Frame14" text:anchor-type="char" svg:width="0.041cm" draw:z-index="13"><draw:text-box fo:min-height="0.041cm"><text:h text:style-name="P5" text:outline-level="6">ChatGPT said:</text:h></draw:text-box></draw:frame><text:span text:style-name="T4">Yes — </text:span><text:span text:style-name="Strong_20_Emphasis"><text:span text:style-name="T5">that will work just fine</text:span></text:span><text:span text:style-name="T4">, and given “systems and processes” constraints, it’s actually a </text:span><text:span text:style-name="Emphasis"><text:span text:style-name="T4">very</text:span></text:span><text:span text:style-name="T4"> reasonable architecture. You’re not doing anything weird here 👍</text:span></text:p>
        <text:p text:style-name="P17">Let me spell it out and flag the few things to watch.</text:p>
        <text:p text:style-name="P11"/>
        <text:h text:style-name="P18" text:outline-level="2">Your proposed flow (restated)</text:h>
        <text:p text:style-name="P23"><text:span text:style-name="Source_20_Text"><text:span text:style-name="T13">Koha </text:span></text:span><text:span text:style-name="Source_20_Text"><text:span text:style-name="T15">server</text:span></text:span></text:p>
        <text:p text:style-name="P24"><text:span text:style-name="Source_20_Text"><text:span text:style-name="T14"><text:s text:c="2"/>└─ </text:span></text:span><text:span text:style-name="Source_20_Text"><text:span text:style-name="T13">cron runs report</text:span></text:span></text:p>
        <text:p text:style-name="P24"><text:span text:style-name="Source_20_Text"><text:span text:style-name="T14"><text:s text:c="5"/>└─ </text:span></text:span><text:span text:style-name="Source_20_Text"><text:span text:style-name="T13">emails CSV</text:span></text:span></text:p>
        <text:p text:style-name="P23"><text:span text:style-name="Source_20_Text"><text:span text:style-name="T14"><text:s text:c="8"/>└─ </text:span></text:span><text:span text:style-name="Source_20_Text"><text:span text:style-name="T13">arrives </text:span></text:span><text:span text:style-name="Source_20_Text"><text:span text:style-name="T15">on</text:span></text:span><text:span text:style-name="Source_20_Text"><text:span text:style-name="T13"> </text:span></text:span><text:span text:style-name="Source_20_Text"><text:span text:style-name="T15">local</text:span></text:span><text:span text:style-name="Source_20_Text"><text:span text:style-name="T13"> PC</text:span></text:span></text:p>
        <text:p text:style-name="P24"><text:span text:style-name="Source_20_Text"><text:span text:style-name="T14"><text:s text:c="11"/>└─ </text:span></text:span><text:span text:style-name="Source_20_Text"><text:span text:style-name="T13">Node script converts CSV → dashboard.json</text:span></text:span></text:p>
        <text:p text:style-name="P23"><text:span text:style-name="Source_20_Text"><text:span text:style-name="T14"><text:s text:c="14"/>└─ </text:span></text:span><text:span text:style-name="Source_20_Text"><text:span text:style-name="T15">index</text:span></text:span><text:span text:style-name="Source_20_Text"><text:span text:style-name="T13">.html (served via npx serve) renders it</text:span></text:span></text:p>
        <text:p text:style-name="P6"><text:soft-page-break/><text:span text:style-name="T4">This is </text:span><text:span text:style-name="Strong_20_Emphasis"><text:span text:style-name="T5">asynchronous, decoupled, and audit-friendly</text:span></text:span><text:span text:style-name="T4"> — all good traits in institutional setups.</text:span></text:p>
        <text:p text:style-name="P11"/>
        <text:h text:style-name="P18" text:outline-level="2">Why this works well in the real world</text:h>
        <text:h text:style-name="P37" text:outline-level="3">✔ <text:span text:style-name="T23">Fits governance constraints</text:span></text:h>
        <text:list text:style-name="L57">
          <text:list-item>
            <text:p text:style-name="P99">No DB credentials leaving the server</text:p>
          </text:list-item>
          <text:list-item>
            <text:p text:style-name="P99">No inbound connections to Koha</text:p>
          </text:list-item>
          <text:list-item>
            <text:p text:style-name="P99">Email is an approved transport</text:p>
          </text:list-item>
          <text:list-item>
            <text:p text:style-name="P99">Clear human checkpoint (the inbox)</text:p>
          </text:list-item>
        </text:list>
        <text:h text:style-name="P37" text:outline-level="3">✔ <text:span text:style-name="T23">Failure is visible</text:span></text:h>
        <text:list text:style-name="L58">
          <text:list-item>
            <text:p text:style-name="P100">Email didn’t arrive → obvious</text:p>
          </text:list-item>
          <text:list-item>
            <text:p text:style-name="P100">CSV malformed → transform fails loudly</text:p>
          </text:list-item>
          <text:list-item>
            <text:p text:style-name="P100">Dashboard doesn’t update → noticeable</text:p>
          </text:list-item>
        </text:list>
        <text:p text:style-name="P6"><text:span text:style-name="T4">This is </text:span><text:span text:style-name="Emphasis"><text:span text:style-name="T4">much</text:span></text:span><text:span text:style-name="T4"> better than silent cron failures.</text:span></text:p>
        <text:p text:style-name="P11"/>
        <text:h text:style-name="P18" text:outline-level="2">Things to be careful about (important but manageable)</text:h>
        <text:h text:style-name="P7" text:outline-level="3">1. CSV consistency is now a contract</text:h>
        <text:p text:style-name="P4">Because email is your transport:</text:p>
        <text:list text:style-name="L59">
          <text:list-item>
            <text:p text:style-name="P101"><text:span text:style-name="T4">Column names </text:span><text:span text:style-name="Strong_20_Emphasis"><text:span text:style-name="T5">must not change</text:span></text:span></text:p>
          </text:list-item>
          <text:list-item>
            <text:p text:style-name="P102">Order can change (you’ll map by header)</text:p>
          </text:list-item>
          <text:list-item>
            <text:p text:style-name="P102">Encoding should be UTF-8</text:p>
          </text:list-item>
        </text:list>
        <text:p text:style-name="P4">Strong recommendation:</text:p>
        <text:list text:style-name="L60">
          <text:list-item>
            <text:p text:style-name="P103"><text:soft-page-break/>Lock report column names</text:p>
          </text:list-item>
          <text:list-item>
            <text:p text:style-name="P103">Comment the Koha SQL with “DO NOT RENAME COLUMNS”</text:p>
          </text:list-item>
        </text:list>
        <text:p text:style-name="P11"/>
        <text:h text:style-name="P12" text:outline-level="3">2. Attachment naming</text:h>
        <text:p text:style-name="P4">Have cron name files predictably:</text:p>
        <text:p text:style-name="P23"><text:span text:style-name="Source_20_Text"><text:span text:style-name="T13">library_dashboard_kpis_2026-01.csv</text:span></text:span></text:p>
        <text:p text:style-name="P4">Your local script can then:</text:p>
        <text:list text:style-name="L61">
          <text:list-item>
            <text:p text:style-name="P104">Pick the newest attachment</text:p>
          </text:list-item>
          <text:list-item>
            <text:p text:style-name="P104">Or process everything in a folder</text:p>
          </text:list-item>
        </text:list>
        <text:p text:style-name="P11"/>
        <text:h text:style-name="P12" text:outline-level="3">3. Email clients vs automation ⚠️</text:h>
        <text:p text:style-name="P4">Avoid:</text:p>
        <text:list text:style-name="L62">
          <text:list-item>
            <text:p text:style-name="P105">Parsing directly from Outlook / Gmail UI</text:p>
          </text:list-item>
        </text:list>
        <text:p text:style-name="P4">Instead:</text:p>
        <text:list text:style-name="L63">
          <text:list-item>
            <text:p text:style-name="P106">Rule → save attachments to a folder</text:p>
          </text:list-item>
          <text:list-item>
            <text:p text:style-name="P106">Script watches or scans that folder</text:p>
          </text:list-item>
        </text:list>
        <text:p text:style-name="P4">Example:</text:p>
        <text:p text:style-name="P19"><text:span text:style-name="Source_20_Text"><text:span text:style-name="T9">Inbox rule → ~/dashboard/inbox/</text:span></text:span></text:p>
        <text:p text:style-name="P4">Your Node script reads from there.</text:p>
        <text:p text:style-name="P11"/>
        <text:h text:style-name="P18" text:outline-level="2">Local Node transform pattern (email-driven)</text:h>
        <text:p text:style-name="P19"><text:span text:style-name="Source_20_Text"><text:span text:style-name="T9">inbox/</text:span></text:span></text:p>
        <text:p text:style-name="P27"><text:span text:style-name="Source_20_Text"><text:span text:style-name="T10"><text:s/>├─ </text:span></text:span><text:span text:style-name="Source_20_Text"><text:span text:style-name="T9">kpis_2026-01.csv</text:span></text:span></text:p>
        <text:p text:style-name="P27"><text:span text:style-name="Source_20_Text"><text:span text:style-name="T10"><text:s/>├─ </text:span></text:span><text:span text:style-name="Source_20_Text"><text:span text:style-name="T9">loans_by_month_2026-01.csv</text:span></text:span></text:p>
        <text:p text:style-name="P27"><text:soft-page-break/><text:span text:style-name="Source_20_Text"><text:span text:style-name="T10"><text:s/>└─ </text:span></text:span><text:span text:style-name="Source_20_Text"><text:span text:style-name="T9">processed/</text:span></text:span></text:p>
        <text:p text:style-name="P4">Script logic:</text:p>
        <text:list text:style-name="L64">
          <text:list-item>
            <text:p text:style-name="P107">Find unprocessed CSVs</text:p>
          </text:list-item>
          <text:list-item>
            <text:p text:style-name="P107">Validate headers</text:p>
          </text:list-item>
          <text:list-item>
            <text:p text:style-name="P107">Convert → JSON fragments</text:p>
          </text:list-item>
          <text:list-item>
            <text:p text:style-name="P108"><text:span text:style-name="T4">Build </text:span><text:span text:style-name="Source_20_Text"><text:span text:style-name="T6">dashboard.json</text:span></text:span></text:p>
          </text:list-item>
          <text:list-item>
            <text:p text:style-name="P108"><text:span text:style-name="T4">Move CSVs to </text:span><text:span text:style-name="Source_20_Text"><text:span text:style-name="T6">processed/</text:span></text:span></text:p>
          </text:list-item>
        </text:list>
        <text:p text:style-name="P11"/>
        <text:h text:style-name="P18" text:outline-level="2">Cron timing mismatch (actually a feature)</text:h>
        <text:p text:style-name="P4">Server cron might run at:</text:p>
        <text:list text:style-name="L65">
          <text:list-item>
            <text:p text:style-name="P109">02:00</text:p>
          </text:list-item>
        </text:list>
        <text:p text:style-name="P4">Local machine might:</text:p>
        <text:list text:style-name="L66">
          <text:list-item>
            <text:p text:style-name="P110">Process at 09:00 when you open it</text:p>
          </text:list-item>
        </text:list>
        <text:p text:style-name="P4">That’s fine:</text:p>
        <text:list text:style-name="L67">
          <text:list-item>
            <text:p text:style-name="P111"><text:span text:style-name="T4">Dashboard reflects </text:span><text:span text:style-name="Emphasis"><text:span text:style-name="T4">latest received data</text:span></text:span></text:p>
          </text:list-item>
          <text:list-item>
            <text:p text:style-name="P111"><text:span text:style-name="Source_20_Text"><text:span text:style-name="T6">meta.generated_at</text:span></text:span><text:span text:style-name="T4"> can reflect </text:span><text:span text:style-name="Strong_20_Emphasis"><text:span text:style-name="T5">data time</text:span></text:span><text:span text:style-name="T4">, not transform time</text:span></text:p>
          </text:list-item>
        </text:list>
        <text:p text:style-name="P4">Add both:</text:p>
        <text:p text:style-name="P19"><text:span text:style-name="Source_20_Text"><text:span text:style-name="T11">"meta"</text:span></text:span><text:span text:style-name="Source_20_Text"><text:span text:style-name="T9">: {</text:span></text:span></text:p>
        <text:p text:style-name="P19"><text:span text:style-name="Source_20_Text"><text:span text:style-name="T10"><text:s text:c="2"/></text:span></text:span><text:span text:style-name="Source_20_Text"><text:span text:style-name="T11">"data_generated_at"</text:span></text:span><text:span text:style-name="Source_20_Text"><text:span text:style-name="T9">: </text:span></text:span><text:span text:style-name="Source_20_Text"><text:span text:style-name="T12">"2026-01-03T02:15:00Z"</text:span></text:span><text:span text:style-name="Source_20_Text"><text:span text:style-name="T9">,</text:span></text:span></text:p>
        <text:p text:style-name="P19"><text:span text:style-name="Source_20_Text"><text:span text:style-name="T10"><text:s text:c="2"/></text:span></text:span><text:span text:style-name="Source_20_Text"><text:span text:style-name="T11">"dashboard_built_at"</text:span></text:span><text:span text:style-name="Source_20_Text"><text:span text:style-name="T9">: </text:span></text:span><text:span text:style-name="Source_20_Text"><text:span text:style-name="T12">"2026-01-03T09:12:00Z"</text:span></text:span></text:p>
        <text:p text:style-name="P19"><text:span text:style-name="Source_20_Text"><text:span text:style-name="T9">}</text:span></text:span></text:p>
        <text:p text:style-name="P11"/>
        <text:h text:style-name="P18" text:outline-level="2">Security &amp; trust model (worth stating)</text:h>
        <text:list text:style-name="L68">
          <text:list-item>
            <text:p text:style-name="P112">Email = trusted internal source</text:p>
          </text:list-item>
          <text:list-item>
            <text:p text:style-name="P112"><text:soft-page-break/>CSV = semi-trusted input</text:p>
          </text:list-item>
          <text:list-item>
            <text:p text:style-name="P112">Transform script should:</text:p>
            <text:list>
              <text:list-item>
                <text:p text:style-name="P112">validate headers</text:p>
              </text:list-item>
              <text:list-item>
                <text:p text:style-name="P112">reject unexpected columns</text:p>
              </text:list-item>
              <text:list-item>
                <text:p text:style-name="P112">fail safely</text:p>
              </text:list-item>
            </text:list>
          </text:list-item>
        </text:list>
        <text:p text:style-name="P4">This is good practice and auditors like it.</text:p>
        <text:p text:style-name="P11"/>
        <text:h text:style-name="P36" text:outline-level="2"><text:span text:style-name="T22">When this </text:span><text:span text:style-name="Emphasis"><text:span text:style-name="T22">wouldn’t</text:span></text:span><text:span text:style-name="T22"> be ideal</text:span></text:h>
        <text:list text:style-name="L69">
          <text:list-item>
            <text:p text:style-name="P113">Daily or hourly updates</text:p>
          </text:list-item>
          <text:list-item>
            <text:p text:style-name="P113">Very large datasets</text:p>
          </text:list-item>
          <text:list-item>
            <text:p text:style-name="P113">Real-time dashboards</text:p>
          </text:list-item>
          <text:list-item>
            <text:p text:style-name="P113">Public-facing systems</text:p>
          </text:list-item>
        </text:list>
        <text:p text:style-name="P6"><text:span text:style-name="T4">For </text:span><text:span text:style-name="Strong_20_Emphasis"><text:span text:style-name="T5">monthly / termly library stats</text:span></text:span><text:span text:style-name="T4"> — it’s spot on.</text:span></text:p>
        <text:p text:style-name="P11"/>
        <text:h text:style-name="P18" text:outline-level="2">Verdict</text:h>
        <text:p text:style-name="P6"><text:span text:style-name="T8">✔ </text:span><text:span text:style-name="T4">Yes, emailing CSV from server cron<text:line-break/>✔ Converting locally with Node<text:line-break/>✔ Serving static HTML via </text:span><text:span text:style-name="Source_20_Text"><text:span text:style-name="T6">npx serve</text:span></text:span></text:p>
        <text:p text:style-name="P6"><text:span text:style-name="T8">…</text:span><text:span text:style-name="T4">is </text:span><text:span text:style-name="Strong_20_Emphasis"><text:span text:style-name="T5">perfectly valid, robust, and pragmatic</text:span></text:span><text:span text:style-name="T4">.</text:span></text:p>
        <text:p text:style-name="P17">You’re designing around constraints instead of fighting them — which is exactly what good systems work looks like.</text:p>
        <text:p text:style-name="P17">If you want next:</text:p>
        <text:list text:style-name="L70">
          <text:list-item>
            <text:p text:style-name="P114"><text:span text:style-name="T4">I can sketch the </text:span><text:span text:style-name="Strong_20_Emphasis"><text:span text:style-name="T5">server cron email script</text:span></text:span></text:p>
          </text:list-item>
          <text:list-item>
            <text:p text:style-name="P114"><text:span text:style-name="T4">Or design the </text:span><text:span text:style-name="Strong_20_Emphasis"><text:span text:style-name="T5">local attachment → dashboard pipeline</text:span></text:span></text:p>
          </text:list-item>
          <text:list-item>
            <text:p text:style-name="P114"><text:soft-page-break/><text:span text:style-name="T4">Or help you define a </text:span><text:span text:style-name="Strong_20_Emphasis"><text:span text:style-name="T5">CSV contract</text:span></text:span><text:span text:style-name="T4"> so future-you doesn’t get burned</text:span></text:p>
          </text:list-item>
        </text:list>
        <text:p text:style-name="P16"><draw:frame draw:style-name="fr1" draw:name="Frame15" text:anchor-type="char" svg:width="0.041cm" draw:z-index="14"><draw:text-box fo:min-height="0.041cm"><text:h text:style-name="P3" text:outline-level="5">You said:</text:h></draw:text-box></draw:frame>so I will want to define the CSV contract next, but first... what would a very large dataset be</text:p>
        <text:p text:style-name="P6"><draw:frame draw:style-name="fr1" draw:name="Frame16" text:anchor-type="char" svg:width="0.041cm" draw:z-index="15"><draw:text-box fo:min-height="0.041cm"><text:h text:style-name="P5" text:outline-level="6">ChatGPT said:</text:h></draw:text-box></draw:frame><text:span text:style-name="T4">Great question — and it’s smart you’re asking </text:span><text:span text:style-name="Emphasis"><text:span text:style-name="T4">before</text:span></text:span><text:span text:style-name="T4"> you lock the contract.<text:line-break/>“Very large” is one of those terms people throw around without context, so let’s pin it down </text:span><text:span text:style-name="Strong_20_Emphasis"><text:span text:style-name="T5">for your exact setup</text:span></text:span><text:span text:style-name="T4">.</text:span></text:p>
        <text:p text:style-name="P17">I’ll frame this relative to:</text:p>
        <text:list text:style-name="L71">
          <text:list-item>
            <text:p text:style-name="P115">Koha</text:p>
          </text:list-item>
          <text:list-item>
            <text:p text:style-name="P115">CSV over email</text:p>
          </text:list-item>
          <text:list-item>
            <text:p text:style-name="P115">Node transform on a local PC</text:p>
          </text:list-item>
          <text:list-item>
            <text:p text:style-name="P115">Static dashboard</text:p>
          </text:list-item>
        </text:list>
        <text:p text:style-name="P11"/>
        <text:h text:style-name="P18" text:outline-level="2">TL;DR (numbers you can actually use)</text:h>
        <text:p text:style-name="P6"><text:span text:style-name="T4">For </text:span><text:span text:style-name="Strong_20_Emphasis"><text:span text:style-name="T5">your pipeline</text:span></text:span><text:span text:style-name="T4">, think of it like thi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16">Size</text:p>
              </table:table-cell>
              <table:table-cell table:style-name="Table1.A1" office:value-type="string">
                <text:p text:style-name="P116">Rough rows</text:p>
              </table:table-cell>
              <table:table-cell table:style-name="Table1.A1" office:value-type="string">
                <text:p text:style-name="P116">CSV size</text:p>
              </table:table-cell>
              <table:table-cell table:style-name="Table1.A1" office:value-type="string">
                <text:p text:style-name="P116">Verdict</text:p>
              </table:table-cell>
            </table:table-row>
          </table:table-header-rows>
          <table:table-row>
            <table:table-cell table:style-name="Table1.A2" office:value-type="string">
              <text:p text:style-name="P117"><text:span text:style-name="Strong_20_Emphasis"><text:span text:style-name="T28">Small</text:span></text:span></text:p>
            </table:table-cell>
            <table:table-cell table:style-name="Table1.A2" office:value-type="string">
              <text:p text:style-name="P117">&lt; 10k</text:p>
            </table:table-cell>
            <table:table-cell table:style-name="Table1.A2" office:value-type="string">
              <text:p text:style-name="P117">&lt; 2 MB</text:p>
            </table:table-cell>
            <table:table-cell table:style-name="Table1.A2" office:value-type="string">
              <text:p text:style-name="P117">Totally safe</text:p>
            </table:table-cell>
          </table:table-row>
          <table:table-row>
            <table:table-cell table:style-name="Table1.A2" office:value-type="string">
              <text:p text:style-name="P117"><text:span text:style-name="Strong_20_Emphasis"><text:span text:style-name="T28">Medium</text:span></text:span></text:p>
            </table:table-cell>
            <table:table-cell table:style-name="Table1.A2" office:value-type="string">
              <text:p text:style-name="P117">10k–100k</text:p>
            </table:table-cell>
            <table:table-cell table:style-name="Table1.A2" office:value-type="string">
              <text:p text:style-name="P117">2–20 MB</text:p>
            </table:table-cell>
            <table:table-cell table:style-name="Table1.A2" office:value-type="string">
              <text:p text:style-name="P117">Fine, but don’t email daily</text:p>
            </table:table-cell>
          </table:table-row>
          <table:table-row>
            <table:table-cell table:style-name="Table1.A2" office:value-type="string">
              <text:p text:style-name="P117"><text:span text:style-name="Strong_20_Emphasis"><text:span text:style-name="T28">Large</text:span></text:span></text:p>
            </table:table-cell>
            <table:table-cell table:style-name="Table1.A2" office:value-type="string">
              <text:p text:style-name="P117">100k–1M</text:p>
            </table:table-cell>
            <table:table-cell table:style-name="Table1.A2" office:value-type="string">
              <text:p text:style-name="P117">20–200 MB</text:p>
            </table:table-cell>
            <table:table-cell table:style-name="Table1.A2" office:value-type="string">
              <text:p text:style-name="P117">Painful, fragile</text:p>
            </table:table-cell>
          </table:table-row>
          <table:table-row>
            <table:table-cell table:style-name="Table1.A5" office:value-type="string">
              <text:p text:style-name="P117"><text:span text:style-name="Strong_20_Emphasis"><text:span text:style-name="T28">Very large</text:span></text:span></text:p>
            </table:table-cell>
            <table:table-cell table:style-name="Table1.B5" office:value-type="string">
              <text:p text:style-name="P117">1M+</text:p>
            </table:table-cell>
            <table:table-cell table:style-name="Table1.B5" office:value-type="string">
              <text:p text:style-name="P117">200 MB+</text:p>
            </table:table-cell>
            <table:table-cell table:style-name="Table1.D5" office:value-type="string">
              <text:p text:style-name="P118">❌ Not suitable for email</text:p>
            </table:table-cell>
          </table:table-row>
        </table:table>
        <text:p text:style-name="P119"><text:span text:style-name="Strong_20_Emphasis"><text:span text:style-name="T5">Your dashboard should live firmly in “small”.</text:span></text:span></text:p>
        <text:p text:style-name="P120"/>
        <text:h text:style-name="P121" text:outline-level="2"><text:soft-page-break/>What “very large” actually means in practice</text:h>
        <text:h text:style-name="P122" text:outline-level="3">1. Email becomes the bottleneck first 📧</text:h>
        <text:p text:style-name="P123">Most orgs have:</text:p>
        <text:list text:style-name="L72">
          <text:list-item>
            <text:p text:style-name="P124">~10–25 MB attachment limits</text:p>
          </text:list-item>
          <text:list-item>
            <text:p text:style-name="P124">Spam filters that hate big CSVs</text:p>
          </text:list-item>
          <text:list-item>
            <text:p text:style-name="P124">Mail servers that silently drop large attachments</text:p>
          </text:list-item>
        </text:list>
        <text:p text:style-name="P119"><text:span text:style-name="T4">So </text:span><text:span text:style-name="Emphasis"><text:span text:style-name="T4">practically</text:span></text:span><text:span text:style-name="T4">:</text:span></text:p>
        <text:p text:style-name="P125"><text:span text:style-name="Strong_20_Emphasis"><text:span text:style-name="T5">Anything over ~15 MB is already “too large” for email.</text:span></text:span></text:p>
        <text:p text:style-name="P123">Even if it technically sends once, it will bite you later.</text:p>
        <text:p text:style-name="P120"/>
        <text:h text:style-name="P126" text:outline-level="3">2. Node + CSV parsing limits (not the real problem)</text:h>
        <text:p text:style-name="P123">Node 20 can happily parse:</text:p>
        <text:list text:style-name="L73">
          <text:list-item>
            <text:p text:style-name="P127">Hundreds of thousands of rows</text:p>
          </text:list-item>
          <text:list-item>
            <text:p text:style-name="P127">Tens of MB of CSV</text:p>
          </text:list-item>
        </text:list>
        <text:p text:style-name="P123">Memory-wise:</text:p>
        <text:list text:style-name="L74">
          <text:list-item>
            <text:p text:style-name="P128">100k rows ≈ nothing</text:p>
          </text:list-item>
          <text:list-item>
            <text:p text:style-name="P128">1M rows ≈ noticeable but fine</text:p>
          </text:list-item>
          <text:list-item>
            <text:p text:style-name="P128">5M+ rows ≈ you start caring</text:p>
          </text:list-item>
        </text:list>
        <text:p text:style-name="P119"><text:span text:style-name="T4">But you’ll hit </text:span><text:span text:style-name="Strong_20_Emphasis"><text:span text:style-name="T5">email and human usability limits long before Node breaks a sweat</text:span></text:span><text:span text:style-name="T4">.</text:span></text:p>
        <text:p text:style-name="P120"/>
        <text:h text:style-name="P126" text:outline-level="3">3. Human sanity limit (the real definition)</text:h>
        <text:p text:style-name="P123">Ask:</text:p>
        <text:p text:style-name="P129">“<text:span text:style-name="T29">Would I ever open this CSV in Excel?”</text:span></text:p>
        <text:p text:style-name="P123"><text:soft-page-break/>If the honest answer is:</text:p>
        <text:list text:style-name="L75">
          <text:list-item>
            <text:p text:style-name="P130">“<text:span text:style-name="T7">No, Excel chokes”</text:span></text:p>
          </text:list-item>
          <text:list-item>
            <text:p text:style-name="P130">“<text:span text:style-name="T7">It takes minutes to open”</text:span></text:p>
          </text:list-item>
          <text:list-item>
            <text:p text:style-name="P130">“<text:span text:style-name="T7">I would never eyeball this”</text:span></text:p>
          </text:list-item>
        </text:list>
        <text:p text:style-name="P119"><text:span text:style-name="T4">Then it’s </text:span><text:span text:style-name="Strong_20_Emphasis"><text:span text:style-name="T5">too large for this workflow</text:span></text:span><text:span text:style-name="T4">.</text:span></text:p>
        <text:p text:style-name="P120"/>
        <text:h text:style-name="P121" text:outline-level="2">Koha-specific examples</text:h>
        <text:h text:style-name="P131" text:outline-level="3">✔ <text:span text:style-name="T23">Reasonable dashboard exports</text:span></text:h>
        <text:list text:style-name="L76">
          <text:list-item>
            <text:p text:style-name="P132">Loans by month (12 rows)</text:p>
          </text:list-item>
          <text:list-item>
            <text:p text:style-name="P132">Active borrowers (1 row)</text:p>
          </text:list-item>
          <text:list-item>
            <text:p text:style-name="P132">Items never borrowed (1 row)</text:p>
          </text:list-item>
          <text:list-item>
            <text:p text:style-name="P132">Loans by branch (10–50 rows)</text:p>
          </text:list-item>
          <text:list-item>
            <text:p text:style-name="P132">Loans by item type (10–30 rows)</text:p>
          </text:list-item>
        </text:list>
        <text:p text:style-name="P119"><text:span text:style-name="T4">These are </text:span><text:span text:style-name="Strong_20_Emphasis"><text:span text:style-name="T5">tiny</text:span></text:span><text:span text:style-name="T4"> and perfect.</text:span></text:p>
        <text:p text:style-name="P120"/>
        <text:h text:style-name="P133" text:outline-level="3">❌ “<text:span text:style-name="T23">Very large” (don’t do this)</text:span></text:h>
        <text:list text:style-name="L77">
          <text:list-item>
            <text:p text:style-name="P134">Every loan transaction</text:p>
          </text:list-item>
          <text:list-item>
            <text:p text:style-name="P134">Every borrower</text:p>
          </text:list-item>
          <text:list-item>
            <text:p text:style-name="P134">Every item</text:p>
          </text:list-item>
          <text:list-item>
            <text:p text:style-name="P134">Per-issue daily history</text:p>
          </text:list-item>
          <text:list-item>
            <text:p text:style-name="P134">Raw circulation logs</text:p>
          </text:list-item>
        </text:list>
        <text:p text:style-name="P123">Example:</text:p>
        <text:p text:style-name="P135"><text:span text:style-name="Source_20_Text"><text:span text:style-name="T13">issues </text:span></text:span><text:span text:style-name="Source_20_Text"><text:span text:style-name="T15">table</text:span></text:span><text:span text:style-name="Source_20_Text"><text:span text:style-name="T13"> </text:span></text:span><text:span text:style-name="Source_20_Text"><text:span text:style-name="T15">for</text:span></text:span><text:span text:style-name="Source_20_Text"><text:span text:style-name="T13"> a </text:span></text:span><text:span text:style-name="Source_20_Text"><text:span text:style-name="T15">year</text:span></text:span><text:span text:style-name="Source_20_Text"><text:span text:style-name="T13"> = </text:span></text:span><text:span text:style-name="Source_20_Text"><text:span text:style-name="T16">200</text:span></text:span><text:span text:style-name="Source_20_Text"><text:span text:style-name="T13">k–</text:span></text:span><text:span text:style-name="Source_20_Text"><text:span text:style-name="T16">500</text:span></text:span><text:span text:style-name="Source_20_Text"><text:span text:style-name="T13">k </text:span></text:span><text:span text:style-name="Source_20_Text"><text:span text:style-name="T15">rows</text:span></text:span></text:p>
        <text:p text:style-name="P123"><text:soft-page-break/>That’s:</text:p>
        <text:list text:style-name="L78">
          <text:list-item>
            <text:p text:style-name="P136">Useless for a dashboard</text:p>
          </text:list-item>
          <text:list-item>
            <text:p text:style-name="P136">Bad for email</text:p>
          </text:list-item>
          <text:list-item>
            <text:p text:style-name="P136">Overkill for Node</text:p>
          </text:list-item>
          <text:list-item>
            <text:p text:style-name="P136">A maintenance nightmare</text:p>
          </text:list-item>
        </text:list>
        <text:p text:style-name="P120"/>
        <text:h text:style-name="P121" text:outline-level="2">Rule of thumb you can bake into policy</text:h>
        <text:p text:style-name="P125"><text:span text:style-name="Strong_20_Emphasis"><text:span text:style-name="T5">If the report has more than ~5,000 rows, it’s not a dashboard input — it’s a data export.</text:span></text:span></text:p>
        <text:p text:style-name="P123">Dashboards want:</text:p>
        <text:list text:style-name="L79">
          <text:list-item>
            <text:p text:style-name="P137">Aggregates</text:p>
          </text:list-item>
          <text:list-item>
            <text:p text:style-name="P137">Buckets</text:p>
          </text:list-item>
          <text:list-item>
            <text:p text:style-name="P137">Trends</text:p>
          </text:list-item>
          <text:list-item>
            <text:p text:style-name="P137">KPIs</text:p>
          </text:list-item>
        </text:list>
        <text:p text:style-name="P123">Not raw facts.</text:p>
        <text:p text:style-name="P120"/>
        <text:h text:style-name="P121" text:outline-level="2">How this affects your CSV contract design</text:h>
        <text:p text:style-name="P119"><text:span text:style-name="T4">Because you’re </text:span><text:span text:style-name="Emphasis"><text:span text:style-name="T4">not</text:span></text:span><text:span text:style-name="T4"> dealing with large data, your contract can assume:</text:span></text:p>
        <text:list text:style-name="L80">
          <text:list-item>
            <text:p text:style-name="P138">Entire file fits in memory</text:p>
          </text:list-item>
          <text:list-item>
            <text:p text:style-name="P138">One-pass parsing</text:p>
          </text:list-item>
          <text:list-item>
            <text:p text:style-name="P138">Validation is cheap</text:p>
          </text:list-item>
          <text:list-item>
            <text:p text:style-name="P138">No streaming required</text:p>
          </text:list-item>
        </text:list>
        <text:p text:style-name="P123">That simplifies everything.</text:p>
        <text:p text:style-name="P120"/>
        <text:h text:style-name="P121" text:outline-level="2"><text:soft-page-break/>One last practical sanity check</text:h>
        <text:p text:style-name="P123">If someone later asks:</text:p>
        <text:p text:style-name="P129">“<text:span text:style-name="T29">Can we add a widget that lists every loan?”</text:span></text:p>
        <text:p text:style-name="P123">That’s your moment to say:</text:p>
        <text:p text:style-name="P129">“<text:span text:style-name="T29">That’s a report, not a dashboard.”</text:span></text:p>
        <text:p text:style-name="P119"><text:span text:style-name="T4">And you’ll be </text:span><text:span text:style-name="Strong_20_Emphasis"><text:span text:style-name="T5">technically correct and operationally right</text:span></text:span><text:span text:style-name="T4">.</text:span></text:p>
        <text:p text:style-name="P120"/>
        <text:h text:style-name="P126" text:outline-level="3">Bottom line</text:h>
        <text:p text:style-name="P123">For your setup:</text:p>
        <text:list text:style-name="L81">
          <text:list-item>
            <text:p text:style-name="P139"><text:span text:style-name="Strong_20_Emphasis"><text:span text:style-name="T5">Very large = anything you wouldn’t happily email</text:span></text:span></text:p>
          </text:list-item>
          <text:list-item>
            <text:p text:style-name="P139"><text:span text:style-name="T4">Keep CSVs </text:span><text:span text:style-name="Strong_20_Emphasis"><text:span text:style-name="T5">aggregated and small</text:span></text:span></text:p>
          </text:list-item>
          <text:list-item>
            <text:p text:style-name="P140">If it feels big, it’s the wrong level of data</text:p>
          </text:list-item>
        </text:list>
        <text:p text:style-name="P119"><text:span text:style-name="T4">When you’re ready, we can define the </text:span><text:span text:style-name="Strong_20_Emphasis"><text:span text:style-name="T5">CSV contract</text:span></text:span><text:span text:style-name="T4"> so it </text:span><text:span text:style-name="Emphasis"><text:span text:style-name="T4">enforces</text:span></text:span><text:span text:style-name="T4"> these limits and protects future-you from scope creep 😄</text:span></text:p>
        <text:p text:style-name="P141"><draw:frame draw:style-name="fr1" draw:name="Frame17" text:anchor-type="char" svg:width="0.041cm" draw:z-index="16"><draw:text-box fo:min-height="0.041cm"><text:h text:style-name="P3" text:outline-level="5">You said:</text:h></draw:text-box></draw:frame>ok so we will do that in a moment and thank you for the rationale. First can you list the top 20 KPI subjects that are commonly used for these kind of dashboards</text:p>
        <text:p text:style-name="P119"><draw:frame draw:style-name="fr1" draw:name="Frame18" text:anchor-type="char" svg:width="0.041cm" draw:z-index="17"><draw:text-box fo:min-height="0.041cm"><text:h text:style-name="P5" text:outline-level="6">ChatGPT said:</text:h></draw:text-box></draw:frame><text:span text:style-name="T4">Absolutely — and nice pause point 👍<text:line-break/>Below is a </text:span><text:span text:style-name="Strong_20_Emphasis"><text:span text:style-name="T5">practical, library-world-realistic top 20</text:span></text:span><text:span text:style-name="T4"> list. These are KPIs you’ll see again and again in academic and public library dashboards, especially ones built from Koha-style data.</text:span></text:p>
        <text:p text:style-name="P119"><text:span text:style-name="T4">I’ll keep them </text:span><text:span text:style-name="Strong_20_Emphasis"><text:span text:style-name="T5">dashboard-appropriate</text:span></text:span><text:span text:style-name="T4"> (small, aggregated, decision-useful).</text:span></text:p>
        <text:p text:style-name="P120"/>
        <text:h text:style-name="P121" text:outline-level="2"><text:soft-page-break/>Top 20 Common Library Dashboard KPIs</text:h>
        <text:h text:style-name="P142" text:outline-level="3"><text:span text:style-name="Strong_20_Emphasis"><text:span text:style-name="T20">Circulation &amp; Use</text:span></text:span></text:h>
        <text:list text:style-name="L82">
          <text:list-item>
            <text:p text:style-name="P143"><text:span text:style-name="Strong_20_Emphasis"><text:span text:style-name="T5">Total loans</text:span></text:span><text:span text:style-name="T4"><text:line-break/>Core “are we being used?” number.</text:span></text:p>
          </text:list-item>
          <text:list-item>
            <text:p text:style-name="P143"><text:span text:style-name="Strong_20_Emphasis"><text:span text:style-name="T5">Loans per active borrower</text:span></text:span><text:span text:style-name="T4"><text:line-break/>Better signal than raw loans.</text:span></text:p>
          </text:list-item>
          <text:list-item>
            <text:p text:style-name="P143"><text:span text:style-name="Strong_20_Emphasis"><text:span text:style-name="T5">Active borrowers</text:span></text:span><text:span text:style-name="T4"><text:line-break/>Borrowers with ≥1 loan in the period.</text:span></text:p>
          </text:list-item>
          <text:list-item>
            <text:p text:style-name="P143"><text:span text:style-name="Strong_20_Emphasis"><text:span text:style-name="T5">Renewals count</text:span></text:span><text:span text:style-name="T4"><text:line-break/>Indicates demand pressure and engagement.</text:span></text:p>
          </text:list-item>
          <text:list-item>
            <text:p text:style-name="P143"><text:span text:style-name="Strong_20_Emphasis"><text:span text:style-name="T5">In-library use (if tracked)</text:span></text:span><text:span text:style-name="T4"><text:line-break/>Especially relevant for reference collections.</text:span></text:p>
          </text:list-item>
        </text:list>
        <text:p text:style-name="P120"/>
        <text:h text:style-name="P142" text:outline-level="3"><text:span text:style-name="Strong_20_Emphasis"><text:span text:style-name="T20">Collection Health</text:span></text:span></text:h>
        <text:list text:style-name="L83">
          <text:list-item>
            <text:p text:style-name="P144"><text:span text:style-name="Strong_20_Emphasis"><text:span text:style-name="T5">Items never borrowed</text:span></text:span><text:span text:style-name="T4"><text:line-break/>Gold-standard collection health metric.</text:span></text:p>
          </text:list-item>
          <text:list-item>
            <text:p text:style-name="P144"><text:span text:style-name="Strong_20_Emphasis"><text:span text:style-name="T5">Percentage of collection never borrowed</text:span></text:span><text:span text:style-name="T4"><text:line-break/>More meaningful than raw count.</text:span></text:p>
          </text:list-item>
          <text:list-item>
            <text:p text:style-name="P144"><text:span text:style-name="Strong_20_Emphasis"><text:span text:style-name="T5">New items added (period)</text:span></text:span><text:span text:style-name="T4"><text:line-break/>Context for usage growth or stagnation.</text:span></text:p>
          </text:list-item>
          <text:list-item>
            <text:p text:style-name="P144"><text:span text:style-name="Strong_20_Emphasis"><text:span text:style-name="T5">Withdrawn / deleted items</text:span></text:span><text:span text:style-name="T4"><text:line-break/>Signals active collection management.</text:span></text:p>
          </text:list-item>
        </text:list>
        <text:p text:style-name="P120"/>
        <text:h text:style-name="P142" text:outline-level="3"><text:soft-page-break/><text:span text:style-name="Strong_20_Emphasis"><text:span text:style-name="T20">User Engagement</text:span></text:span></text:h>
        <text:list text:style-name="L84">
          <text:list-item>
            <text:p text:style-name="P145"><text:span text:style-name="Strong_20_Emphasis"><text:span text:style-name="T5">New borrowers registered</text:span></text:span><text:span text:style-name="T4"><text:line-break/>Especially useful term-by-term.</text:span></text:p>
          </text:list-item>
          <text:list-item>
            <text:p text:style-name="P145"><text:span text:style-name="Strong_20_Emphasis"><text:span text:style-name="T5">Borrowers with &gt;X loans</text:span></text:span><text:span text:style-name="T4"><text:line-break/>Shows depth of engagement, not just breadth.</text:span></text:p>
          </text:list-item>
          <text:list-item>
            <text:p text:style-name="P145"><text:span text:style-name="Strong_20_Emphasis"><text:span text:style-name="T5">Inactive borrowers</text:span></text:span><text:span text:style-name="T4"><text:line-break/>Registered but no loans in period/year.</text:span></text:p>
          </text:list-item>
        </text:list>
        <text:p text:style-name="P120"/>
        <text:h text:style-name="P142" text:outline-level="3"><text:span text:style-name="Strong_20_Emphasis"><text:span text:style-name="T20">Equity &amp; Coverage</text:span></text:span></text:h>
        <text:list text:style-name="L85">
          <text:list-item>
            <text:p text:style-name="P146"><text:span text:style-name="Strong_20_Emphasis"><text:span text:style-name="T5">Loans by branch / location</text:span></text:span><text:span text:style-name="T4"><text:line-break/>Always requested by management.</text:span></text:p>
          </text:list-item>
          <text:list-item>
            <text:p text:style-name="P146"><text:span text:style-name="Strong_20_Emphasis"><text:span text:style-name="T5">Loans by item type</text:span></text:span><text:span text:style-name="T4"><text:line-break/>Print vs AV vs equipment, etc.</text:span></text:p>
          </text:list-item>
          <text:list-item>
            <text:p text:style-name="P146"><text:span text:style-name="Strong_20_Emphasis"><text:span text:style-name="T5">Loans by borrower category</text:span></text:span><text:span text:style-name="T4"><text:line-break/>UG / PG / staff / external.</text:span></text:p>
          </text:list-item>
        </text:list>
        <text:p text:style-name="P120"/>
        <text:h text:style-name="P142" text:outline-level="3"><text:span text:style-name="Strong_20_Emphasis"><text:span text:style-name="T20">Performance &amp; Demand</text:span></text:span></text:h>
        <text:list text:style-name="L86">
          <text:list-item>
            <text:p text:style-name="P147"><text:span text:style-name="Strong_20_Emphasis"><text:span text:style-name="T5">Average loan duration</text:span></text:span><text:span text:style-name="T4"><text:line-break/>Helps tune loan rules.</text:span></text:p>
          </text:list-item>
          <text:list-item>
            <text:p text:style-name="P147"><text:span text:style-name="Strong_20_Emphasis"><text:span text:style-name="T5">Holds placed</text:span></text:span><text:span text:style-name="T4"><text:line-break/>Proxy for unmet demand.</text:span></text:p>
          </text:list-item>
          <text:list-item>
            <text:p text:style-name="P147"><text:span text:style-name="Strong_20_Emphasis"><text:span text:style-name="T5">Holds fill rate</text:span></text:span><text:span text:style-name="T4"><text:line-break/>Are requests being satisfied?</text:span></text:p>
          </text:list-item>
          <text:list-item>
            <text:p text:style-name="P147"><text:span text:style-name="Strong_20_Emphasis"><text:span text:style-name="T5">Overdue rate</text:span></text:span><text:span text:style-name="T4"><text:line-break/>Operational health signal.</text:span></text:p>
          </text:list-item>
        </text:list>
        <text:p text:style-name="P120"/>
        <text:h text:style-name="P142" text:outline-level="3"><text:soft-page-break/><text:span text:style-name="Strong_20_Emphasis"><text:span text:style-name="T20">High-Level Efficiency</text:span></text:span></text:h>
        <text:list text:style-name="L87">
          <text:list-item>
            <text:p text:style-name="P148"><text:span text:style-name="Strong_20_Emphasis"><text:span text:style-name="T5">Cost per loan</text:span></text:span><text:span text:style-name="T4"> </text:span><text:span text:style-name="Emphasis"><text:span text:style-name="T4">(if finance data available)</text:span></text:span><text:span text:style-name="T4"><text:line-break/>Powerful but optional — don’t force it early.</text:span></text:p>
          </text:list-item>
        </text:list>
        <text:p text:style-name="P120"/>
        <text:h text:style-name="P149" text:outline-level="2"><text:span text:style-name="T22">KPIs I’d </text:span><text:span text:style-name="Emphasis"><text:span text:style-name="T22">deliberately</text:span></text:span><text:span text:style-name="T22"> exclude early on ❌</text:span></text:h>
        <text:list text:style-name="L88">
          <text:list-item>
            <text:p text:style-name="P150">Raw transaction counts per day</text:p>
          </text:list-item>
          <text:list-item>
            <text:p text:style-name="P150">Full borrower lists</text:p>
          </text:list-item>
          <text:list-item>
            <text:p text:style-name="P150">Per-item circulation history</text:p>
          </text:list-item>
          <text:list-item>
            <text:p text:style-name="P150">Anything requiring joins across 5+ tables</text:p>
          </text:list-item>
          <text:list-item>
            <text:p text:style-name="P150">Anything you’d need to “explain” every time it’s shown</text:p>
          </text:list-item>
        </text:list>
        <text:p text:style-name="P123">If it needs a paragraph of caveats, it’s not a KPI.</text:p>
        <text:p text:style-name="P120"/>
        <text:h text:style-name="P121" text:outline-level="2">How these usually shake out in real dashboards</text:h>
        <text:p text:style-name="P123">Most libraries end up with:</text:p>
        <text:list text:style-name="L89">
          <text:list-item>
            <text:p text:style-name="P151"><text:span text:style-name="Strong_20_Emphasis"><text:span text:style-name="T5">5–8 headline KPIs</text:span></text:span><text:span text:style-name="T4"> (top of page)</text:span></text:p>
          </text:list-item>
          <text:list-item>
            <text:p text:style-name="P151"><text:span text:style-name="Strong_20_Emphasis"><text:span text:style-name="T5">10–15 supporting KPIs</text:span></text:span><text:span text:style-name="T4"> available but not all shown at once</text:span></text:p>
          </text:list-item>
          <text:list-item>
            <text:p text:style-name="P152">Rotating widgets by audience (management vs ops)</text:p>
          </text:list-item>
        </text:list>
        <text:p text:style-name="P119"><text:span text:style-name="T4">You </text:span><text:span text:style-name="Emphasis"><text:span text:style-name="T4">do not</text:span></text:span><text:span text:style-name="T4"> need all 20 at once.</text:span></text:p>
        <text:p text:style-name="P120"/>
        <text:h text:style-name="P121" text:outline-level="2">Strong recommendation for your next step</text:h>
        <text:p text:style-name="P123">When we define the CSV contract, we should:</text:p>
        <text:list text:style-name="L90">
          <text:list-item>
            <text:p text:style-name="P153"><text:span text:style-name="T4">Pick </text:span><text:span text:style-name="Strong_20_Emphasis"><text:span text:style-name="T5">6–10 KPIs max</text:span></text:span><text:span text:style-name="T4"> for v1</text:span></text:p>
          </text:list-item>
          <text:list-item>
            <text:p text:style-name="P154">Lock their definitions in writing</text:p>
          </text:list-item>
          <text:list-item>
            <text:p text:style-name="P154">Make everything else optional / phase 2</text:p>
          </text:list-item>
        </text:list>
        <text:p text:style-name="P123">That’s how dashboards actually survive contact with reality.</text:p>
        <text:p text:style-name="P155"><text:soft-page-break/>If you want, next we can:</text:p>
        <text:list text:style-name="L91">
          <text:list-item>
            <text:p text:style-name="P156"><text:span text:style-name="T4">Narrow this list to </text:span><text:span text:style-name="Emphasis"><text:span text:style-name="T4">your</text:span></text:span><text:span text:style-name="T4"> institution</text:span></text:p>
          </text:list-item>
          <text:list-item>
            <text:p text:style-name="P157">Map KPIs → Koha tables</text:p>
          </text:list-item>
          <text:list-item>
            <text:p text:style-name="P156"><text:span text:style-name="T4">Decide which KPIs are </text:span><text:span text:style-name="Strong_20_Emphasis"><text:span text:style-name="T5">monthly vs annual</text:span></text:span></text:p>
          </text:list-item>
        </text:list>
        <text:p text:style-name="P158">Just say where you want to go next.</text:p>
        <text:p text:style-name="P141"><draw:frame draw:style-name="fr1" draw:name="Frame19" text:anchor-type="char" svg:width="0.041cm" draw:z-index="18"><draw:text-box fo:min-height="0.041cm"><text:h text:style-name="P3" text:outline-level="5">You said:</text:h></draw:text-box></draw:frame>OK so lots of those look very useful for data analysis</text:p>
        <text:p text:style-name="P119"><draw:frame draw:style-name="fr1" draw:name="Frame20" text:anchor-type="char" svg:width="0.041cm" draw:z-index="19"><draw:text-box fo:min-height="0.041cm"><text:h text:style-name="P5" text:outline-level="6">ChatGPT said:</text:h></draw:text-box></draw:frame><text:span text:style-name="T4">Exactly — that’s the beauty of a well-chosen KPI list: the same metrics serve </text:span><text:span text:style-name="Strong_20_Emphasis"><text:span text:style-name="T5">both dashboards and deeper analysis</text:span></text:span><text:span text:style-name="T4">.</text:span></text:p>
        <text:p text:style-name="P155">Think of it this way:</text:p>
        <text:list text:style-name="L92">
          <text:list-item>
            <text:p text:style-name="P159"><text:span text:style-name="Strong_20_Emphasis"><text:span text:style-name="T5">Dashboard KPIs</text:span></text:span><text:span text:style-name="T4"> = high-level, digestible signals for decision-making (executives, managers, or staff glancing at the dashboard).</text:span></text:p>
          </text:list-item>
          <text:list-item>
            <text:p text:style-name="P159"><text:span text:style-name="Strong_20_Emphasis"><text:span text:style-name="T5">Analysis KPIs</text:span></text:span><text:span text:style-name="T4"> = raw numbers, distributions, breakdowns, trends that analysts slice and dice to answer “why” or “how” questions.</text:span></text:p>
          </text:list-item>
        </text:list>
        <text:p text:style-name="P123">For examp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6">KPI</text:p>
              </table:table-cell>
              <table:table-cell table:style-name="Table2.A1" office:value-type="string">
                <text:p text:style-name="P116">Dashboard use</text:p>
              </table:table-cell>
              <table:table-cell table:style-name="Table2.A1" office:value-type="string">
                <text:p text:style-name="P116">Analytical use</text:p>
              </table:table-cell>
            </table:table-row>
          </table:table-header-rows>
          <table:table-row>
            <table:table-cell table:style-name="Table2.A2" office:value-type="string">
              <text:p text:style-name="P117">Total loans</text:p>
            </table:table-cell>
            <table:table-cell table:style-name="Table2.A2" office:value-type="string">
              <text:p text:style-name="P117">Big number at the top of the page</text:p>
            </table:table-cell>
            <table:table-cell table:style-name="Table2.A2" office:value-type="string">
              <text:p text:style-name="P117">Trend over months/years, seasonality analysis</text:p>
            </table:table-cell>
          </table:table-row>
          <table:table-row>
            <table:table-cell table:style-name="Table2.A2" office:value-type="string">
              <text:p text:style-name="P117">Loans per borrower</text:p>
            </table:table-cell>
            <table:table-cell table:style-name="Table2.A2" office:value-type="string">
              <text:p text:style-name="P117">Quick engagement signal</text:p>
            </table:table-cell>
            <table:table-cell table:style-name="Table2.A2" office:value-type="string">
              <text:p text:style-name="P117">Identify heavy users or under-served groups</text:p>
            </table:table-cell>
          </table:table-row>
          <table:table-row>
            <table:table-cell table:style-name="Table2.A2" office:value-type="string">
              <text:p text:style-name="P117">Items never borrowed</text:p>
            </table:table-cell>
            <table:table-cell table:style-name="Table2.A2" office:value-type="string">
              <text:p text:style-name="P117">Alert for collection review</text:p>
            </table:table-cell>
            <table:table-cell table:style-name="Table2.A2" office:value-type="string">
              <text:p text:style-name="P117">Deep dive into subjects, age of items, branch patterns</text:p>
            </table:table-cell>
          </table:table-row>
          <table:table-row>
            <table:table-cell table:style-name="Table2.A5" office:value-type="string">
              <text:p text:style-name="P117">Holds fill <text:soft-page-break/>rate</text:p>
            </table:table-cell>
            <table:table-cell table:style-name="Table2.B5" office:value-type="string">
              <text:p text:style-name="P117">Operation<text:soft-page-break/>al health signal</text:p>
            </table:table-cell>
            <table:table-cell table:style-name="Table2.C5" office:value-type="string">
              <text:p text:style-name="P118">Pinpoint bottlenecks <text:soft-page-break/>by item type or branch</text:p>
            </table:table-cell>
          </table:table-row>
        </table:table>
        <text:p text:style-name="P160"/>
        <text:p text:style-name="P119"><text:span text:style-name="T4">The nice thing about starting with </text:span><text:span text:style-name="Strong_20_Emphasis"><text:span text:style-name="T5">aggregated KPIs</text:span></text:span><text:span text:style-name="T4"> is that you can always </text:span><text:span text:style-name="Strong_20_Emphasis"><text:span text:style-name="T5">store the raw underlying data</text:span></text:span><text:span text:style-name="T4"> separately. That way, your dashboard remains simple, but you can run </text:span><text:span text:style-name="Strong_20_Emphasis"><text:span text:style-name="T5">Excel, Python, or Node scripts</text:span></text:span><text:span text:style-name="T4"> to do more detailed analyses when needed.</text:span></text:p>
        <text:p text:style-name="P155">So your dashboard and analytics pipelines don’t compete — they complement each other.</text:p>
        <text:p text:style-name="P119"><text:span text:style-name="T4">If you want, we can move next to </text:span><text:span text:style-name="Strong_20_Emphasis"><text:span text:style-name="T5">designing the CSV contract</text:span></text:span><text:span text:style-name="T4"> in a way that keeps both worlds happy:</text:span></text:p>
        <text:list text:style-name="L93">
          <text:list-item>
            <text:p text:style-name="P161">Small, consistent CSVs for dashboard rendering</text:p>
          </text:list-item>
          <text:list-item>
            <text:p text:style-name="P161">Flexible enough to be reused for analysis</text:p>
          </text:list-item>
        </text:list>
        <text:p text:style-name="P158">Do you want me to outline that?</text:p>
        <text:p text:style-name="P141"><draw:frame draw:style-name="fr1" draw:name="Frame21" text:anchor-type="char" svg:width="0.041cm" draw:z-index="20"><draw:text-box fo:min-height="0.041cm"><text:h text:style-name="P3" text:outline-level="5">You said:</text:h></draw:text-box></draw:frame>yes please here are the core options that will be useful for feedback on areas working right now Circulation &amp; Use 1. Total loans Core “are we being used?” number. 2. Loans per active borrower Better signal than raw loans. 3. Active borrowers Borrowers with ≥1 loan in the period. 4. Renewals count Indicates demand pressure and engagement. 5. In-library use (if tracked) Especially relevant for reference collections. 6. Collection Tracking 7. Percentage of collection never borrowed More meaningful than raw count. 8. New items added (period) Context for usage growth or stagnation. 9. Withdrawn / deleted items Signals active collection management. Equity &amp; Coverage 16. Loans by branch / location Always requested by management. <text:soft-page-break/>17. Loans by item type Print vs AV vs equipment, etc. 18. Loans by borrower category UG / PG / staff / external. Performance &amp; Demand 20. Average loan duration Helps tune loan rules. 21. Holds placed Proxy for unmet demand. 22. Holds fill rate Are requests being satisfied? 23. Overdue rate Operational health signal.</text:p>
        <text:p text:style-name="P119"><draw:frame draw:style-name="fr1" draw:name="Frame22" text:anchor-type="char" svg:width="0.041cm" draw:z-index="21"><draw:text-box fo:min-height="0.041cm"><text:h text:style-name="P5" text:outline-level="6">ChatGPT said:</text:h></draw:text-box></draw:frame><text:span text:style-name="T4">Perfect — that’s a solid, actionable core KPI set. Now we can design a </text:span><text:span text:style-name="Strong_20_Emphasis"><text:span text:style-name="T5">CSV contract</text:span></text:span><text:span text:style-name="T4"> that will make your dashboard workflow robust, consistent, and future-proof. I’ll take your list and translate it into a practical CSV specification.</text:span></text:p>
        <text:p text:style-name="P120"/>
        <text:h text:style-name="P121" text:outline-level="2">1. Principles of a Good CSV Contract</text:h>
        <text:list text:style-name="L94">
          <text:list-item>
            <text:p text:style-name="P162"><text:span text:style-name="Strong_20_Emphasis"><text:span text:style-name="T5">Column names are fixed and descriptive</text:span></text:span><text:span text:style-name="T4"> – avoid spaces, punctuation, or renaming.</text:span></text:p>
          </text:list-item>
          <text:list-item>
            <text:p text:style-name="P162"><text:span text:style-name="Strong_20_Emphasis"><text:span text:style-name="T5">Order of columns can change</text:span></text:span><text:span text:style-name="T4">, but the script must map by header.</text:span></text:p>
          </text:list-item>
          <text:list-item>
            <text:p text:style-name="P162"><text:span text:style-name="Strong_20_Emphasis"><text:span text:style-name="T5">Each CSV represents a single KPI category or widget</text:span></text:span><text:span text:style-name="T4"> – easier to validate.</text:span></text:p>
          </text:list-item>
          <text:list-item>
            <text:p text:style-name="P162"><text:span text:style-name="Strong_20_Emphasis"><text:span text:style-name="T5">Values are normalized / numeric where appropriate</text:span></text:span><text:span text:style-name="T4"> – no formatted strings.</text:span></text:p>
          </text:list-item>
          <text:list-item>
            <text:p text:style-name="P162"><text:span text:style-name="Strong_20_Emphasis"><text:span text:style-name="T5">Dates / timestamps in ISO 8601</text:span></text:span><text:span text:style-name="T4"> (</text:span><text:span text:style-name="Source_20_Text"><text:span text:style-name="T6">YYYY-MM-DD</text:span></text:span><text:span text:style-name="T4"> or </text:span><text:span text:style-name="Source_20_Text"><text:span text:style-name="T6">YYYY-MM-DDTHH:MM:SSZ</text:span></text:span><text:span text:style-name="T4">) – easy to parse.</text:span></text:p>
          </text:list-item>
          <text:list-item>
            <text:p text:style-name="P162"><text:span text:style-name="Strong_20_Emphasis"><text:span text:style-name="T5">Optional columns</text:span></text:span><text:span text:style-name="T4"> must be documented; script should handle missing columns gracefully.</text:span></text:p>
          </text:list-item>
          <text:list-item>
            <text:p text:style-name="P162"><text:span text:style-name="Strong_20_Emphasis"><text:span text:style-name="T5">One header row only</text:span></text:span><text:span text:style-name="T4">, UTF-8 encoding.</text:span></text:p>
          </text:list-item>
          <text:list-item>
            <text:p text:style-name="P162"><text:span text:style-name="Strong_20_Emphasis"><text:span text:style-name="T5">File naming convention</text:span></text:span><text:span text:style-name="T4"> includes period &amp; KPI type.</text:span></text:p>
          </text:list-item>
        </text:list>
        <text:p text:style-name="P120"/>
        <text:h text:style-name="P121" text:outline-level="2">2. Proposed CSV Layouts</text:h>
        <text:h text:style-name="P142" text:outline-level="3"><text:span text:style-name="Strong_20_Emphasis"><text:span text:style-name="T20">A. Circulation &amp; Use (KPIs)</text:span></text:span></text:h>
        <text:p text:style-name="P119"><text:span text:style-name="Strong_20_Emphasis"><text:span text:style-name="T5">File:</text:span></text:span><text:span text:style-name="T4"> </text:span><text:span text:style-name="Source_20_Text"><text:span text:style-name="T6">kpis_circulation_&lt;YYYY-MM&gt;.csv</text:span></text:span></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P116">Column</text:p>
              </table:table-cell>
              <table:table-cell table:style-name="Table3.A1" office:value-type="string">
                <text:p text:style-name="P116">Type</text:p>
              </table:table-cell>
              <table:table-cell table:style-name="Table3.A1" office:value-type="string">
                <text:p text:style-name="P116">Notes</text:p>
              </table:table-cell>
            </table:table-row>
          </table:table-header-rows>
          <table:table-row>
            <table:table-cell table:style-name="Table3.A2" office:value-type="string">
              <text:p text:style-name="P117">metric</text:p>
            </table:table-cell>
            <table:table-cell table:style-name="Table3.A2" office:value-type="string">
              <text:p text:style-name="P117">string</text:p>
            </table:table-cell>
            <table:table-cell table:style-name="Table3.A2" office:value-type="string">
              <text:p text:style-name="P117">e.g., <text:span text:style-name="Source_20_Text"><text:span text:style-name="T30">total_loans</text:span></text:span>, <text:span text:style-name="Source_20_Text"><text:span text:style-name="T30">loans_per_active_borrower</text:span></text:span></text:p>
            </table:table-cell>
          </table:table-row>
          <table:table-row>
            <table:table-cell table:style-name="Table3.A2" office:value-type="string">
              <text:p text:style-name="P117">value</text:p>
            </table:table-cell>
            <table:table-cell table:style-name="Table3.A2" office:value-type="string">
              <text:p text:style-name="P117">number</text:p>
            </table:table-cell>
            <table:table-cell table:style-name="Table3.A2" office:value-type="string">
              <text:p text:style-name="P117">raw numeric value, no formatting</text:p>
            </table:table-cell>
          </table:table-row>
          <table:table-row>
            <table:table-cell table:style-name="Table3.A2" office:value-type="string">
              <text:p text:style-name="P117">period_start</text:p>
            </table:table-cell>
            <table:table-cell table:style-name="Table3.A2" office:value-type="string">
              <text:p text:style-name="P117">date</text:p>
            </table:table-cell>
            <table:table-cell table:style-name="Table3.A2" office:value-type="string">
              <text:p text:style-name="P117">ISO 8601, e.g., <text:span text:style-name="Source_20_Text"><text:span text:style-name="T30">2026-01-01</text:span></text:span></text:p>
            </table:table-cell>
          </table:table-row>
          <table:table-row>
            <table:table-cell table:style-name="Table3.A2" office:value-type="string">
              <text:p text:style-name="P117">period_end</text:p>
            </table:table-cell>
            <table:table-cell table:style-name="Table3.A2" office:value-type="string">
              <text:p text:style-name="P117">date</text:p>
            </table:table-cell>
            <table:table-cell table:style-name="Table3.A2" office:value-type="string">
              <text:p text:style-name="P117">ISO 8601, e.g., <text:span text:style-name="Source_20_Text"><text:span text:style-name="T30">2026-01-31</text:span></text:span></text:p>
            </table:table-cell>
          </table:table-row>
          <table:table-row>
            <table:table-cell table:style-name="Table3.A6" office:value-type="string">
              <text:p text:style-name="P117">notes</text:p>
            </table:table-cell>
            <table:table-cell table:style-name="Table3.B6" office:value-type="string">
              <text:p text:style-name="P117">string</text:p>
            </table:table-cell>
            <table:table-cell table:style-name="Table3.C6" office:value-type="string">
              <text:p text:style-name="P117">optional, e.g., <text:span text:style-name="Source_20_Text"><text:span text:style-name="T30">includes renewals</text:span></text:span></text:p>
            </table:table-cell>
          </table:table-row>
        </table:table>
        <text:p text:style-name="P119"><text:span text:style-name="Strong_20_Emphasis"><text:span text:style-name="T5">Example rows:</text:span></text:span></text:p>
        <text:p text:style-name="P163"><text:span text:style-name="Source_20_Text"><text:span text:style-name="T9">metric,value,period_start,period_end,notes</text:span></text:span></text:p>
        <text:p text:style-name="P163"><text:span text:style-name="Source_20_Text"><text:span text:style-name="T9">total_loans,184320,2026-01-01,2026-01-31,</text:span></text:span></text:p>
        <text:p text:style-name="P163"><text:span text:style-name="Source_20_Text"><text:span text:style-name="T9">loans_per_active_borrower,14.86,2026-01-01,2026-01-31,</text:span></text:span></text:p>
        <text:p text:style-name="P163"><text:span text:style-name="Source_20_Text"><text:span text:style-name="T9">active_borrowers,12408,2026-01-01,2026-01-31,</text:span></text:span></text:p>
        <text:p text:style-name="P163"><text:span text:style-name="Source_20_Text"><text:span text:style-name="T9">renewals_count,43210,2026-01-01,2026-01-31,</text:span></text:span></text:p>
        <text:p text:style-name="P163"><text:span text:style-name="Source_20_Text"><text:span text:style-name="T9">in_library_use,1205,2026-01-01,2026-01-31,</text:span></text:span></text:p>
        <text:p text:style-name="P163"><text:span text:style-name="Source_20_Text"><text:span text:style-name="T9">new_items_added,842,2026-01-01,2026-01-31,</text:span></text:span></text:p>
        <text:p text:style-name="P163"><text:span text:style-name="Source_20_Text"><text:span text:style-name="T9">withdrawn_items,53,2026-01-01,2026-01-31</text:span></text:span></text:p>
        <text:p text:style-name="P120"/>
        <text:h text:style-name="P142" text:outline-level="3"><text:span text:style-name="Strong_20_Emphasis"><text:span text:style-name="T20">B. Collection Metrics</text:span></text:span></text:h>
        <text:p text:style-name="P119"><text:span text:style-name="Strong_20_Emphasis"><text:span text:style-name="T5">File:</text:span></text:span><text:span text:style-name="T4"> </text:span><text:span text:style-name="Source_20_Text"><text:span text:style-name="T6">collection_metrics_&lt;YYYY-MM&gt;.csv</text:span></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16">Column</text:p>
              </table:table-cell>
              <table:table-cell table:style-name="Table4.A1" office:value-type="string">
                <text:p text:style-name="P116">Type</text:p>
              </table:table-cell>
              <table:table-cell table:style-name="Table4.A1" office:value-type="string">
                <text:p text:style-name="P116">Notes</text:p>
              </table:table-cell>
            </table:table-row>
          </table:table-header-rows>
          <table:table-row>
            <table:table-cell table:style-name="Table4.A2" office:value-type="string">
              <text:p text:style-name="P117">metric</text:p>
            </table:table-cell>
            <table:table-cell table:style-name="Table4.A2" office:value-type="string">
              <text:p text:style-name="P117">string</text:p>
            </table:table-cell>
            <table:table-cell table:style-name="Table4.A2" office:value-type="string">
              <text:p text:style-name="P117">e.g., <text:span text:style-name="Source_20_Text"><text:span text:style-name="T30">percentage_never_borrowed</text:span></text:span></text:p>
            </table:table-cell>
          </table:table-row>
          <table:table-row>
            <table:table-cell table:style-name="Table4.A2" office:value-type="string">
              <text:p text:style-name="P117">value</text:p>
            </table:table-cell>
            <table:table-cell table:style-name="Table4.A2" office:value-type="string">
              <text:p text:style-name="P117">number</text:p>
            </table:table-cell>
            <table:table-cell table:style-name="Table4.A2" office:value-type="string">
              <text:p text:style-name="P117">e.g., <text:span text:style-name="Source_20_Text"><text:span text:style-name="T30">5.2</text:span></text:span> for 5.2%</text:p>
            </table:table-cell>
          </table:table-row>
          <table:table-row>
            <table:table-cell table:style-name="Table4.A2" office:value-type="string">
              <text:p text:style-name="P117">total_items</text:p>
            </table:table-cell>
            <table:table-cell table:style-name="Table4.A2" office:value-type="string">
              <text:p text:style-name="P117">number</text:p>
            </table:table-cell>
            <table:table-cell table:style-name="Table4.A2" office:value-type="string">
              <text:p text:style-name="P117">total items in collection</text:p>
            </table:table-cell>
          </table:table-row>
          <table:table-row>
            <table:table-cell table:style-name="Table4.A5" office:value-type="string">
              <text:p text:style-name="P117">period_end</text:p>
            </table:table-cell>
            <table:table-cell table:style-name="Table4.B5" office:value-type="string">
              <text:p text:style-name="P117">date</text:p>
            </table:table-cell>
            <table:table-cell table:style-name="Table4.C5" office:value-type="string">
              <text:p text:style-name="P118">last day of period</text:p>
            </table:table-cell>
          </table:table-row>
        </table:table>
        <text:p text:style-name="P119"><text:soft-page-break/><text:span text:style-name="Strong_20_Emphasis"><text:span text:style-name="T5">Example:</text:span></text:span></text:p>
        <text:p text:style-name="P163"><text:span text:style-name="Source_20_Text"><text:span text:style-name="T9">metric,value,total_items,period_end</text:span></text:span></text:p>
        <text:p text:style-name="P163"><text:span text:style-name="Source_20_Text"><text:span text:style-name="T9">percentage_never_borrowed,3.7,184320,2026-01-31</text:span></text:span></text:p>
        <text:p text:style-name="P120"/>
        <text:h text:style-name="P142" text:outline-level="3"><text:span text:style-name="Strong_20_Emphasis"><text:span text:style-name="T20">C. Equity &amp; Coverage Widgets</text:span></text:span></text:h>
        <text:p text:style-name="P119"><text:span text:style-name="Strong_20_Emphasis"><text:span text:style-name="T5">File:</text:span></text:span><text:span text:style-name="T4"> </text:span><text:span text:style-name="Source_20_Text"><text:span text:style-name="T6">equity_&lt;YYYY-MM&gt;.csv</text:span></text:span></text:p>
        <text:h text:style-name="P164" text:outline-level="4">Loans by branch</text:h>
        <table:table table:name="Table5" table:style-name="Table5">
          <table:table-column table:style-name="Table5.A"/>
          <table:table-column table:style-name="Table5.B"/>
          <table:table-header-rows>
            <table:table-row>
              <table:table-cell table:style-name="Table5.A1" office:value-type="string">
                <text:p text:style-name="P116">branch</text:p>
              </table:table-cell>
              <table:table-cell table:style-name="Table5.A1" office:value-type="string">
                <text:p text:style-name="P116">loans</text:p>
              </table:table-cell>
            </table:table-row>
          </table:table-header-rows>
          <table:table-row>
            <table:table-cell table:style-name="Table5.A2" office:value-type="string">
              <text:p text:style-name="P117">Main</text:p>
            </table:table-cell>
            <table:table-cell table:style-name="Table5.A2" office:value-type="string">
              <text:p text:style-name="P117">93210</text:p>
            </table:table-cell>
          </table:table-row>
          <table:table-row>
            <table:table-cell table:style-name="Table5.A2" office:value-type="string">
              <text:p text:style-name="P117">Science</text:p>
            </table:table-cell>
            <table:table-cell table:style-name="Table5.A2" office:value-type="string">
              <text:p text:style-name="P117">42110</text:p>
            </table:table-cell>
          </table:table-row>
          <table:table-row>
            <table:table-cell table:style-name="Table5.A4" office:value-type="string">
              <text:p text:style-name="P117">Law</text:p>
            </table:table-cell>
            <table:table-cell table:style-name="Table5.B4" office:value-type="string">
              <text:p text:style-name="P118">48900</text:p>
            </table:table-cell>
          </table:table-row>
        </table:table>
        <text:h text:style-name="P164" text:outline-level="4">Loans by item type</text:h>
        <table:table table:name="Table6" table:style-name="Table6">
          <table:table-column table:style-name="Table6.A"/>
          <table:table-column table:style-name="Table6.B"/>
          <table:table-header-rows>
            <table:table-row>
              <table:table-cell table:style-name="Table6.A1" office:value-type="string">
                <text:p text:style-name="P116">item_type</text:p>
              </table:table-cell>
              <table:table-cell table:style-name="Table6.A1" office:value-type="string">
                <text:p text:style-name="P116">loans</text:p>
              </table:table-cell>
            </table:table-row>
          </table:table-header-rows>
          <table:table-row>
            <table:table-cell table:style-name="Table6.A2" office:value-type="string">
              <text:p text:style-name="P117">Book</text:p>
            </table:table-cell>
            <table:table-cell table:style-name="Table6.A2" office:value-type="string">
              <text:p text:style-name="P117">124500</text:p>
            </table:table-cell>
          </table:table-row>
          <table:table-row>
            <table:table-cell table:style-name="Table6.A2" office:value-type="string">
              <text:p text:style-name="P117">AV</text:p>
            </table:table-cell>
            <table:table-cell table:style-name="Table6.A2" office:value-type="string">
              <text:p text:style-name="P117">38420</text:p>
            </table:table-cell>
          </table:table-row>
          <table:table-row>
            <table:table-cell table:style-name="Table6.A4" office:value-type="string">
              <text:p text:style-name="P117">Equipment</text:p>
            </table:table-cell>
            <table:table-cell table:style-name="Table6.B4" office:value-type="string">
              <text:p text:style-name="P118">2120</text:p>
            </table:table-cell>
          </table:table-row>
        </table:table>
        <text:h text:style-name="P164" text:outline-level="4">Loans by borrower category</text:h>
        <table:table table:name="Table7" table:style-name="Table7">
          <table:table-column table:style-name="Table7.A"/>
          <table:table-column table:style-name="Table7.B"/>
          <table:table-header-rows>
            <table:table-row>
              <table:table-cell table:style-name="Table7.A1" office:value-type="string">
                <text:p text:style-name="P116">category</text:p>
              </table:table-cell>
              <table:table-cell table:style-name="Table7.A1" office:value-type="string">
                <text:p text:style-name="P116">loans</text:p>
              </table:table-cell>
            </table:table-row>
          </table:table-header-rows>
          <table:table-row>
            <table:table-cell table:style-name="Table7.A2" office:value-type="string">
              <text:p text:style-name="P117">UG</text:p>
            </table:table-cell>
            <table:table-cell table:style-name="Table7.A2" office:value-type="string">
              <text:p text:style-name="P117">74210</text:p>
            </table:table-cell>
          </table:table-row>
          <table:table-row>
            <table:table-cell table:style-name="Table7.A2" office:value-type="string">
              <text:p text:style-name="P117">PG</text:p>
            </table:table-cell>
            <table:table-cell table:style-name="Table7.A2" office:value-type="string">
              <text:p text:style-name="P117">48230</text:p>
            </table:table-cell>
          </table:table-row>
          <table:table-row>
            <table:table-cell table:style-name="Table7.A2" office:value-type="string">
              <text:p text:style-name="P117">Staff</text:p>
            </table:table-cell>
            <table:table-cell table:style-name="Table7.A2" office:value-type="string">
              <text:p text:style-name="P117">11420</text:p>
            </table:table-cell>
          </table:table-row>
          <table:table-row>
            <table:table-cell table:style-name="Table7.A5" office:value-type="string">
              <text:p text:style-name="P117">External</text:p>
            </table:table-cell>
            <table:table-cell table:style-name="Table7.B5" office:value-type="string">
              <text:p text:style-name="P118">2120</text:p>
            </table:table-cell>
          </table:table-row>
        </table:table>
        <text:p text:style-name="P160"/>
        <text:h text:style-name="P142" text:outline-level="3"><text:span text:style-name="Strong_20_Emphasis"><text:span text:style-name="T20">D. Performance &amp; Demand Widgets</text:span></text:span></text:h>
        <text:p text:style-name="P119"><text:span text:style-name="Strong_20_Emphasis"><text:span text:style-name="T5">File:</text:span></text:span><text:span text:style-name="T4"> </text:span><text:span text:style-name="Source_20_Text"><text:span text:style-name="T6">performance_&lt;YYYY-MM&gt;.csv</text:span></text:span></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6">metric</text:p>
              </table:table-cell>
              <table:table-cell table:style-name="Table8.A1" office:value-type="string">
                <text:p text:style-name="P116">value</text:p>
              </table:table-cell>
              <table:table-cell table:style-name="Table8.A1" office:value-type="string">
                <text:p text:style-name="P116">period_start</text:p>
              </table:table-cell>
              <table:table-cell table:style-name="Table8.A1" office:value-type="string">
                <text:p text:style-name="P116">period_end</text:p>
              </table:table-cell>
              <table:table-cell table:style-name="Table8.A1" office:value-type="string">
                <text:p text:style-name="P116">notes</text:p>
              </table:table-cell>
            </table:table-row>
          </table:table-header-rows>
          <table:table-row>
            <table:table-cell table:style-name="Table8.A2" office:value-type="string">
              <text:p text:style-name="P117">average_loan_duration</text:p>
            </table:table-cell>
            <table:table-cell table:style-name="Table8.A2" office:value-type="string">
              <text:p text:style-name="P117">12.3</text:p>
            </table:table-cell>
            <table:table-cell table:style-name="Table8.A2" office:value-type="string">
              <text:p text:style-name="P117">2026-01-01</text:p>
            </table:table-cell>
            <table:table-cell table:style-name="Table8.A2" office:value-type="string">
              <text:p text:style-name="P117">2026-01-31</text:p>
            </table:table-cell>
            <table:table-cell table:style-name="Table8.A2" office:value-type="string">
              <text:p text:style-name="P117">days</text:p>
            </table:table-cell>
          </table:table-row>
          <text:soft-page-break/>
          <table:table-row>
            <table:table-cell table:style-name="Table8.A2" office:value-type="string">
              <text:p text:style-name="P117">holds_placed</text:p>
            </table:table-cell>
            <table:table-cell table:style-name="Table8.A2" office:value-type="string">
              <text:p text:style-name="P117">1024</text:p>
            </table:table-cell>
            <table:table-cell table:style-name="Table8.A2" office:value-type="string">
              <text:p text:style-name="P117">2026-01-01</text:p>
            </table:table-cell>
            <table:table-cell table:style-name="Table8.A2" office:value-type="string">
              <text:p text:style-name="P117">2026-01-31</text:p>
            </table:table-cell>
            <table:table-cell table:style-name="Table8.A2" office:value-type="string">
              <text:p text:style-name="P165"/>
            </table:table-cell>
          </table:table-row>
          <table:table-row>
            <table:table-cell table:style-name="Table8.A2" office:value-type="string">
              <text:p text:style-name="P117">holds_fill_rate</text:p>
            </table:table-cell>
            <table:table-cell table:style-name="Table8.A2" office:value-type="string">
              <text:p text:style-name="P117">0.87</text:p>
            </table:table-cell>
            <table:table-cell table:style-name="Table8.A2" office:value-type="string">
              <text:p text:style-name="P117">2026-01-01</text:p>
            </table:table-cell>
            <table:table-cell table:style-name="Table8.A2" office:value-type="string">
              <text:p text:style-name="P117">2026-01-31</text:p>
            </table:table-cell>
            <table:table-cell table:style-name="Table8.A2" office:value-type="string">
              <text:p text:style-name="P117">fraction 0-1</text:p>
            </table:table-cell>
          </table:table-row>
          <table:table-row>
            <table:table-cell table:style-name="Table8.A5" office:value-type="string">
              <text:p text:style-name="P117">overdue_rate</text:p>
            </table:table-cell>
            <table:table-cell table:style-name="Table8.B5" office:value-type="string">
              <text:p text:style-name="P117">0.045</text:p>
            </table:table-cell>
            <table:table-cell table:style-name="Table8.B5" office:value-type="string">
              <text:p text:style-name="P117">2026-01-01</text:p>
            </table:table-cell>
            <table:table-cell table:style-name="Table8.B5" office:value-type="string">
              <text:p text:style-name="P117">2026-01-31</text:p>
            </table:table-cell>
            <table:table-cell table:style-name="Table8.E5" office:value-type="string">
              <text:p text:style-name="P118">fraction 0-1</text:p>
            </table:table-cell>
          </table:table-row>
        </table:table>
        <text:p text:style-name="P160"/>
        <text:h text:style-name="P121" text:outline-level="2">3. File Naming Recommendations</text:h>
        <text:list text:style-name="L95">
          <text:list-item>
            <text:p text:style-name="P166"><text:span text:style-name="Strong_20_Emphasis"><text:span text:style-name="T5">Use period in filename</text:span></text:span><text:span text:style-name="T4">: </text:span><text:span text:style-name="Source_20_Text"><text:span text:style-name="T6">kpis_circulation_2026-01.csv</text:span></text:span></text:p>
          </text:list-item>
          <text:list-item>
            <text:p text:style-name="P167">Makes it easy for local Node scripts to pick the latest CSV.</text:p>
          </text:list-item>
          <text:list-item>
            <text:p text:style-name="P166"><text:span text:style-name="T4">Optional: add </text:span><text:span text:style-name="Source_20_Text"><text:span text:style-name="T6">v1</text:span></text:span><text:span text:style-name="T4"> if schema changes later: </text:span><text:span text:style-name="Source_20_Text"><text:span text:style-name="T6">kpis_circulation_2026-01_v1.csv</text:span></text:span><text:span text:style-name="T4">.</text:span></text:p>
          </text:list-item>
        </text:list>
        <text:p text:style-name="P120"/>
        <text:h text:style-name="P121" text:outline-level="2">4. Additional Contract Notes</text:h>
        <text:list text:style-name="L96">
          <text:list-item>
            <text:p text:style-name="P168"><text:span text:style-name="T4">All numeric fields must </text:span><text:span text:style-name="Strong_20_Emphasis"><text:span text:style-name="T5">not</text:span></text:span><text:span text:style-name="T4"> include commas, currency symbols, or percent signs.</text:span></text:p>
            <text:list>
              <text:list-item>
                <text:p text:style-name="P168"><text:span text:style-name="T4">Example: </text:span><text:span text:style-name="Source_20_Text"><text:span text:style-name="T6">14.86</text:span></text:span><text:span text:style-name="T4"> not </text:span><text:span text:style-name="Source_20_Text"><text:span text:style-name="T6">14.86%</text:span></text:span></text:p>
              </text:list-item>
              <text:list-item>
                <text:p text:style-name="P169">Node script can format for dashboard display.</text:p>
              </text:list-item>
            </text:list>
          </text:list-item>
          <text:list-item>
            <text:p text:style-name="P169">Optional notes column for explanation (e.g., “includes renewals”).</text:p>
          </text:list-item>
          <text:list-item>
            <text:p text:style-name="P169">Timestamps in UTC for consistency with Koha cron output.</text:p>
          </text:list-item>
          <text:list-item>
            <text:p text:style-name="P168"><text:span text:style-name="T4">Scripts should </text:span><text:span text:style-name="Strong_20_Emphasis"><text:span text:style-name="T5">fail safely</text:span></text:span><text:span text:style-name="T4"> if mandatory columns are missing.</text:span></text:p>
          </text:list-item>
          <text:list-item>
            <text:p text:style-name="P169">One row per KPI / one row per branch/item_type/etc.</text:p>
            <text:list>
              <text:list-item>
                <text:p text:style-name="P169">Avoid combining multiple metrics in a single row.</text:p>
              </text:list-item>
            </text:list>
          </text:list-item>
        </text:list>
        <text:p text:style-name="P120"/>
        <text:p text:style-name="P123">This contract gives you:</text:p>
        <text:list text:style-name="L97">
          <text:list-item>
            <text:p text:style-name="P170"><text:span text:style-name="Strong_20_Emphasis"><text:span text:style-name="T5">Predictable parsing</text:span></text:span><text:span text:style-name="T4"> (Node scripts can map headers → JSON fields).</text:span></text:p>
          </text:list-item>
          <text:list-item>
            <text:p text:style-name="P170"><text:span text:style-name="Strong_20_Emphasis"><text:span text:style-name="T5">Separation of concerns</text:span></text:span><text:span text:style-name="T4">: each CSV maps to a KPI category or widget.</text:span></text:p>
          </text:list-item>
          <text:list-item>
            <text:p text:style-name="P170"><text:span text:style-name="Strong_20_Emphasis"><text:span text:style-name="T5">Future-proofing</text:span></text:span><text:span text:style-name="T4">: can add columns like </text:span><text:span text:style-name="Source_20_Text"><text:span text:style-name="T6">previous_period_value</text:span></text:span><text:span text:style-name="T4"> for trends later.</text:span></text:p>
          </text:list-item>
        </text:list>
        <text:p text:style-name="P120"/>
        <text:p text:style-name="P119"><text:span text:style-name="T4">If you like, I can </text:span><text:span text:style-name="Strong_20_Emphasis"><text:span text:style-name="T5">sketch the Node transform script</text:span></text:span><text:span text:style-name="T4"> next that:</text:span></text:p>
        <text:list text:style-name="L98">
          <text:list-item>
            <text:p text:style-name="P171"><text:soft-page-break/>Reads these CSVs</text:p>
          </text:list-item>
          <text:list-item>
            <text:p text:style-name="P172"><text:span text:style-name="T4">Converts them into </text:span><text:span text:style-name="Strong_20_Emphasis"><text:span text:style-name="Source_20_Text"><text:span text:style-name="T6">dashboard.json</text:span></text:span></text:span></text:p>
          </text:list-item>
          <text:list-item>
            <text:p text:style-name="P172"><text:span text:style-name="T4">Automatically populates </text:span><text:span text:style-name="Source_20_Text"><text:span text:style-name="T6">meta</text:span></text:span><text:span text:style-name="T4">, </text:span><text:span text:style-name="Source_20_Text"><text:span text:style-name="T6">kpis[]</text:span></text:span><text:span text:style-name="T4">, and </text:span><text:span text:style-name="Source_20_Text"><text:span text:style-name="T6">widgets[]</text:span></text:span></text:p>
          </text:list-item>
        </text:list>
        <text:p text:style-name="P119"><text:span text:style-name="T4">It would be essentially </text:span><text:span text:style-name="Strong_20_Emphasis"><text:span text:style-name="T5">ready to run with a cron-triggered CSV inbox</text:span></text:span><text:span text:style-name="T4">.</text:span></text:p>
        <text:p text:style-name="P173">Do you want me to do that next?</text:p>
        <text:section text:style-name="Sect1" text:name="thread-bottom-container">
          <text:p text:style-name="P174"/>
          <text:section text:style-name="Sect1" text:name="thread-bottom">
            <text:p text:style-name="P175"/>
            <text:section text:style-name="Sect1" text:name="prompt-textarea">
              <text:p text:style-name="P175"/>
            </text:section>
            <text:section text:style-name="Sect1" text:name="radix-_R_4prceej5a58ttd33ih6kcm_">
              <text:p text:style-name="P176">Attach</text:p>
            </text:section>
            <text:p text:style-name="P177">Search</text:p>
            <text:p text:style-name="P177">Study</text:p>
            <text:p text:style-name="P177">Create image</text:p>
            <text:p text:style-name="P178">Voice</text:p>
          </text:section>
          <text:p text:style-name="P179">ChatGPT can make mistakes. Check important info. See Cookie Preferences.</text:p>
        </text:section>
        <text:p text:style-name="P180"><draw:frame draw:style-name="fr1" draw:name="Frame23" text:anchor-type="char" svg:width="0.041cm" draw:z-index="22"><draw:text-box fo:min-height="0.041cm"><text:p text:style-name="P181"/></draw:text-box></draw:frame></text:p>
      </text:section>
      <text:p text:style-name="P182"><draw:frame draw:style-name="fr1" draw:name="live-region-assertive" text:anchor-type="char" svg:width="0.041cm" draw:z-index="23"><draw:text-box fo:min-height="0.041cm"><text:p text:style-name="P181"/></draw:text-box></draw:frame><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ui-sans-serif" svg:font-family="ui-sans-serif, apple-system, system-ui, 'Segoe UI', Helvetica, 'Apple Color Emoji', Arial, sans-serif,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9T22:32:41.562383786</meta:creation-date>
    <dc:date>2026-01-30T23:45:28.057800128</dc:date>
    <meta:editing-duration>P1DT1H2M33S</meta:editing-duration>
    <meta:editing-cycles>1</meta:editing-cycles>
    <meta:document-statistic meta:table-count="8" meta:image-count="0" meta:object-count="0" meta:page-count="44" meta:paragraph-count="926" meta:word-count="5554" meta:character-count="33676" meta:non-whitespace-character-count="29176"/>
    <meta:generator>LibreOffice/25.2.3.2$Linux_AARCH64 LibreOffice_project/520$Build-2</meta:generator>
  </office:meta>
</office:document-meta>
</file>